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face style:name="Noto Sans Mono CJK SC" svg:font-family="'Noto Sans Mono CJK SC'" style:font-family-generic="modern" style:font-pitch="fixed"/>
    <style:font-face style:name="Noto Sans Mono1" svg:font-family="'Noto Sans Mono'" style:font-family-generic="swiss" style:font-pitch="variable"/>
    <style:font-face style:name="Noto Sans Mono2"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family-generic="swiss" style:font-pitch="variable"/>
    <style:font-face style:name="Source Sans Pro1" svg:font-family="'Source Sans Pro'" style:font-adornments="Regular" style:font-family-generic="swiss"/>
    <style:font-face style:name="Source Sans Pro2" svg:font-family="'Source Sans Pro'" style:font-adornments="Regular" style:font-family-generic="swiss" style:font-pitch="variable"/>
    <style:font-face style:name="Ubuntu" svg:font-family="Ubuntu" style:font-pitch="variable"/>
    <style:font-face style:name="Ubuntu Mono" svg:font-family="'Ubuntu Mono'" style:font-pitch="fixed"/>
    <style:font-face style:name="Ubuntu1" svg:font-family="Ubuntu" style:font-adornments="Regular" style:font-pitch="variable"/>
  </office:font-face-decls>
  <office:automatic-styles>
    <style:style style:name="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P2" style:family="paragraph" style:parent-style-name="Standard">
      <style:paragraph-properties fo:text-align="justify" style:justify-single-word="false"/>
      <style:text-properties style:font-name="Ubuntu" fo:font-size="6pt" officeooo:paragraph-rsid="00732628" style:font-size-asian="6pt" style:font-size-complex="6pt"/>
    </style:style>
    <style:style style:name="P3" style:family="paragraph" style:parent-style-name="Standard">
      <style:paragraph-properties fo:text-align="justify" style:justify-single-word="false" fo:break-before="page"/>
      <style:text-properties style:font-name="Ubuntu" fo:font-size="6pt" officeooo:paragraph-rsid="0086a034" style:font-size-asian="6pt" style:font-size-complex="6pt"/>
    </style:style>
    <style:style style:name="P4" style:family="paragraph" style:parent-style-name="Standard">
      <style:paragraph-properties fo:text-align="justify" style:justify-single-word="false" fo:break-before="page"/>
      <style:text-properties style:font-name="Ubuntu" fo:font-size="6pt" officeooo:paragraph-rsid="00dab741" style:font-size-asian="6pt" style:font-size-complex="6pt"/>
    </style:style>
    <style:style style:name="P5" style:family="paragraph" style:parent-style-name="Standard">
      <style:paragraph-properties fo:text-align="justify" style:justify-single-word="false"/>
      <style:text-properties style:font-name="Ubuntu" fo:font-size="6pt" officeooo:paragraph-rsid="00ecb8cb" style:font-size-asian="6pt" style:font-size-complex="6pt"/>
    </style:style>
    <style:style style:name="P6" style:family="paragraph" style:parent-style-name="Standard">
      <style:paragraph-properties fo:text-align="justify" style:justify-single-word="false" fo:break-before="page"/>
      <style:text-properties style:font-name="Ubuntu" fo:font-size="6pt" officeooo:paragraph-rsid="012a5ffe" style:font-size-asian="6pt" style:font-size-complex="6pt"/>
    </style:style>
    <style:style style:name="P7" style:family="paragraph" style:parent-style-name="Standard">
      <style:text-properties style:font-name="Noto Sans Mono1" fo:font-size="7pt" fo:font-weight="bold" style:font-size-asian="7pt" style:font-weight-asian="bold" style:font-size-complex="7pt" style:font-weight-complex="bold"/>
    </style:style>
    <style:style style:name="P8" style:family="paragraph" style:parent-style-name="Standard">
      <style:paragraph-properties fo:text-align="center" style:justify-single-word="false"/>
      <style:text-properties style:font-name="Noto Sans Mono1" fo:font-size="7pt" fo:font-weight="bold" style:font-size-asian="7pt" style:font-weight-asian="bold" style:font-size-complex="7pt" style:font-weight-complex="bold"/>
    </style:style>
    <style:style style:name="P9" style:family="paragraph" style:parent-style-name="Standard">
      <style:text-properties style:font-name="Noto Sans Mono1" fo:font-size="6pt" fo:font-weight="bold" officeooo:rsid="00ef197f" officeooo:paragraph-rsid="00ef197f" style:font-size-asian="6pt" style:font-weight-asian="bold" style:font-size-complex="6pt" style:font-weight-complex="bold"/>
    </style:style>
    <style:style style:name="P10" style:family="paragraph" style:parent-style-name="Standard">
      <style:text-properties style:font-name="Noto Sans Mono1" fo:font-size="6pt" fo:font-weight="bold" officeooo:paragraph-rsid="00d3583e" style:font-size-asian="6pt" style:font-weight-asian="bold" style:font-size-complex="6pt" style:font-weight-complex="bold"/>
    </style:style>
    <style:style style:name="P11" style:family="paragraph" style:parent-style-name="Standard">
      <style:text-properties style:font-name="Noto Sans Mono1" fo:font-size="6pt" fo:font-weight="bold" officeooo:rsid="00d3583e" officeooo:paragraph-rsid="00d3583e" style:font-size-asian="6pt" style:font-weight-asian="bold" style:font-size-complex="6pt" style:font-weight-complex="bold"/>
    </style:style>
    <style:style style:name="P12" style:family="paragraph" style:parent-style-name="Standard">
      <style:text-properties style:font-name="Noto Sans Mono1" fo:font-size="6pt" fo:font-weight="bold" officeooo:rsid="00d3583e" officeooo:paragraph-rsid="00ecb8cb" style:font-size-asian="6pt" style:font-weight-asian="bold" style:font-size-complex="6pt" style:font-weight-complex="bold"/>
    </style:style>
    <style:style style:name="P13" style:family="paragraph" style:parent-style-name="Standard">
      <style:paragraph-properties fo:text-align="justify" style:justify-single-word="false"/>
      <style:text-properties style:font-name="Noto Sans Mono1" fo:font-size="6pt" officeooo:paragraph-rsid="00d3583e" style:font-size-asian="6pt" style:font-size-complex="6pt"/>
    </style:style>
    <style:style style:name="P14" style:family="paragraph" style:parent-style-name="Standard">
      <style:paragraph-properties fo:text-align="justify" style:justify-single-word="false"/>
      <style:text-properties style:font-name="Noto Sans Mono1" fo:font-size="6pt" officeooo:paragraph-rsid="00ecb8cb" style:font-size-asian="6pt" style:font-size-complex="6pt"/>
    </style:style>
    <style:style style:name="P15" style:family="paragraph" style:parent-style-name="Standard">
      <style:paragraph-properties fo:text-align="justify" style:justify-single-word="false"/>
      <style:text-properties style:font-name="Noto Sans Mono1" fo:font-size="6pt" officeooo:paragraph-rsid="00ee075e" style:font-size-asian="6pt" style:font-size-complex="6pt"/>
    </style:style>
    <style:style style:name="P16" style:family="paragraph" style:parent-style-name="Standard">
      <style:paragraph-properties fo:text-align="justify" style:justify-single-word="false"/>
      <style:text-properties style:font-name="Noto Sans Mono1" fo:font-size="6pt" officeooo:paragraph-rsid="00f0dc31" style:font-size-asian="6pt" style:font-size-complex="6pt"/>
    </style:style>
    <style:style style:name="P17" style:family="paragraph" style:parent-style-name="Standard">
      <style:paragraph-properties fo:text-align="justify" style:justify-single-word="false"/>
      <style:text-properties style:font-name="Noto Sans Mono1" fo:font-size="6pt" officeooo:paragraph-rsid="00f2354e" style:font-size-asian="6pt" style:font-size-complex="6pt"/>
    </style:style>
    <style:style style:name="P18" style:family="paragraph" style:parent-style-name="Standard">
      <style:paragraph-properties fo:text-align="justify" style:justify-single-word="false"/>
      <style:text-properties style:font-name="Noto Sans Mono1" fo:font-size="6pt" officeooo:paragraph-rsid="010b4860" style:font-size-asian="6pt" style:font-size-complex="6pt"/>
    </style:style>
    <style:style style:name="P19" style:family="paragraph" style:parent-style-name="Standard">
      <style:text-properties style:font-name="Noto Sans Mono1" fo:font-size="6pt" officeooo:paragraph-rsid="00d3583e" style:font-size-asian="6pt" style:font-size-complex="6pt"/>
    </style:style>
    <style:style style:name="P20" style:family="paragraph" style:parent-style-name="Standard">
      <style:text-properties style:font-name="Noto Sans Mono1" fo:font-size="6pt" officeooo:paragraph-rsid="00dab741" style:font-size-asian="6pt" style:font-size-complex="6pt"/>
    </style:style>
    <style:style style:name="P21" style:family="paragraph" style:parent-style-name="Standard">
      <style:text-properties style:font-name="Noto Sans Mono1" fo:font-size="6pt" officeooo:paragraph-rsid="00ecb8cb" style:font-size-asian="6pt" style:font-size-complex="6pt"/>
    </style:style>
    <style:style style:name="P22" style:family="paragraph" style:parent-style-name="Standard">
      <style:paragraph-properties fo:break-before="page"/>
      <style:text-properties style:font-name="Noto Sans Mono1" fo:font-size="6pt" officeooo:paragraph-rsid="00ecb8cb" style:font-size-asian="6pt" style:font-size-complex="6pt"/>
    </style:style>
    <style:style style:name="P23" style:family="paragraph" style:parent-style-name="Standard">
      <style:text-properties style:font-name="Noto Sans Mono1" fo:font-size="6pt" officeooo:paragraph-rsid="00ed1d24" style:font-size-asian="6pt" style:font-size-complex="6pt"/>
    </style:style>
    <style:style style:name="P24" style:family="paragraph" style:parent-style-name="Standard">
      <style:text-properties style:font-name="Noto Sans Mono1" fo:font-size="6pt" officeooo:paragraph-rsid="00ee075e" style:font-size-asian="6pt" style:font-size-complex="6pt"/>
    </style:style>
    <style:style style:name="P25" style:family="paragraph" style:parent-style-name="Standard">
      <style:text-properties style:font-name="Noto Sans Mono1" fo:font-size="6pt" officeooo:rsid="00eefb4e" officeooo:paragraph-rsid="00eefb4e" style:font-size-asian="6pt" style:font-size-complex="6pt"/>
    </style:style>
    <style:style style:name="P26" style:family="paragraph" style:parent-style-name="Standard">
      <style:text-properties style:font-name="Noto Sans Mono1" fo:font-size="6pt" officeooo:rsid="00ef197f" officeooo:paragraph-rsid="00ef197f" style:font-size-asian="6pt" style:font-size-complex="6pt"/>
    </style:style>
    <style:style style:name="P27" style:family="paragraph" style:parent-style-name="Standard">
      <style:text-properties style:font-name="Noto Sans Mono1" fo:font-size="6pt" officeooo:paragraph-rsid="00f0dc31" style:font-size-asian="6pt" style:font-size-complex="6pt"/>
    </style:style>
    <style:style style:name="P28" style:family="paragraph" style:parent-style-name="Standard">
      <style:text-properties style:font-name="Noto Sans Mono1" fo:font-size="6pt" officeooo:paragraph-rsid="00f2354e" style:font-size-asian="6pt" style:font-size-complex="6pt"/>
    </style:style>
    <style:style style:name="P29" style:family="paragraph" style:parent-style-name="Standard">
      <style:text-properties style:font-name="Noto Sans Mono1" fo:font-size="6pt" officeooo:paragraph-rsid="010b4860" style:font-size-asian="6pt" style:font-size-complex="6pt"/>
    </style:style>
    <style:style style:name="P30" style:family="paragraph" style:parent-style-name="Standard">
      <style:text-properties style:font-name="Noto Sans Mono1" fo:font-size="6pt" officeooo:paragraph-rsid="010b965a" style:font-size-asian="6pt" style:font-size-complex="6pt"/>
    </style:style>
    <style:style style:name="P31" style:family="paragraph" style:parent-style-name="Standard">
      <style:text-properties style:font-name="Noto Sans Mono1" fo:font-size="6pt" officeooo:paragraph-rsid="010e3774" style:font-size-asian="6pt" style:font-size-complex="6pt"/>
    </style:style>
    <style:style style:name="P32" style:family="paragraph" style:parent-style-name="Standard">
      <style:paragraph-properties fo:break-before="page"/>
      <style:text-properties style:font-name="Noto Sans Mono1" fo:font-size="6pt" officeooo:paragraph-rsid="010e3774" style:font-size-asian="6pt" style:font-size-complex="6pt"/>
    </style:style>
    <style:style style:name="P33" style:family="paragraph" style:parent-style-name="Standard">
      <style:paragraph-properties fo:text-align="justify" style:justify-single-word="false"/>
      <style:text-properties style:font-name="Noto Sans Mono1" fo:font-size="6pt" fo:font-weight="normal" officeooo:rsid="00ed1d24" officeooo:paragraph-rsid="00ecb8cb" style:font-size-asian="6pt" style:font-weight-asian="normal" style:font-size-complex="6pt" style:font-weight-complex="normal"/>
    </style:style>
    <style:style style:name="P34" style:family="paragraph" style:parent-style-name="Standard">
      <style:paragraph-properties fo:text-align="justify" style:justify-single-word="false"/>
      <style:text-properties style:font-name="Noto Sans Mono1" fo:font-size="6pt" fo:font-weight="normal" officeooo:rsid="00ed1d24" officeooo:paragraph-rsid="00ee075e" style:font-size-asian="6pt" style:font-weight-asian="normal" style:font-size-complex="6pt" style:font-weight-complex="normal"/>
    </style:style>
    <style:style style:name="P35" style:family="paragraph" style:parent-style-name="Standard">
      <style:text-properties style:font-name="Noto Sans Mono1" fo:font-size="6pt" fo:font-weight="normal" officeooo:rsid="00eefb4e" officeooo:paragraph-rsid="00eefb4e" style:font-size-asian="6pt" style:font-weight-asian="normal" style:font-size-complex="6pt" style:font-weight-complex="normal"/>
    </style:style>
    <style:style style:name="P36" style:family="paragraph" style:parent-style-name="Standard">
      <style:text-properties style:font-name="Noto Sans Mono1" fo:font-size="6pt" fo:font-weight="normal" officeooo:rsid="00ef197f" officeooo:paragraph-rsid="00eefb4e" style:font-size-asian="6pt" style:font-weight-asian="normal" style:font-size-complex="6pt" style:font-weight-complex="normal"/>
    </style:style>
    <style:style style:name="P37" style:family="paragraph" style:parent-style-name="Standard">
      <style:text-properties style:font-name="Noto Sans Mono1" fo:font-size="6pt" fo:font-weight="normal" officeooo:rsid="00ef197f" officeooo:paragraph-rsid="00ef197f" style:font-size-asian="6pt" style:font-weight-asian="normal" style:font-size-complex="6pt" style:font-weight-complex="normal"/>
    </style:style>
    <style:style style:name="P3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9.999cm"/>
        </style:tab-stops>
      </style:paragraph-properties>
      <style:text-properties style:font-name="Source Sans Pro" fo:font-size="6pt" officeooo:paragraph-rsid="0094baed" style:font-size-asian="6pt" style:font-size-complex="6pt"/>
    </style:style>
    <style:style style:name="P3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Source Sans Pro" fo:font-size="6pt" style:font-size-asian="6pt" style:font-size-complex="6pt"/>
    </style:style>
    <style:style style:name="P40" style:family="paragraph" style:parent-style-name="Standard">
      <style:paragraph-properties fo:text-align="justify" style:justify-single-word="false"/>
      <style:text-properties style:font-name="Source Sans Pro" fo:font-size="6pt" style:font-size-asian="6pt" style:font-size-complex="6pt"/>
    </style:style>
    <style:style style:name="P41" style:family="paragraph" style:parent-style-name="Standard">
      <style:paragraph-properties fo:text-align="justify" style:justify-single-word="false"/>
      <style:text-properties style:font-name="Source Sans Pro" fo:font-size="6pt" officeooo:paragraph-rsid="0097c695" style:font-size-asian="6pt" style:font-size-complex="6pt"/>
    </style:style>
    <style:style style:name="P42" style:family="paragraph" style:parent-style-name="Standard">
      <style:paragraph-properties fo:text-align="justify" style:justify-single-word="false"/>
      <style:text-properties style:font-name="Source Sans Pro" fo:font-size="6pt" officeooo:paragraph-rsid="00e416c3" style:font-size-asian="6pt" style:font-size-complex="6pt"/>
    </style:style>
    <style:style style:name="P43" style:family="paragraph" style:parent-style-name="Standard">
      <loext:graphic-properties draw:fill="none"/>
      <style:paragraph-properties fo:margin-left="0.499cm" fo:margin-right="0cm" fo:text-align="justify" style:justify-single-word="false" fo:text-indent="-0.499cm" style:auto-text-indent="false" fo:background-color="transparent"/>
      <style:text-properties style:font-name="Source Sans Pro" fo:font-size="6pt" officeooo:paragraph-rsid="011ebe34" style:font-size-asian="6pt" style:font-size-complex="6pt"/>
    </style:style>
    <style:style style:name="P4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Source Sans Pro" fo:font-size="6pt" officeooo:paragraph-rsid="011ebe34" style:font-size-asian="6pt" style:font-size-complex="6pt"/>
    </style:style>
    <style:style style:name="P45" style:family="paragraph" style:parent-style-name="Standard">
      <style:paragraph-properties fo:text-align="justify" style:justify-single-word="false"/>
      <style:text-properties style:font-name="Source Sans Pro" fo:font-size="6pt" officeooo:paragraph-rsid="011ebe34" style:font-size-asian="6pt" style:font-size-complex="6pt"/>
    </style:style>
    <style:style style:name="P46" style:family="paragraph" style:parent-style-name="Standard">
      <style:paragraph-properties fo:text-align="justify" style:justify-single-word="false"/>
      <style:text-properties style:font-name="Source Sans Pro" fo:font-size="6pt" officeooo:paragraph-rsid="00a7c379" style:font-size-asian="6pt" style:font-size-complex="6pt"/>
    </style:style>
    <style:style style:name="P47" style:family="paragraph" style:parent-style-name="Standard">
      <style:paragraph-properties fo:text-align="justify" style:justify-single-word="false"/>
      <style:text-properties style:font-name="Source Sans Pro" fo:font-size="6pt" officeooo:paragraph-rsid="0056d0c7" style:font-size-asian="6pt" style:font-size-complex="6pt"/>
    </style:style>
    <style:style style:name="P48" style:family="paragraph" style:parent-style-name="Standard">
      <style:paragraph-properties fo:text-align="justify" style:justify-single-word="false"/>
      <style:text-properties style:font-name="Source Sans Pro" fo:font-size="6pt" officeooo:paragraph-rsid="00b79a8b" style:font-size-asian="6pt" style:font-size-complex="6pt"/>
    </style:style>
    <style:style style:name="P49" style:family="paragraph" style:parent-style-name="Standard">
      <style:paragraph-properties fo:text-align="justify" style:justify-single-word="false"/>
      <style:text-properties style:font-name="Source Sans Pro" fo:font-size="6pt" officeooo:paragraph-rsid="006b4958" style:font-size-asian="6pt" style:font-size-complex="6pt"/>
    </style:style>
    <style:style style:name="P50" style:family="paragraph" style:parent-style-name="Standard">
      <style:paragraph-properties fo:text-align="justify" style:justify-single-word="false"/>
      <style:text-properties style:font-name="Source Sans Pro" fo:font-size="6pt" officeooo:paragraph-rsid="00c6c3f7" style:font-size-asian="6pt" style:font-size-complex="6pt"/>
    </style:style>
    <style:style style:name="P51" style:family="paragraph" style:parent-style-name="Standard">
      <style:paragraph-properties fo:text-align="justify" style:justify-single-word="false"/>
      <style:text-properties style:font-name="Source Sans Pro" fo:font-size="6pt" officeooo:paragraph-rsid="00c92c0a" style:font-size-asian="6pt" style:font-size-complex="6pt"/>
    </style:style>
    <style:style style:name="P52" style:family="paragraph" style:parent-style-name="Standard">
      <style:paragraph-properties fo:text-align="justify" style:justify-single-word="false" fo:break-before="page"/>
      <style:text-properties style:font-name="Source Sans Pro" fo:font-size="6pt" officeooo:paragraph-rsid="00cdf2c2" style:font-size-asian="6pt" style:font-size-complex="6pt"/>
    </style:style>
    <style:style style:name="P53" style:family="paragraph" style:parent-style-name="Standard">
      <style:paragraph-properties fo:text-align="justify" style:justify-single-word="false"/>
      <style:text-properties style:font-name="Source Sans Pro" fo:font-size="6pt" officeooo:paragraph-rsid="00d1b2ef" style:font-size-asian="6pt" style:font-size-complex="6pt"/>
    </style:style>
    <style:style style:name="P54" style:family="paragraph" style:parent-style-name="Standard">
      <style:paragraph-properties fo:text-align="justify" style:justify-single-word="false"/>
      <style:text-properties style:font-name="Source Sans Pro" fo:font-size="6pt" officeooo:paragraph-rsid="00d45c70" style:font-size-asian="6pt" style:font-size-complex="6pt"/>
    </style:style>
    <style:style style:name="P55" style:family="paragraph" style:parent-style-name="Standard">
      <style:paragraph-properties fo:text-align="justify" style:justify-single-word="false"/>
      <style:text-properties style:font-name="Source Sans Pro" fo:font-size="6pt" officeooo:paragraph-rsid="00d3583e" style:font-size-asian="6pt" style:font-size-complex="6pt"/>
    </style:style>
    <style:style style:name="P56" style:family="paragraph" style:parent-style-name="Standard">
      <style:paragraph-properties fo:text-align="justify" style:justify-single-word="false"/>
      <style:text-properties style:font-name="Source Sans Pro" fo:font-size="6pt" officeooo:paragraph-rsid="00d5694e" style:font-size-asian="6pt" style:font-size-complex="6pt"/>
    </style:style>
    <style:style style:name="P57" style:family="paragraph" style:parent-style-name="Standard">
      <style:paragraph-properties fo:text-align="justify" style:justify-single-word="false"/>
      <style:text-properties style:font-name="Source Sans Pro" fo:font-size="6pt" officeooo:paragraph-rsid="00732628" style:font-size-asian="6pt" style:font-size-complex="6pt"/>
    </style:style>
    <style:style style:name="P58" style:family="paragraph" style:parent-style-name="Standard">
      <style:paragraph-properties fo:text-align="justify" style:justify-single-word="false"/>
      <style:text-properties style:font-name="Source Sans Pro" fo:font-size="6pt" officeooo:paragraph-rsid="00d709ed" style:font-size-asian="6pt" style:font-size-complex="6pt"/>
    </style:style>
    <style:style style:name="P59" style:family="paragraph" style:parent-style-name="Standard">
      <style:paragraph-properties fo:text-align="justify" style:justify-single-word="false"/>
      <style:text-properties style:font-name="Source Sans Pro" fo:font-size="6pt" officeooo:paragraph-rsid="00d96e8b" style:font-size-asian="6pt" style:font-size-complex="6pt"/>
    </style:style>
    <style:style style:name="P60" style:family="paragraph" style:parent-style-name="Standard">
      <style:paragraph-properties fo:text-align="justify" style:justify-single-word="false"/>
      <style:text-properties style:font-name="Source Sans Pro" fo:font-size="6pt" officeooo:paragraph-rsid="00dc790e" style:font-size-asian="6pt" style:font-size-complex="6pt"/>
    </style:style>
    <style:style style:name="P61" style:family="paragraph" style:parent-style-name="Standard">
      <style:paragraph-properties fo:text-align="justify" style:justify-single-word="false"/>
      <style:text-properties style:font-name="Source Sans Pro" fo:font-size="6pt" officeooo:paragraph-rsid="0086a034" style:font-size-asian="6pt" style:font-size-complex="6pt"/>
    </style:style>
    <style:style style:name="P6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Source Sans Pro" fo:font-size="6pt" officeooo:paragraph-rsid="00dee2e0" style:font-size-asian="6pt" style:font-size-complex="6pt"/>
    </style:style>
    <style:style style:name="P63" style:family="paragraph" style:parent-style-name="Standard">
      <style:paragraph-properties fo:text-align="justify" style:justify-single-word="false"/>
      <style:text-properties style:font-name="Source Sans Pro" fo:font-size="6pt" officeooo:paragraph-rsid="00dee2e0" style:font-size-asian="6pt" style:font-size-complex="6pt"/>
    </style:style>
    <style:style style:name="P64" style:family="paragraph" style:parent-style-name="Standard">
      <style:paragraph-properties fo:text-align="justify" style:justify-single-word="false"/>
      <style:text-properties style:font-name="Source Sans Pro" fo:font-size="6pt" officeooo:paragraph-rsid="008a3842" style:font-size-asian="6pt" style:font-size-complex="6pt"/>
    </style:style>
    <style:style style:name="P65" style:family="paragraph" style:parent-style-name="Standard">
      <style:paragraph-properties fo:text-align="justify" style:justify-single-word="false" fo:break-before="page"/>
      <style:text-properties style:font-name="Source Sans Pro" fo:font-size="6pt" officeooo:paragraph-rsid="008a3842" style:font-size-asian="6pt" style:font-size-complex="6pt"/>
    </style:style>
    <style:style style:name="P66" style:family="paragraph" style:parent-style-name="Standard">
      <style:paragraph-properties fo:text-align="justify" style:justify-single-word="false"/>
      <style:text-properties style:font-name="Source Sans Pro" fo:font-size="6pt" officeooo:paragraph-rsid="00ecb8cb" style:font-size-asian="6pt" style:font-size-complex="6pt"/>
    </style:style>
    <style:style style:name="P67" style:family="paragraph" style:parent-style-name="Standard">
      <style:paragraph-properties fo:text-align="justify" style:justify-single-word="false"/>
      <style:text-properties style:font-name="Source Sans Pro" fo:font-size="6pt" officeooo:paragraph-rsid="00efeece" style:font-size-asian="6pt" style:font-size-complex="6pt"/>
    </style:style>
    <style:style style:name="P68" style:family="paragraph" style:parent-style-name="Standard">
      <style:paragraph-properties fo:text-align="justify" style:justify-single-word="false"/>
      <style:text-properties style:font-name="Source Sans Pro" fo:font-size="6pt" officeooo:paragraph-rsid="00f47cc5" style:font-size-asian="6pt" style:font-size-complex="6pt"/>
    </style:style>
    <style:style style:name="P69" style:family="paragraph" style:parent-style-name="Standard">
      <style:paragraph-properties fo:text-align="justify" style:justify-single-word="false"/>
      <style:text-properties style:font-name="Source Sans Pro" fo:font-size="6pt" officeooo:paragraph-rsid="008b716c" style:font-size-asian="6pt" style:font-size-complex="6pt"/>
    </style:style>
    <style:style style:name="P70" style:family="paragraph" style:parent-style-name="Standard">
      <style:paragraph-properties fo:text-align="justify" style:justify-single-word="false"/>
      <style:text-properties style:font-name="Source Sans Pro" fo:font-size="6pt" officeooo:paragraph-rsid="00f82100" style:font-size-asian="6pt" style:font-size-complex="6pt"/>
    </style:style>
    <style:style style:name="P7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Source Sans Pro" fo:font-size="6pt" officeooo:paragraph-rsid="00f82100" style:font-size-asian="6pt" style:font-size-complex="6pt"/>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ource Sans Pro" fo:font-size="6pt" officeooo:paragraph-rsid="00f82100" style:font-size-asian="6pt" style:font-size-complex="6pt"/>
    </style:style>
    <style:style style:name="P73" style:family="paragraph" style:parent-style-name="Standard">
      <style:paragraph-properties fo:text-align="justify" style:justify-single-word="false"/>
      <style:text-properties style:font-name="Source Sans Pro" fo:font-size="6pt" officeooo:paragraph-rsid="008b9177" style:font-size-asian="6pt" style:font-size-complex="6pt"/>
    </style:style>
    <style:style style:name="P74" style:family="paragraph" style:parent-style-name="Standard">
      <style:paragraph-properties fo:text-align="justify" style:justify-single-word="false"/>
      <style:text-properties style:font-name="Source Sans Pro" fo:font-size="6pt" officeooo:paragraph-rsid="008e04e5" style:font-size-asian="6pt" style:font-size-complex="6pt"/>
    </style:style>
    <style:style style:name="P75" style:family="paragraph" style:parent-style-name="Standard">
      <style:paragraph-properties fo:text-align="justify" style:justify-single-word="false"/>
      <style:text-properties style:font-name="Source Sans Pro" fo:font-size="6pt" officeooo:paragraph-rsid="00fbc2a7" style:font-size-asian="6pt" style:font-size-complex="6pt"/>
    </style:style>
    <style:style style:name="P76" style:family="paragraph" style:parent-style-name="Standard">
      <style:paragraph-properties fo:text-align="justify" style:justify-single-word="false"/>
      <style:text-properties style:font-name="Source Sans Pro" fo:font-size="6pt" officeooo:paragraph-rsid="00fd566e" style:font-size-asian="6pt" style:font-size-complex="6pt"/>
    </style:style>
    <style:style style:name="P77" style:family="paragraph" style:parent-style-name="Standard">
      <style:paragraph-properties fo:text-align="justify" style:justify-single-word="false"/>
      <style:text-properties style:font-name="Source Sans Pro" fo:font-size="6pt" officeooo:paragraph-rsid="00fed561" style:font-size-asian="6pt" style:font-size-complex="6pt"/>
    </style:style>
    <style:style style:name="P78" style:family="paragraph" style:parent-style-name="Standard">
      <style:paragraph-properties fo:text-align="justify" style:justify-single-word="false"/>
      <style:text-properties style:font-name="Source Sans Pro" fo:font-size="6pt" officeooo:paragraph-rsid="0103805f" style:font-size-asian="6pt" style:font-size-complex="6pt"/>
    </style:style>
    <style:style style:name="P79" style:family="paragraph" style:parent-style-name="Standard">
      <style:paragraph-properties fo:text-align="justify" style:justify-single-word="false"/>
      <style:text-properties style:font-name="Source Sans Pro" fo:font-size="6pt" officeooo:paragraph-rsid="0107de00" style:font-size-asian="6pt" style:font-size-complex="6pt"/>
    </style:style>
    <style:style style:name="P80" style:family="paragraph" style:parent-style-name="Standard">
      <style:paragraph-properties fo:text-align="justify" style:justify-single-word="false"/>
      <style:text-properties style:font-name="Source Sans Pro" fo:font-size="6pt" officeooo:paragraph-rsid="010b4860" style:font-size-asian="6pt" style:font-size-complex="6pt"/>
    </style:style>
    <style:style style:name="P81" style:family="paragraph" style:parent-style-name="Standard">
      <style:paragraph-properties fo:text-align="justify" style:justify-single-word="false"/>
      <style:text-properties style:font-name="Source Sans Pro" fo:font-size="6pt" officeooo:paragraph-rsid="010b965a" style:font-size-asian="6pt" style:font-size-complex="6pt"/>
    </style:style>
    <style:style style:name="P82" style:family="paragraph" style:parent-style-name="Standard">
      <style:paragraph-properties fo:text-align="justify" style:justify-single-word="false"/>
      <style:text-properties style:font-name="Source Sans Pro" fo:font-size="6pt" officeooo:paragraph-rsid="010f2ea4" style:font-size-asian="6pt" style:font-size-complex="6pt"/>
    </style:style>
    <style:style style:name="P83" style:family="paragraph" style:parent-style-name="Standard">
      <style:paragraph-properties fo:text-align="justify" style:justify-single-word="false"/>
      <style:text-properties style:font-name="Source Sans Pro" fo:font-size="6pt" officeooo:paragraph-rsid="01109331" style:font-size-asian="6pt" style:font-size-complex="6pt"/>
    </style:style>
    <style:style style:name="P84" style:family="paragraph" style:parent-style-name="Standard">
      <style:paragraph-properties fo:text-align="justify" style:justify-single-word="false"/>
      <style:text-properties style:font-name="Source Sans Pro" fo:font-size="6pt" officeooo:paragraph-rsid="0112c8b8" style:font-size-asian="6pt" style:font-size-complex="6pt"/>
    </style:style>
    <style:style style:name="P85" style:family="paragraph" style:parent-style-name="Standard">
      <style:paragraph-properties fo:text-align="justify" style:justify-single-word="false"/>
      <style:text-properties style:font-name="Source Sans Pro" fo:font-size="6pt" officeooo:paragraph-rsid="01176370" style:font-size-asian="6pt" style:font-size-complex="6pt"/>
    </style:style>
    <style:style style:name="P86" style:family="paragraph" style:parent-style-name="Standard">
      <style:paragraph-properties fo:text-align="justify" style:justify-single-word="false"/>
      <style:text-properties style:font-name="Source Sans Pro" fo:font-size="6pt" officeooo:paragraph-rsid="0118208f" style:font-size-asian="6pt" style:font-size-complex="6pt"/>
    </style:style>
    <style:style style:name="P87" style:family="paragraph" style:parent-style-name="Standard">
      <style:paragraph-properties fo:text-align="justify" style:justify-single-word="false"/>
      <style:text-properties style:font-name="Source Sans Pro" fo:font-size="6pt" officeooo:paragraph-rsid="011a137e" style:font-size-asian="6pt" style:font-size-complex="6pt"/>
    </style:style>
    <style:style style:name="P88" style:family="paragraph" style:parent-style-name="Standard">
      <style:paragraph-properties fo:text-align="justify" style:justify-single-word="false" fo:break-before="page"/>
      <style:text-properties style:font-name="Source Sans Pro" fo:font-size="6pt" officeooo:paragraph-rsid="011a137e" style:font-size-asian="6pt" style:font-size-complex="6pt"/>
    </style:style>
    <style:style style:name="P89" style:family="paragraph" style:parent-style-name="Standard">
      <style:paragraph-properties fo:text-align="justify" style:justify-single-word="false"/>
      <style:text-properties style:font-name="Source Sans Pro" fo:font-size="6pt" officeooo:rsid="00c2efca" officeooo:paragraph-rsid="00c2efca" style:font-size-asian="6pt" style:font-size-complex="6pt"/>
    </style:style>
    <style:style style:name="P90" style:family="paragraph" style:parent-style-name="Standard">
      <style:paragraph-properties fo:text-align="justify" style:justify-single-word="false"/>
      <style:text-properties style:font-name="Source Sans Pro" fo:font-size="6pt" officeooo:rsid="00e9cd86" officeooo:paragraph-rsid="00e9cd86" style:font-size-asian="6pt" style:font-size-complex="6pt"/>
    </style:style>
    <style:style style:name="P91" style:family="paragraph" style:parent-style-name="Standard">
      <style:paragraph-properties fo:text-align="justify" style:justify-single-word="false"/>
      <style:text-properties style:font-name="Source Sans Pro" fo:font-size="6pt" officeooo:rsid="00e9cd86" officeooo:paragraph-rsid="012a5ffe" style:font-size-asian="6pt" style:font-size-complex="6pt"/>
    </style:style>
    <style:style style:name="P92" style:family="paragraph" style:parent-style-name="Standard">
      <style:paragraph-properties fo:text-align="justify" style:justify-single-word="false"/>
      <style:text-properties style:font-name="Source Sans Pro" fo:font-size="6pt" officeooo:rsid="00e9cd86" officeooo:paragraph-rsid="0131f859" style:font-size-asian="6pt" style:font-size-complex="6pt"/>
    </style:style>
    <style:style style:name="P93" style:family="paragraph" style:parent-style-name="Standard">
      <style:paragraph-properties fo:text-align="justify" style:justify-single-word="false"/>
      <style:text-properties style:font-name="Source Sans Pro" fo:font-size="6pt" officeooo:rsid="00e9cd86" officeooo:paragraph-rsid="0132979a" style:font-size-asian="6pt" style:font-size-complex="6pt"/>
    </style:style>
    <style:style style:name="P94" style:family="paragraph" style:parent-style-name="Standard">
      <style:paragraph-properties fo:text-align="justify" style:justify-single-word="false"/>
      <style:text-properties style:font-name="Source Sans Pro" fo:font-size="6pt" officeooo:rsid="00e9cd86" officeooo:paragraph-rsid="0134659e" style:font-size-asian="6pt" style:font-size-complex="6pt"/>
    </style:style>
    <style:style style:name="P95" style:family="paragraph" style:parent-style-name="Standard">
      <style:text-properties style:font-name="Source Sans Pro" fo:font-size="6pt" officeooo:paragraph-rsid="010b965a" style:font-size-asian="6pt" style:font-size-complex="6pt"/>
    </style:style>
    <style:style style:name="P96" style:family="paragraph" style:parent-style-name="Standard">
      <style:paragraph-properties fo:text-align="justify" style:justify-single-word="false"/>
      <style:text-properties style:font-name="Source Sans Pro" fo:font-size="6pt" fo:font-style="italic" officeooo:rsid="00e9cd86" officeooo:paragraph-rsid="00e9cd86" style:font-size-asian="6pt" style:font-style-asian="italic" style:font-size-complex="6pt" style:font-style-complex="italic"/>
    </style:style>
    <style:style style:name="P97" style:family="paragraph" style:parent-style-name="Standard">
      <style:paragraph-properties fo:text-align="justify" style:justify-single-word="false"/>
      <style:text-properties style:font-name="Source Sans Pro" fo:font-size="6pt" fo:font-style="italic" officeooo:rsid="00e9cd86" officeooo:paragraph-rsid="012a5ffe" style:font-size-asian="6pt" style:font-style-asian="italic" style:font-size-complex="6pt" style:font-style-complex="italic"/>
    </style:style>
    <style:style style:name="P98" style:family="paragraph" style:parent-style-name="Standard">
      <style:paragraph-properties fo:text-align="justify" style:justify-single-word="false"/>
      <style:text-properties style:font-name="Source Sans Pro" fo:font-size="6pt" fo:font-style="italic" officeooo:paragraph-rsid="0086a034" style:font-size-asian="6pt" style:font-style-asian="italic" style:font-size-complex="6pt" style:font-style-complex="italic"/>
    </style:style>
    <style:style style:name="P99" style:family="paragraph" style:parent-style-name="Standard">
      <style:paragraph-properties fo:text-align="justify" style:justify-single-word="false"/>
      <style:text-properties style:font-name="Source Sans Pro" fo:font-size="6pt" fo:font-style="normal" officeooo:rsid="0092c802" officeooo:paragraph-rsid="012a5ffe" style:font-size-asian="6pt" style:font-style-asian="normal" style:font-size-complex="6pt" style:font-style-complex="normal"/>
    </style:style>
    <style:style style:name="P100" style:family="paragraph" style:parent-style-name="Standard">
      <style:paragraph-properties fo:text-align="justify" style:justify-single-word="false"/>
      <style:text-properties style:font-name="Source Sans Pro" fo:font-size="7pt" style:font-size-asian="7pt" style:font-size-complex="7pt"/>
    </style:style>
    <style:style style:name="P101" style:family="paragraph" style:parent-style-name="Standard">
      <style:paragraph-properties fo:text-align="justify" style:justify-single-word="false"/>
      <style:text-properties style:font-name="Source Sans Pro" fo:font-size="7pt" fo:font-weight="bold" style:font-size-asian="7pt" style:font-weight-asian="bold" style:font-size-complex="7pt" style:font-weight-complex="bold"/>
    </style:style>
    <style:style style:name="P102" style:family="paragraph" style:parent-style-name="Standard">
      <loext:graphic-properties draw:fill="none"/>
      <style:paragraph-properties fo:margin-left="0.499cm" fo:margin-right="0cm" fo:text-align="justify" style:justify-single-word="false" fo:text-indent="-0.499cm" style:auto-text-indent="false" fo:background-color="transparent"/>
      <style:text-properties style:font-name="Source Sans Pro" officeooo:paragraph-rsid="011ebe34"/>
    </style:style>
    <style:style style:name="P103" style:family="paragraph" style:parent-style-name="Standard">
      <style:paragraph-properties fo:text-align="justify" style:justify-single-word="false" fo:break-before="page"/>
      <style:text-properties style:font-name="Source Sans Pro" officeooo:paragraph-rsid="00b4c071"/>
    </style:style>
    <style:style style:name="P104" style:family="paragraph" style:parent-style-name="Heading_20_1" style:list-style-name="Numbering_20_123" style:master-page-name="">
      <loext:graphic-properties draw:fill="none"/>
      <style:paragraph-properties fo:margin-left="0cm" fo:margin-right="0cm" fo:margin-top="0.423cm" fo:margin-bottom="0.212cm" style:contextual-spacing="false" fo:text-indent="1cm" style:auto-text-indent="false" style:page-number="auto" fo:background-color="transparent" fo:keep-with-next="always">
        <style:tab-stops/>
      </style:paragraph-properties>
    </style:style>
    <style:style style:name="P105" style:family="paragraph" style:parent-style-name="Heading_20_2" style:list-style-name="Numbering_20_123"/>
    <style:style style:name="P106" style:family="paragraph" style:parent-style-name="Heading_20_2" style:list-style-name="Numbering_20_123">
      <style:text-properties officeooo:paragraph-rsid="011a137e"/>
    </style:style>
    <style:style style:name="P107" style:family="paragraph" style:parent-style-name="Heading_20_2" style:list-style-name="Numbering_20_123">
      <style:paragraph-properties text:number-lines="true" text:line-number="1"/>
      <style:text-properties style:font-name="Noto Sans Mono1" officeooo:rsid="001ae064"/>
    </style:style>
    <style:style style:name="P108" style:family="paragraph" style:parent-style-name="Heading_20_2" style:list-style-name="Numbering_20_123">
      <style:text-properties fo:font-size="7pt" style:font-size-asian="7pt" style:font-size-complex="7pt"/>
    </style:style>
    <style:style style:name="P109" style:family="paragraph" style:parent-style-name="Standard" style:master-page-name="">
      <style:paragraph-properties fo:text-align="justify" style:justify-single-word="false" style:page-number="auto"/>
    </style:style>
    <style:style style:name="P110"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13c9b0b"/>
    </style:style>
    <style:style style:name="P111"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afe2fe"/>
    </style:style>
    <style:style style:name="P112"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e416c3"/>
    </style:style>
    <style:style style:name="P113"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e7e5df"/>
    </style:style>
    <style:style style:name="P114"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11ebe34"/>
    </style:style>
    <style:style style:name="P115"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b79a8b"/>
    </style:style>
    <style:style style:name="P116"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style:font-name="Source Sans Pro" officeooo:paragraph-rsid="00b79a8b"/>
    </style:style>
    <style:style style:name="P117"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bb7c20"/>
    </style:style>
    <style:style style:name="P118"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c12626"/>
    </style:style>
    <style:style style:name="P119"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11ebe34"/>
    </style:style>
    <style:style style:name="P120"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style:font-name="Source Sans Pro" officeooo:paragraph-rsid="011ebe34"/>
    </style:style>
    <style:style style:name="P121"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123020a"/>
    </style:style>
    <style:style style:name="P122"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13c9b0b"/>
    </style:style>
    <style:style style:name="P123"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13c9b0b"/>
    </style:style>
    <style:style style:name="P124"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style:font-name="Source Sans Pro" officeooo:paragraph-rsid="013c9b0b"/>
    </style:style>
    <style:style style:name="P125" style:family="paragraph" style:parent-style-name="Standard">
      <loext:graphic-properties draw:fill="none"/>
      <style:paragraph-properties fo:margin-left="0.499cm" fo:margin-right="0cm" fo:text-align="justify" style:justify-single-word="false" fo:text-indent="-0.499cm" style:auto-text-indent="false" fo:background-color="transparent"/>
      <style:text-properties style:font-name="Source Sans Pro" officeooo:paragraph-rsid="013c9b0b"/>
    </style:style>
    <style:style style:name="P12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Source Sans Pro" officeooo:paragraph-rsid="013c9b0b"/>
    </style:style>
    <style:style style:name="P127" style:family="paragraph" style:parent-style-name="Standard">
      <style:paragraph-properties fo:text-align="justify" style:justify-single-word="false"/>
      <style:text-properties style:font-name="Source Sans Pro" officeooo:paragraph-rsid="00ada1cd"/>
    </style:style>
    <style:style style:name="P128" style:family="paragraph" style:parent-style-name="Standard" style:list-style-name="List_20_1">
      <loext:graphic-properties draw:fill="none"/>
      <style:paragraph-properties fo:margin-left="0.499cm" fo:margin-right="0cm" fo:text-align="justify" style:justify-single-word="false" fo:text-indent="-0.499cm" style:auto-text-indent="false" fo:background-color="transparent"/>
      <style:text-properties style:font-name="Source Sans Pro" fo:font-size="6pt" officeooo:paragraph-rsid="00e416c3" style:font-size-asian="6pt" style:font-size-complex="6pt"/>
    </style:style>
    <style:style style:name="P129" style:family="paragraph" style:parent-style-name="Standard" style:list-style-name="List_20_1">
      <loext:graphic-properties draw:fill="none"/>
      <style:paragraph-properties fo:margin-left="0.499cm" fo:margin-right="0cm" fo:text-align="justify" style:justify-single-word="false" fo:text-indent="-0.499cm" style:auto-text-indent="false" fo:background-color="transparent"/>
      <style:text-properties style:font-name="Source Sans Pro" fo:font-size="6pt" officeooo:paragraph-rsid="011ebe34" style:font-size-asian="6pt" style:font-size-complex="6pt"/>
    </style:style>
    <style:style style:name="P13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Source Sans Pro" fo:font-size="6pt" officeooo:paragraph-rsid="013747fb" style:font-size-asian="6pt" style:font-size-complex="6pt"/>
    </style:style>
    <style:style style:name="P131" style:family="paragraph" style:parent-style-name="Standard">
      <style:paragraph-properties fo:text-align="justify" style:justify-single-word="false"/>
      <style:text-properties style:font-name="Source Sans Pro" fo:font-size="6pt" officeooo:paragraph-rsid="0097c695" style:font-size-asian="6pt" style:font-size-complex="6pt"/>
    </style:style>
    <style:style style:name="P132" style:family="paragraph" style:parent-style-name="Standard">
      <style:paragraph-properties fo:text-align="justify" style:justify-single-word="false"/>
      <style:text-properties style:font-name="Source Sans Pro" fo:font-size="6pt" style:font-size-asian="6pt" style:font-size-complex="6pt"/>
    </style:style>
    <style:style style:name="P133" style:family="paragraph" style:parent-style-name="Standard">
      <loext:graphic-properties draw:fill="none"/>
      <style:paragraph-properties fo:margin-left="0.499cm" fo:margin-right="0cm" fo:text-align="justify" style:justify-single-word="false" fo:text-indent="-0.499cm" style:auto-text-indent="false" fo:background-color="transparent"/>
      <style:text-properties style:font-name="Source Sans Pro" fo:font-size="6pt" officeooo:paragraph-rsid="013c9b0b" style:font-size-asian="6pt" style:font-size-complex="6pt"/>
    </style:style>
    <style:style style:name="P134" style:family="paragraph" style:parent-style-name="Standard">
      <style:paragraph-properties fo:text-align="justify" style:justify-single-word="false"/>
      <style:text-properties style:font-name="Source Sans Pro" fo:font-size="6pt" officeooo:paragraph-rsid="013c9b0b" style:font-size-asian="6pt" style:font-size-complex="6pt"/>
    </style:style>
    <style:style style:name="P135" style:family="paragraph" style:parent-style-name="Standard">
      <style:paragraph-properties fo:text-align="justify" style:justify-single-word="false"/>
      <style:text-properties style:font-name="Source Sans Pro" fo:font-size="6pt" officeooo:paragraph-rsid="014382c8" style:font-size-asian="6pt" style:font-size-complex="6pt"/>
    </style:style>
    <style:style style:name="P136" style:family="paragraph" style:parent-style-name="Standard">
      <style:paragraph-properties fo:text-align="justify" style:justify-single-word="false" fo:break-before="page"/>
      <style:text-properties style:font-name="Source Sans Pro" fo:font-size="6pt" officeooo:paragraph-rsid="00a656a7" style:font-size-asian="6pt" style:font-size-complex="6pt"/>
    </style:style>
    <style:style style:name="P137" style:family="paragraph" style:parent-style-name="Standard">
      <style:paragraph-properties fo:text-align="justify" style:justify-single-word="false"/>
      <style:text-properties style:font-name="Source Sans Pro" fo:font-size="6pt" officeooo:paragraph-rsid="01458697" style:font-size-asian="6pt" style:font-size-complex="6pt"/>
    </style:style>
    <style:style style:name="P138" style:family="paragraph" style:parent-style-name="Standard">
      <style:paragraph-properties fo:text-align="justify" style:justify-single-word="false"/>
      <style:text-properties style:font-name="Source Sans Pro" fo:font-size="6pt" officeooo:paragraph-rsid="01463e9f" style:font-size-asian="6pt" style:font-size-complex="6pt"/>
    </style:style>
    <style:style style:name="P139" style:family="paragraph" style:parent-style-name="Standard">
      <style:paragraph-properties fo:text-align="justify" style:justify-single-word="false"/>
      <style:text-properties style:font-name="Source Sans Pro" fo:font-size="6pt" officeooo:paragraph-rsid="00a7c379" style:font-size-asian="6pt" style:font-size-complex="6pt"/>
    </style:style>
    <style:style style:name="P140" style:family="paragraph" style:parent-style-name="Standard">
      <style:paragraph-properties fo:text-align="justify" style:justify-single-word="false" fo:break-before="page"/>
      <style:text-properties style:font-name="Source Sans Pro" fo:font-size="6pt" officeooo:paragraph-rsid="00a7c379" style:font-size-asian="6pt" style:font-size-complex="6pt"/>
    </style:style>
    <style:style style:name="P141" style:family="paragraph" style:parent-style-name="Standard">
      <style:paragraph-properties fo:text-align="justify" style:justify-single-word="false"/>
      <style:text-properties style:font-name="Source Sans Pro" fo:font-size="6pt" officeooo:paragraph-rsid="014f8a99" style:font-size-asian="6pt" style:font-size-complex="6pt"/>
    </style:style>
    <style:style style:name="P142" style:family="paragraph" style:parent-style-name="Standard">
      <style:paragraph-properties fo:text-align="justify" style:justify-single-word="false"/>
      <style:text-properties style:font-name="Source Sans Pro" fo:font-size="6pt" officeooo:paragraph-rsid="01528c55" style:font-size-asian="6pt" style:font-size-complex="6pt"/>
    </style:style>
    <style:style style:name="P143" style:family="paragraph" style:parent-style-name="Standard">
      <style:paragraph-properties fo:text-align="justify" style:justify-single-word="false"/>
      <style:text-properties style:font-name="Source Sans Pro" fo:font-size="6pt" officeooo:paragraph-rsid="0152b71f" style:font-size-asian="6pt" style:font-size-complex="6pt"/>
    </style:style>
    <style:style style:name="P144" style:family="paragraph" style:parent-style-name="Standard">
      <style:paragraph-properties fo:text-align="justify" style:justify-single-word="false"/>
      <style:text-properties style:font-name="Source Sans Pro" fo:font-size="6pt" officeooo:paragraph-rsid="0152df47" style:font-size-asian="6pt" style:font-size-complex="6pt"/>
    </style:style>
    <style:style style:name="P145" style:family="paragraph" style:parent-style-name="Standard">
      <style:paragraph-properties fo:text-align="justify" style:justify-single-word="false"/>
      <style:text-properties style:font-name="Source Sans Pro" fo:font-size="6pt" officeooo:paragraph-rsid="01531811" style:font-size-asian="6pt" style:font-size-complex="6pt"/>
    </style:style>
    <style:style style:name="P146" style:family="paragraph" style:parent-style-name="Standard">
      <style:paragraph-properties fo:text-align="justify" style:justify-single-word="false"/>
      <style:text-properties style:font-name="Source Sans Pro" fo:font-size="6pt" officeooo:paragraph-rsid="0158af46" style:font-size-asian="6pt" style:font-size-complex="6pt"/>
    </style:style>
    <style:style style:name="P147" style:family="paragraph" style:parent-style-name="Standard">
      <style:paragraph-properties fo:text-align="justify" style:justify-single-word="false"/>
      <style:text-properties style:font-name="Source Sans Pro" fo:font-size="6pt" officeooo:paragraph-rsid="015c0088" style:font-size-asian="6pt" style:font-size-complex="6pt"/>
    </style:style>
    <style:style style:name="P148" style:family="paragraph" style:parent-style-name="Standard">
      <style:paragraph-properties fo:text-align="justify" style:justify-single-word="false"/>
      <style:text-properties style:font-name="Source Sans Pro" fo:font-size="6pt" officeooo:paragraph-rsid="015ec535" style:font-size-asian="6pt" style:font-size-complex="6pt"/>
    </style:style>
    <style:style style:name="P149" style:family="paragraph" style:parent-style-name="Standard">
      <style:paragraph-properties fo:text-align="justify" style:justify-single-word="false"/>
      <style:text-properties style:font-name="Source Sans Pro" fo:font-size="6pt" officeooo:paragraph-rsid="00ada1cd" style:font-size-asian="6pt" style:font-size-complex="6pt"/>
    </style:style>
    <style:style style:name="P150" style:family="paragraph" style:parent-style-name="Standard">
      <style:paragraph-properties fo:text-align="justify" style:justify-single-word="false"/>
      <style:text-properties style:font-name="Source Sans Pro" fo:font-size="6pt" officeooo:paragraph-rsid="0056d0c7" style:font-size-asian="6pt" style:font-size-complex="6pt"/>
    </style:style>
    <style:style style:name="P151" style:family="paragraph" style:parent-style-name="Standard" style:master-page-name="">
      <style:paragraph-properties fo:margin-left="0.499cm" fo:text-align="justify" style:justify-single-word="false" fo:text-indent="0cm" style:auto-text-indent="false" style:page-number="auto"/>
      <style:text-properties style:font-name="Source Sans Pro" fo:font-size="6pt" officeooo:paragraph-rsid="00afe2fe" style:font-size-asian="6pt" style:font-size-complex="6pt"/>
    </style:style>
    <style:style style:name="P152" style:family="paragraph" style:parent-style-name="Standard">
      <style:paragraph-properties fo:text-align="justify" style:justify-single-word="false"/>
      <style:text-properties style:font-name="Source Sans Pro" fo:font-size="6pt" officeooo:paragraph-rsid="015fc985" style:font-size-asian="6pt" style:font-size-complex="6pt"/>
    </style:style>
    <style:style style:name="P153" style:family="paragraph" style:parent-style-name="Standard">
      <style:paragraph-properties fo:text-align="justify" style:justify-single-word="false"/>
      <style:text-properties style:font-name="Source Sans Pro" fo:font-size="6pt" officeooo:paragraph-rsid="01652ba5" style:font-size-asian="6pt" style:font-size-complex="6pt"/>
    </style:style>
    <style:style style:name="P154"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fo:font-size="6pt" officeooo:rsid="00a8dd3f" officeooo:paragraph-rsid="011ebe34" style:font-size-asian="6pt" style:font-size-complex="6pt"/>
    </style:style>
    <style:style style:name="P155"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fo:font-size="6pt" officeooo:rsid="00a8dd3f" officeooo:paragraph-rsid="013c9b0b" style:font-size-asian="6pt" style:font-size-complex="6pt"/>
    </style:style>
    <style:style style:name="P156" style:family="paragraph" style:parent-style-name="Standard">
      <loext:graphic-properties draw:fill="none"/>
      <style:paragraph-properties fo:margin-left="0.499cm" fo:margin-right="0cm" fo:text-align="justify" style:justify-single-word="false" fo:text-indent="-0.499cm" style:auto-text-indent="false" fo:background-color="transparent"/>
      <style:text-properties style:font-name="Source Sans Pro" fo:font-size="6pt" officeooo:rsid="00a8dd3f" officeooo:paragraph-rsid="013c9b0b" style:font-size-asian="6pt" style:font-size-complex="6pt"/>
    </style:style>
    <style:style style:name="P157" style:family="paragraph" style:parent-style-name="Standard">
      <style:paragraph-properties fo:text-align="justify" style:justify-single-word="false"/>
      <style:text-properties style:font-name="Source Sans Pro" fo:font-size="6pt" fo:font-style="italic" officeooo:paragraph-rsid="00ada1cd" style:font-size-asian="6pt" style:font-style-asian="italic" style:font-size-complex="6pt" style:font-style-complex="italic"/>
    </style:style>
    <style:style style:name="P158" style:family="paragraph" style:parent-style-name="Standard" style:master-page-name="">
      <loext:graphic-properties draw:fill="none"/>
      <style:paragraph-properties fo:margin-left="0cm" fo:margin-right="0cm" fo:text-align="justify" style:justify-single-word="false" fo:text-indent="0cm" style:auto-text-indent="false" style:page-number="auto" fo:break-before="page" fo:background-color="transparent"/>
      <style:text-properties style:font-name="Source Sans Pro" officeooo:rsid="0141ca18" officeooo:paragraph-rsid="0141ca18"/>
    </style:style>
    <style:style style:name="P159" style:family="paragraph" style:parent-style-name="Standard">
      <style:paragraph-properties fo:text-align="justify" style:justify-single-word="false"/>
      <style:text-properties style:font-name="Source Sans Pro" fo:font-style="normal" officeooo:paragraph-rsid="00ada1cd" style:font-style-asian="normal" style:font-style-complex="normal"/>
    </style:style>
    <style:style style:name="P160" style:family="paragraph" style:parent-style-name="Standard">
      <style:paragraph-properties fo:text-align="justify" style:justify-single-word="false"/>
      <style:text-properties style:font-name="Source Sans Pro" fo:font-style="normal" officeooo:paragraph-rsid="016234d8" style:font-style-asian="normal" style:font-style-complex="normal"/>
    </style:style>
    <style:style style:name="P161" style:family="paragraph" style:parent-style-name="Standard">
      <loext:graphic-properties draw:fill="none"/>
      <style:paragraph-properties fo:margin-left="0.499cm" fo:margin-right="0cm" fo:text-align="justify" style:justify-single-word="false" fo:text-indent="-0.499cm" style:auto-text-indent="false" fo:background-color="transparent"/>
      <style:text-properties style:font-name="Noto Sans Mono1" officeooo:paragraph-rsid="013c9b0b"/>
    </style:style>
    <style:style style:name="P162" style:family="paragraph" style:parent-style-name="Standard">
      <style:paragraph-properties fo:text-align="justify" style:justify-single-word="false"/>
      <style:text-properties style:font-name="Noto Sans Mono1" fo:font-size="6pt" officeooo:paragraph-rsid="0152df47" style:font-size-asian="6pt" style:font-size-complex="6pt"/>
    </style:style>
    <style:style style:name="P163" style:family="paragraph" style:parent-style-name="Standard">
      <style:paragraph-properties fo:text-align="justify" style:justify-single-word="false"/>
      <style:text-properties style:font-name="Noto Sans Mono1" fo:font-size="6pt" officeooo:paragraph-rsid="00ada1cd" style:font-size-asian="6pt" style:font-size-complex="6pt"/>
    </style:style>
    <style:style style:name="P164" style:family="paragraph">
      <style:text-properties style:font-name="Source Sans Pro"/>
    </style:style>
    <style:style style:name="P165" style:family="paragraph">
      <loext:graphic-properties draw:fill="none" draw:fill-color="#ffffff"/>
      <style:text-properties style:font-name="Source Sans Pro" fo:font-size="6pt" style:font-size-asian="6pt" style:font-size-complex="6pt"/>
    </style:style>
    <style:style style:name="P166" style:family="paragraph">
      <loext:graphic-properties draw:fill="none" draw:fill-color="#ffffff"/>
      <style:text-properties style:font-name="Ubuntu" fo:font-size="6pt" style:font-size-asian="6pt" style:font-size-complex="6pt"/>
    </style:style>
    <style:style style:name="T1" style:family="text">
      <style:text-properties fo:font-weight="normal" style:font-weight-asian="normal" style:font-weight-complex="normal"/>
    </style:style>
    <style:style style:name="T2" style:family="text">
      <style:text-properties fo:font-weight="normal" officeooo:rsid="009e587e" style:font-weight-asian="normal" style:font-weight-complex="normal"/>
    </style:style>
    <style:style style:name="T3" style:family="text">
      <style:text-properties fo:font-weight="normal" officeooo:rsid="002e3f11" style:font-weight-asian="normal" style:font-weight-complex="normal"/>
    </style:style>
    <style:style style:name="T4" style:family="text">
      <style:text-properties fo:font-weight="normal" officeooo:rsid="00ed1d24" style:font-weight-asian="normal" style:font-weight-complex="normal"/>
    </style:style>
    <style:style style:name="T5" style:family="text">
      <style:text-properties fo:font-weight="normal" officeooo:rsid="00ee075e" style:font-weight-asian="normal" style:font-weight-complex="normal"/>
    </style:style>
    <style:style style:name="T6" style:family="text">
      <style:text-properties fo:font-weight="normal" officeooo:rsid="00eefb4e" style:font-weight-asian="normal" style:font-weight-complex="normal"/>
    </style:style>
    <style:style style:name="T7" style:family="text">
      <style:text-properties fo:font-weight="normal" officeooo:rsid="00ef197f" style:font-weight-asian="normal" style:font-weight-complex="normal"/>
    </style:style>
    <style:style style:name="T8" style:family="text">
      <style:text-properties fo:font-weight="normal" officeooo:rsid="00f0dc31" style:font-weight-asian="normal" style:font-weight-complex="normal"/>
    </style:style>
    <style:style style:name="T9" style:family="text">
      <style:text-properties fo:font-weight="normal" officeooo:rsid="00f2354e" style:font-weight-asian="normal" style:font-weight-complex="normal"/>
    </style:style>
    <style:style style:name="T10" style:family="text">
      <style:text-properties fo:font-weight="normal" officeooo:rsid="00f3a9ce" style:font-weight-asian="normal" style:font-weight-complex="normal"/>
    </style:style>
    <style:style style:name="T11" style:family="text">
      <style:text-properties fo:font-weight="normal" officeooo:rsid="010b4860" style:font-weight-asian="normal" style:font-weight-complex="normal"/>
    </style:style>
    <style:style style:name="T12" style:family="text">
      <style:text-properties fo:font-weight="normal" officeooo:rsid="010b965a" style:font-weight-asian="normal" style:font-weight-complex="normal"/>
    </style:style>
    <style:style style:name="T13" style:family="text">
      <style:text-properties fo:font-weight="normal" officeooo:rsid="010e3774" style:font-weight-asian="norm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font-style="italic" officeooo:rsid="006d02e6" style:font-style-asian="italic" style:font-style-complex="italic"/>
    </style:style>
    <style:style style:name="T17" style:family="text">
      <style:text-properties fo:font-style="italic" officeooo:rsid="00d45c70" style:font-style-asian="italic" style:font-style-complex="italic"/>
    </style:style>
    <style:style style:name="T18" style:family="text">
      <style:text-properties fo:font-style="italic" officeooo:rsid="00d709ed" style:font-style-asian="italic" style:font-style-complex="italic"/>
    </style:style>
    <style:style style:name="T19" style:family="text">
      <style:text-properties fo:font-style="italic" officeooo:rsid="00dee2e0" style:font-style-asian="italic" style:font-style-complex="italic"/>
    </style:style>
    <style:style style:name="T20" style:family="text">
      <style:text-properties fo:font-style="italic" officeooo:rsid="00ecb8cb" style:font-style-asian="italic" style:font-style-complex="italic"/>
    </style:style>
    <style:style style:name="T21" style:family="text">
      <style:text-properties fo:font-style="italic" officeooo:rsid="00efeece" style:font-style-asian="italic" style:font-style-complex="italic"/>
    </style:style>
    <style:style style:name="T22" style:family="text">
      <style:text-properties fo:font-style="italic" officeooo:rsid="010b4860" style:font-style-asian="italic" style:font-style-complex="italic"/>
    </style:style>
    <style:style style:name="T23" style:family="text">
      <style:text-properties fo:font-style="italic" officeooo:rsid="010b965a" style:font-style-asian="italic" style:font-style-complex="italic"/>
    </style:style>
    <style:style style:name="T24" style:family="text">
      <style:text-properties fo:font-style="italic" officeooo:rsid="0092c802" style:font-style-asian="italic" style:font-style-complex="italic"/>
    </style:style>
    <style:style style:name="T25" style:family="text">
      <style:text-properties fo:font-style="italic" officeooo:rsid="01458697" style:font-style-asian="italic" style:font-style-complex="italic"/>
    </style:style>
    <style:style style:name="T26" style:family="text">
      <style:text-properties fo:font-style="italic" officeooo:rsid="014c9920" style:font-style-asian="italic" style:font-style-complex="italic"/>
    </style:style>
    <style:style style:name="T27" style:family="text">
      <style:text-properties style:font-name="Noto Sans Mono1" fo:font-size="6pt" fo:font-weight="bold" style:font-size-asian="6pt" style:font-weight-asian="bold" style:font-size-complex="6pt" style:font-weight-complex="bold"/>
    </style:style>
    <style:style style:name="T28" style:family="text">
      <style:text-properties fo:font-weight="bold" style:font-weight-asian="bold" style:font-weight-complex="bold"/>
    </style:style>
    <style:style style:name="T29" style:family="text">
      <style:text-properties fo:font-weight="bold" officeooo:rsid="00dee2e0" style:font-weight-asian="bold" style:font-weight-complex="bold"/>
    </style:style>
    <style:style style:name="T30" style:family="text">
      <style:text-properties fo:font-weight="bold" officeooo:rsid="00ecb8cb" style:font-weight-asian="bold" style:font-weight-complex="bold"/>
    </style:style>
    <style:style style:name="T31" style:family="text">
      <style:text-properties fo:font-weight="bold" officeooo:rsid="00ed1d24" style:font-weight-asian="bold" style:font-weight-complex="bold"/>
    </style:style>
    <style:style style:name="T32" style:family="text">
      <style:text-properties fo:font-weight="bold" officeooo:rsid="00eefb4e" style:font-weight-asian="bold" style:font-weight-complex="bold"/>
    </style:style>
    <style:style style:name="T33" style:family="text">
      <style:text-properties fo:font-weight="bold" officeooo:rsid="00f2354e" style:font-weight-asian="bold" style:font-weight-complex="bold"/>
    </style:style>
    <style:style style:name="T34" style:family="text">
      <style:text-properties fo:font-weight="bold" officeooo:rsid="00f3a9ce" style:font-weight-asian="bold" style:font-weight-complex="bold"/>
    </style:style>
    <style:style style:name="T35" style:family="text">
      <style:text-properties fo:font-weight="bold" officeooo:rsid="00f82100" style:font-weight-asian="bold" style:font-weight-complex="bold"/>
    </style:style>
    <style:style style:name="T36" style:family="text">
      <style:text-properties fo:font-weight="bold" officeooo:rsid="010b4860" style:font-weight-asian="bold" style:font-weight-complex="bold"/>
    </style:style>
    <style:style style:name="T37" style:family="text">
      <style:text-properties fo:font-weight="bold" officeooo:rsid="010e3774" style:font-weight-asian="bold" style:font-weight-complex="bold"/>
    </style:style>
    <style:style style:name="T38" style:family="text">
      <style:text-properties officeooo:rsid="0092c802"/>
    </style:style>
    <style:style style:name="T39" style:family="text">
      <style:text-properties officeooo:rsid="00afb04e"/>
    </style:style>
    <style:style style:name="T40" style:family="text">
      <style:text-properties officeooo:rsid="00b79a8b"/>
    </style:style>
    <style:style style:name="T41" style:family="text">
      <style:text-properties officeooo:rsid="00c4ab82"/>
    </style:style>
    <style:style style:name="T42" style:family="text">
      <style:text-properties officeooo:rsid="00c5bdce"/>
    </style:style>
    <style:style style:name="T43" style:family="text">
      <style:text-properties officeooo:rsid="00c6c3f7"/>
    </style:style>
    <style:style style:name="T44" style:family="text">
      <style:text-properties officeooo:rsid="00c92c0a"/>
    </style:style>
    <style:style style:name="T45" style:family="text">
      <style:text-properties officeooo:rsid="00cab14f"/>
    </style:style>
    <style:style style:name="T46" style:family="text">
      <style:text-properties officeooo:rsid="00cdf2c2"/>
    </style:style>
    <style:style style:name="T47" style:family="text">
      <style:text-properties officeooo:rsid="00cfb57e"/>
    </style:style>
    <style:style style:name="T48" style:family="text">
      <style:text-properties officeooo:rsid="00d1b2ef"/>
    </style:style>
    <style:style style:name="T49" style:family="text">
      <style:text-properties officeooo:rsid="00d3583e"/>
    </style:style>
    <style:style style:name="T50" style:family="text">
      <style:text-properties officeooo:rsid="00d5694e"/>
    </style:style>
    <style:style style:name="T51" style:family="text">
      <style:text-properties officeooo:rsid="00d709ed"/>
    </style:style>
    <style:style style:name="T52" style:family="text">
      <style:text-properties officeooo:rsid="00d96e8b"/>
    </style:style>
    <style:style style:name="T53" style:family="text">
      <style:text-properties officeooo:rsid="00dab741"/>
    </style:style>
    <style:style style:name="T54" style:family="text">
      <style:text-properties fo:font-style="normal" style:font-style-asian="normal" style:font-style-complex="normal"/>
    </style:style>
    <style:style style:name="T55" style:family="text">
      <style:text-properties fo:font-style="normal" officeooo:rsid="00dc790e" style:font-style-asian="normal" style:font-style-complex="normal"/>
    </style:style>
    <style:style style:name="T56" style:family="text">
      <style:text-properties fo:font-style="normal" officeooo:rsid="0118208f" style:font-style-asian="normal" style:font-style-complex="normal"/>
    </style:style>
    <style:style style:name="T57" style:family="text">
      <style:text-properties fo:font-style="normal" officeooo:rsid="011284dd" style:font-style-asian="normal" style:font-style-complex="normal"/>
    </style:style>
    <style:style style:name="T58" style:family="text">
      <style:text-properties fo:font-style="normal" officeooo:rsid="0092c802" style:font-style-asian="normal" style:font-style-complex="normal"/>
    </style:style>
    <style:style style:name="T59" style:family="text">
      <style:text-properties fo:font-style="normal" officeooo:rsid="011b70ef" style:font-style-asian="normal" style:font-style-complex="normal"/>
    </style:style>
    <style:style style:name="T60" style:family="text">
      <style:text-properties fo:font-style="normal" officeooo:rsid="011ca919" style:font-style-asian="normal" style:font-style-complex="normal"/>
    </style:style>
    <style:style style:name="T61" style:family="text">
      <style:text-properties fo:font-style="normal" officeooo:rsid="011ebe34" style:font-style-asian="normal" style:font-style-complex="normal"/>
    </style:style>
    <style:style style:name="T62" style:family="text">
      <style:text-properties fo:font-style="normal" officeooo:rsid="0125ca92" style:font-style-asian="normal" style:font-style-complex="normal"/>
    </style:style>
    <style:style style:name="T63" style:family="text">
      <style:text-properties fo:font-style="normal" officeooo:rsid="01291ab1" style:font-style-asian="normal" style:font-style-complex="normal"/>
    </style:style>
    <style:style style:name="T64" style:family="text">
      <style:text-properties fo:font-style="normal" officeooo:rsid="012a5ffe" style:font-style-asian="normal" style:font-style-complex="normal"/>
    </style:style>
    <style:style style:name="T65" style:family="text">
      <style:text-properties fo:font-style="normal" officeooo:rsid="012c2df8" style:font-style-asian="normal" style:font-style-complex="normal"/>
    </style:style>
    <style:style style:name="T66" style:family="text">
      <style:text-properties fo:font-style="normal" officeooo:rsid="012e41ed" style:font-style-asian="normal" style:font-style-complex="normal"/>
    </style:style>
    <style:style style:name="T67" style:family="text">
      <style:text-properties fo:font-style="normal" officeooo:rsid="01311d2f" style:font-style-asian="normal" style:font-style-complex="normal"/>
    </style:style>
    <style:style style:name="T68" style:family="text">
      <style:text-properties fo:font-style="normal" officeooo:rsid="0131f859" style:font-style-asian="normal" style:font-style-complex="normal"/>
    </style:style>
    <style:style style:name="T69" style:family="text">
      <style:text-properties fo:font-style="normal" officeooo:rsid="0132979a" style:font-style-asian="normal" style:font-style-complex="normal"/>
    </style:style>
    <style:style style:name="T70" style:family="text">
      <style:text-properties fo:font-style="normal" officeooo:rsid="0134659e" style:font-style-asian="normal" style:font-style-complex="normal"/>
    </style:style>
    <style:style style:name="T71" style:family="text">
      <style:text-properties officeooo:rsid="00dd4f8b"/>
    </style:style>
    <style:style style:name="T72" style:family="text">
      <style:text-properties officeooo:rsid="00de6877"/>
    </style:style>
    <style:style style:name="T73" style:family="text">
      <style:text-properties officeooo:rsid="00dee2e0"/>
    </style:style>
    <style:style style:name="T74" style:family="text">
      <style:text-properties officeooo:rsid="00e1789a"/>
    </style:style>
    <style:style style:name="T75" style:family="text">
      <style:text-properties officeooo:rsid="00e353aa"/>
    </style:style>
    <style:style style:name="T76" style:family="text">
      <style:text-properties officeooo:rsid="00e416c3"/>
    </style:style>
    <style:style style:name="T77" style:family="text">
      <style:text-properties officeooo:rsid="00e5547b"/>
    </style:style>
    <style:style style:name="T78" style:family="text">
      <style:text-properties officeooo:rsid="00e995f0"/>
    </style:style>
    <style:style style:name="T79" style:family="text">
      <style:text-properties officeooo:rsid="00eaccc8"/>
    </style:style>
    <style:style style:name="T80" style:family="text">
      <style:text-properties officeooo:rsid="00ecb8cb"/>
    </style:style>
    <style:style style:name="T81" style:family="text">
      <style:text-properties officeooo:rsid="00ed1d24"/>
    </style:style>
    <style:style style:name="T82" style:family="text">
      <style:text-properties officeooo:rsid="00f0dc31"/>
    </style:style>
    <style:style style:name="T83" style:family="text">
      <style:text-properties officeooo:rsid="00f2354e"/>
    </style:style>
    <style:style style:name="T84" style:family="text">
      <style:text-properties officeooo:rsid="00f47cc5"/>
    </style:style>
    <style:style style:name="T85" style:family="text">
      <style:text-properties officeooo:rsid="00f4f070"/>
    </style:style>
    <style:style style:name="T86" style:family="text">
      <style:text-properties officeooo:rsid="00f64716"/>
    </style:style>
    <style:style style:name="T87" style:family="text">
      <style:text-properties officeooo:rsid="00f82100"/>
    </style:style>
    <style:style style:name="T88" style:family="text">
      <style:text-properties officeooo:rsid="00f94a57"/>
    </style:style>
    <style:style style:name="T89" style:family="text">
      <style:text-properties officeooo:rsid="00fadf6f"/>
    </style:style>
    <style:style style:name="T90" style:family="text">
      <style:text-properties officeooo:rsid="00fbc2a7"/>
    </style:style>
    <style:style style:name="T91" style:family="text">
      <style:text-properties officeooo:rsid="00fed561"/>
    </style:style>
    <style:style style:name="T92" style:family="text">
      <style:text-properties officeooo:rsid="0102d15b"/>
    </style:style>
    <style:style style:name="T93" style:family="text">
      <style:text-properties officeooo:rsid="0103805f"/>
    </style:style>
    <style:style style:name="T94" style:family="text">
      <style:text-properties officeooo:rsid="0105477e"/>
    </style:style>
    <style:style style:name="T95" style:family="text">
      <style:text-properties officeooo:rsid="0107de00"/>
    </style:style>
    <style:style style:name="T96" style:family="text">
      <style:text-properties officeooo:rsid="0109a02c"/>
    </style:style>
    <style:style style:name="T97" style:family="text">
      <style:text-properties officeooo:rsid="010b4860"/>
    </style:style>
    <style:style style:name="T98" style:family="text">
      <style:text-properties style:font-name="Noto Sans Mono" fo:font-weight="normal" officeooo:rsid="010b4860" style:font-weight-asian="normal" style:font-weight-complex="normal"/>
    </style:style>
    <style:style style:name="T99" style:family="text">
      <style:text-properties style:font-name="Noto Sans Mono" fo:font-weight="normal" officeooo:rsid="010b965a" style:font-weight-asian="normal" style:font-weight-complex="normal"/>
    </style:style>
    <style:style style:name="T100" style:family="text">
      <style:text-properties style:font-name="Noto Sans Mono" fo:font-weight="normal" officeooo:rsid="010e3774" style:font-weight-asian="normal" style:font-weight-complex="normal"/>
    </style:style>
    <style:style style:name="T101" style:family="text">
      <style:text-properties officeooo:rsid="010c2b34"/>
    </style:style>
    <style:style style:name="T102" style:family="text">
      <style:text-properties officeooo:rsid="010d919a"/>
    </style:style>
    <style:style style:name="T103" style:family="text">
      <style:text-properties officeooo:rsid="010dc023"/>
    </style:style>
    <style:style style:name="T104" style:family="text">
      <style:text-properties officeooo:rsid="010f2ea4"/>
    </style:style>
    <style:style style:name="T105" style:family="text">
      <style:text-properties officeooo:rsid="011284dd"/>
    </style:style>
    <style:style style:name="T106" style:family="text">
      <style:text-properties officeooo:rsid="0112c8b8"/>
    </style:style>
    <style:style style:name="T107" style:family="text">
      <style:text-properties officeooo:rsid="0114cf69"/>
    </style:style>
    <style:style style:name="T108" style:family="text">
      <style:text-properties officeooo:rsid="01176370"/>
    </style:style>
    <style:style style:name="T109" style:family="text">
      <style:text-properties officeooo:rsid="011a137e"/>
    </style:style>
    <style:style style:name="T110" style:family="text">
      <style:text-properties officeooo:rsid="011ebe34"/>
    </style:style>
    <style:style style:name="T111" style:family="text">
      <style:text-properties officeooo:rsid="012a5ffe"/>
    </style:style>
    <style:style style:name="T112" style:family="text">
      <style:text-properties fo:font-size="6pt" style:font-size-asian="6pt" style:font-size-complex="6pt"/>
    </style:style>
    <style:style style:name="T113" style:family="text">
      <style:text-properties fo:font-size="6pt" officeooo:rsid="00afe2fe" style:font-size-asian="6pt" style:font-size-complex="6pt"/>
    </style:style>
    <style:style style:name="T114" style:family="text">
      <style:text-properties fo:font-size="6pt" officeooo:rsid="00b4c071" style:font-size-asian="6pt" style:font-size-complex="6pt"/>
    </style:style>
    <style:style style:name="T115" style:family="text">
      <style:text-properties fo:font-size="6pt" officeooo:rsid="00b79a8b" style:font-size-asian="6pt" style:font-size-complex="6pt"/>
    </style:style>
    <style:style style:name="T116" style:family="text">
      <style:text-properties fo:font-size="6pt" officeooo:rsid="00b9a1d2" style:font-size-asian="6pt" style:font-size-complex="6pt"/>
    </style:style>
    <style:style style:name="T117" style:family="text">
      <style:text-properties fo:font-size="6pt" officeooo:rsid="00bb7c20" style:font-size-asian="6pt" style:font-size-complex="6pt"/>
    </style:style>
    <style:style style:name="T118" style:family="text">
      <style:text-properties fo:font-size="6pt" officeooo:rsid="00bd7567" style:font-size-asian="6pt" style:font-size-complex="6pt"/>
    </style:style>
    <style:style style:name="T119" style:family="text">
      <style:text-properties fo:font-size="6pt" officeooo:rsid="00bf2d09" style:font-size-asian="6pt" style:font-size-complex="6pt"/>
    </style:style>
    <style:style style:name="T120" style:family="text">
      <style:text-properties fo:font-size="6pt" officeooo:rsid="00c12626" style:font-size-asian="6pt" style:font-size-complex="6pt"/>
    </style:style>
    <style:style style:name="T121" style:family="text">
      <style:text-properties fo:font-size="6pt" officeooo:rsid="00cc509f" style:font-size-asian="6pt" style:font-size-complex="6pt"/>
    </style:style>
    <style:style style:name="T122" style:family="text">
      <style:text-properties fo:font-size="6pt" officeooo:rsid="00e5547b" style:font-size-asian="6pt" style:font-size-complex="6pt"/>
    </style:style>
    <style:style style:name="T123" style:family="text">
      <style:text-properties fo:font-size="6pt" officeooo:rsid="00e7e5df" style:font-size-asian="6pt" style:font-size-complex="6pt"/>
    </style:style>
    <style:style style:name="T124" style:family="text">
      <style:text-properties fo:font-size="6pt" officeooo:rsid="011ebe34" style:font-size-asian="6pt" style:font-size-complex="6pt"/>
    </style:style>
    <style:style style:name="T125" style:family="text">
      <style:text-properties fo:font-size="6pt" officeooo:rsid="0120812d" style:font-size-asian="6pt" style:font-size-complex="6pt"/>
    </style:style>
    <style:style style:name="T126" style:family="text">
      <style:text-properties fo:font-size="6pt" officeooo:rsid="012173fb" style:font-size-asian="6pt" style:font-size-complex="6pt"/>
    </style:style>
    <style:style style:name="T127" style:family="text">
      <style:text-properties fo:font-size="6pt" officeooo:rsid="0121f5e2" style:font-size-asian="6pt" style:font-size-complex="6pt"/>
    </style:style>
    <style:style style:name="T128" style:family="text">
      <style:text-properties fo:font-size="6pt" officeooo:rsid="012256d3" style:font-size-asian="6pt" style:font-size-complex="6pt"/>
    </style:style>
    <style:style style:name="T129" style:family="text">
      <style:text-properties fo:font-size="6pt" officeooo:rsid="0123020a" style:font-size-asian="6pt" style:font-size-complex="6pt"/>
    </style:style>
    <style:style style:name="T130" style:family="text">
      <style:text-properties fo:font-size="6pt" officeooo:rsid="0141ca18" style:font-size-asian="6pt" style:font-size-complex="6pt"/>
    </style:style>
    <style:style style:name="T131" style:family="text">
      <style:text-properties fo:font-size="6pt" officeooo:rsid="015edb52" style:font-size-asian="6pt" style:font-size-complex="6pt"/>
    </style:style>
    <style:style style:name="T132" style:family="text">
      <style:text-properties fo:font-size="6pt" fo:font-style="italic" style:font-size-asian="6pt" style:font-style-asian="italic" style:font-size-complex="6pt" style:font-style-complex="italic"/>
    </style:style>
    <style:style style:name="T133" style:family="text">
      <style:text-properties fo:font-size="6pt" fo:font-style="italic" officeooo:rsid="00afe2fe" style:font-size-asian="6pt" style:font-style-asian="italic" style:font-size-complex="6pt" style:font-style-complex="italic"/>
    </style:style>
    <style:style style:name="T134" style:family="text">
      <style:text-properties fo:font-size="6pt" fo:font-style="normal" style:font-size-asian="6pt" style:font-style-asian="normal" style:font-size-complex="6pt" style:font-style-complex="normal"/>
    </style:style>
    <style:style style:name="T135" style:family="text">
      <style:text-properties style:font-name="Source Sans Pro" fo:font-size="6pt" style:font-size-asian="6pt" style:font-size-complex="6pt"/>
    </style:style>
    <style:style style:name="T136" style:family="text">
      <style:text-properties officeooo:rsid="01374755"/>
    </style:style>
    <style:style style:name="T137" style:family="text">
      <style:text-properties officeooo:rsid="013747fb"/>
    </style:style>
    <style:style style:name="T138" style:family="text">
      <style:text-properties officeooo:rsid="0137a275"/>
    </style:style>
    <style:style style:name="T139" style:family="text">
      <style:text-properties officeooo:rsid="01388aab"/>
    </style:style>
    <style:style style:name="T140" style:family="text">
      <style:text-properties style:font-name="Noto Sans Mono1"/>
    </style:style>
    <style:style style:name="T141" style:family="text">
      <style:text-properties style:font-name="Noto Sans Mono1" fo:font-size="6pt" style:font-size-asian="6pt" style:font-size-complex="6pt"/>
    </style:style>
    <style:style style:name="T142" style:family="text">
      <style:text-properties style:font-name="Noto Sans Mono1" fo:font-size="6pt" fo:font-style="italic" style:font-size-asian="6pt" style:font-style-asian="italic" style:font-size-complex="6pt" style:font-style-complex="italic"/>
    </style:style>
    <style:style style:name="T143" style:family="text">
      <style:text-properties style:font-name="Noto Sans Mono1" officeooo:rsid="015c0088"/>
    </style:style>
    <style:style style:name="T144" style:family="text">
      <style:text-properties officeooo:rsid="014130ca"/>
    </style:style>
    <style:style style:name="T145" style:family="text">
      <style:text-properties officeooo:rsid="014382c8"/>
    </style:style>
    <style:style style:name="T146" style:family="text">
      <style:text-properties officeooo:rsid="01463e9f"/>
    </style:style>
    <style:style style:name="T147" style:family="text">
      <style:text-properties officeooo:rsid="0147afda"/>
    </style:style>
    <style:style style:name="T148" style:family="text">
      <style:text-properties officeooo:rsid="014ac003"/>
    </style:style>
    <style:style style:name="T149" style:family="text">
      <style:text-properties officeooo:rsid="014bd662"/>
    </style:style>
    <style:style style:name="T150" style:family="text">
      <style:text-properties officeooo:rsid="014f8a99"/>
    </style:style>
    <style:style style:name="T151" style:family="text">
      <style:text-properties officeooo:rsid="01528c55"/>
    </style:style>
    <style:style style:name="T152" style:family="text">
      <style:text-properties officeooo:rsid="01529364"/>
    </style:style>
    <style:style style:name="T153" style:family="text">
      <style:text-properties officeooo:rsid="0152b71f"/>
    </style:style>
    <style:style style:name="T154" style:family="text">
      <style:text-properties officeooo:rsid="0152df47"/>
    </style:style>
    <style:style style:name="T155" style:family="text">
      <style:text-properties officeooo:rsid="01541b3d"/>
    </style:style>
    <style:style style:name="T156" style:family="text">
      <style:text-properties officeooo:rsid="0158af46"/>
    </style:style>
    <style:style style:name="T157" style:family="text">
      <style:text-properties officeooo:rsid="015c0088"/>
    </style:style>
    <style:style style:name="T158" style:family="text">
      <style:text-properties officeooo:rsid="015edb52"/>
    </style:style>
    <style:style style:name="T159" style:family="text">
      <style:text-properties officeooo:rsid="015fc985"/>
    </style:style>
    <style:style style:name="T160" style:family="text">
      <style:text-properties officeooo:rsid="016062db"/>
    </style:style>
    <style:style style:name="T161" style:family="text">
      <style:text-properties officeooo:rsid="01652ba5"/>
    </style:style>
    <style:style style:name="T162" style:family="text">
      <style:text-properties officeooo:rsid="0165d2ba"/>
    </style:style>
    <style:style style:name="T163" style:family="text">
      <style:text-properties style:font-name="Ubuntu" fo:font-size="6pt" style:font-size-asian="6pt" style:font-size-complex="6pt"/>
    </style:style>
    <text:list-style style:name="L1">
      <text:list-level-style-number text:level="1" text:style-name="Bullet_20_Symbols" loext:num-list-format="(%1%)" style:num-prefix="(" style:num-suffix=")" style:num-format="a">
        <style:list-level-properties text:list-level-position-and-space-mode="label-alignment">
          <style:list-level-label-alignment text:label-followed-by="listtab" text:list-tab-stop-position="0.499cm" fo:text-indent="0.141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
      <text:list text:style-name="Numbering_20_123">
        <text:list-item>
          <text:h text:style-name="P104" text:outline-level="1"><text:bookmark-start text:name="__RefNumPara__690_2573567641"/><text:bookmark-start text:name="__RefHeading___Toc694_2573567641"/>Éléments lexicaux<text:bookmark-end text:name="__RefNumPara__690_2573567641"/><text:bookmark-end text:name="__RefHeading___Toc694_2573567641"/></text:h>
        </text:list-item>
      </text:list>
      <text:p text:style-name="P7"/>
      <text:p text:style-name="P7"/>
      <text:p text:style-name="P38"><draw:frame text:anchor-type="paragraph" draw:z-index="0" draw:name="Text Frame 1" draw:style-name="gr2" draw:text-style-name="P165" svg:width="0.348cm" svg:height="0.384cm" svg:x="9.999cm" svg:y="0cm"><draw:text-box><text:p text:style-name="P164"><text:span text:style-name="T135">1</text:span></text:p></draw:text-box></draw:frame>Le texte d'un programme est constitué des textes d'une ou plusieurs compilations. Le texte d'une compilation est une séquence d'éléments lexicaux, chacun composé de <text:span text:style-name="T136">caractères </text:span>; les règles de composition sont données dans ce chapitre. Les pragmas, qui fournissent certaines informations au compilateur, sont également décrit dans ce chapitre.</text:p>
      <text:p text:style-name="P100"/>
      <text:p text:style-name="P39"><draw:frame text:anchor-type="paragraph" draw:z-index="1" draw:name="Text Frame 2" draw:style-name="gr2" draw:text-style-name="P165" svg:width="0.348cm" svg:height="0.384cm" svg:x="9.999cm" svg:y="0cm"><draw:text-box><text:p text:style-name="P164"><text:span text:style-name="T135">2</text:span></text:p></draw:text-box></draw:frame><text:span text:style-name="T14">Références</text:span><text:span text:style-name="T28"> </text:span>: <text:s/>caractère 2.1, compilation 10.1, élément lexical 2.2, pragma 2.8</text:p>
      <text:p text:style-name="P40"/>
      <text:p text:style-name="P101"/>
      <text:list xml:id="list232040466495012" text:continue-numbering="true" text:style-name="Numbering_20_123">
        <text:list-item>
          <text:list>
            <text:list-item>
              <text:h text:style-name="P107" text:outline-level="2"><text:bookmark-start text:name="__RefHeading___Toc661_2573567641"/>Jeu de caractères<text:bookmark-end text:name="__RefHeading___Toc661_2573567641"/></text:h>
            </text:list-item>
          </text:list>
        </text:list-item>
      </text:list>
      <text:p text:style-name="P40"/>
      <text:p text:style-name="P40"/>
      <text:p text:style-name="P130"><draw:frame text:anchor-type="paragraph" draw:z-index="2" draw:name="Text Frame 3" draw:style-name="gr2" draw:text-style-name="P165" svg:width="0.348cm" svg:height="0.384cm" svg:x="9.999cm" svg:y="0.019cm"><draw:text-box><text:p text:style-name="P164"><text:span text:style-name="T135">1</text:span></text:p></draw:text-box></draw:frame>Les seuls caractères autorisés dans le texte d'un programme sont le<text:span text:style-name="T137">s</text:span> caractères graphique<text:span text:style-name="T137">s </text:span>et <text:span text:style-name="T137">les </text:span><text:span text:style-name="T138">caractères</text:span> de format<text:span text:style-name="T138">tage</text:span>. Chaque caractère graphique correspond à un code unique du jeu de caractères codés ISO à sept bits (norme ISO 646), et est représenté (visuellement) par un symbole graphique. <text:span text:style-name="T137">Certains caractères</text:span> graphique<text:span text:style-name="T137">s</text:span> sont représentés par différents symboles graphiques <text:span text:style-name="T137">dans les différentes</text:span> représentations nationales du jeu de caractères ISO. La description d<text:span text:style-name="T137">e</text:span> la définition du langage dans ce manuel de référence <text:span text:style-name="T137">du </text:span>standard utilise l<text:span text:style-name="T137">es</text:span> symboles graphiques ASCII, la représentation graphique ANSI d<text:span text:style-name="T137">e l’ensemble ISO des </text:span>caractère<text:span text:style-name="T137">s</text:span>.</text:p>
      <text:p text:style-name="P41"/>
      <text:p text:style-name="P41"><draw:frame text:anchor-type="paragraph" draw:z-index="63" draw:name="Text Frame 86" draw:style-name="gr2" draw:text-style-name="P165" svg:width="0.348cm" svg:height="0.384cm" svg:x="9.999cm" svg:y="0.019cm"><draw:text-box><text:p text:style-name="P164"><text:span text:style-name="T135">2</text:span></text:p></draw:text-box></draw:frame><text:tab/>caractère_graphique ::= caractère_graphique_<text:span text:style-name="T138">de_</text:span>base</text:p>
      <text:p text:style-name="P41"><text:tab/><text:tab/>| lettre_<text:span text:style-name="T138">minuscule   </text:span>|   autre_<text:span text:style-name="T138">caractère</text:span>_spécial</text:p>
      <text:p text:style-name="P41"/>
      <text:p text:style-name="P41"><text:tab/>caractère_graphique_de base ::=</text:p>
      <text:p text:style-name="P41"><text:tab/><text:tab/><text:span text:style-name="T138">lettre_majuscul</text:span><text:span text:style-name="T139">e       </text:span>|   chiffre</text:p>
      <text:p text:style-name="P41"><text:tab/><text:tab/>| caractère_spécial   |   caractère_espace</text:p>
      <text:p text:style-name="P41"/>
      <text:p text:style-name="P41"><text:tab/><text:span text:style-name="T138">caractère</text:span>_de base ::=</text:p>
      <text:p text:style-name="P41"><text:tab/><text:tab/>caractère_graphique_de base   |    <text:span text:style-name="T139">c</text:span><text:span text:style-name="T138">aractère_de_</text:span>format<text:span text:style-name="T138">tage</text:span></text:p>
      <text:p text:style-name="P41"/>
      <text:p text:style-name="P109"><draw:frame text:anchor-type="paragraph" draw:z-index="3" draw:name="Text Frame 5" draw:style-name="gr2" draw:text-style-name="P165" svg:width="0.348cm" svg:height="0.384cm" svg:x="9.999cm" svg:y="0cm"><draw:text-box><text:p text:style-name="P164"><text:span text:style-name="T135">3</text:span></text:p></draw:text-box></draw:frame><text:span text:style-name="T135">Le jeu de caractères de base est suffisant pour écrire n’importe quel programme. Le caractères inclus dans chacune des catégories de caractères graphiques de base sont définis comme suit :</text:span></text:p>
      <text:p text:style-name="P40"/>
      <text:p text:style-name="P133"/>
      <text:list text:style-name="L1">
        <text:list-item text:start-value="1">
          <text:p text:style-name="P110"><draw:frame text:anchor-type="paragraph" draw:z-index="64" draw:name="Text Frame 87" draw:style-name="gr2" draw:text-style-name="P165" svg:width="0.348cm" svg:height="0.384cm" svg:x="9.999cm" svg:y="0cm"><draw:text-box><text:p text:style-name="P164"><text:span text:style-name="T135">4</text:span></text:p></draw:text-box></draw:frame><text:span text:style-name="T135">lettres majuscules</text:span></text:p>
        </text:list-item>
      </text:list>
      <text:p text:style-name="P125"><text:span text:style-name="T112"><text:tab/></text:span><text:span text:style-name="T141">A B C D E F G H I J K L M N O P Q R S T U V W X Y Z</text:span></text:p>
      <text:p text:style-name="P134"/>
      <text:list text:continue-numbering="true" text:style-name="L1">
        <text:list-item>
          <text:p text:style-name="P122"><draw:frame text:anchor-type="paragraph" draw:z-index="65" draw:name="Text Frame 88" draw:style-name="gr2" draw:text-style-name="P165" svg:width="0.348cm" svg:height="0.384cm" svg:x="9.999cm" svg:y="0cm"><draw:text-box><text:p text:style-name="P164"><text:span text:style-name="T135">5</text:span></text:p></draw:text-box></draw:frame><text:span text:style-name="T112">chiffres</text:span></text:p>
        </text:list-item>
      </text:list>
      <text:p text:style-name="P125"><text:span text:style-name="T112"><text:tab/></text:span><text:span text:style-name="T141">0 1 2 3 4 5 6 7 8 9</text:span></text:p>
      <text:p text:style-name="P134"/>
      <text:list text:continue-numbering="true" text:style-name="L1">
        <text:list-item>
          <text:p text:style-name="P155"><draw:frame text:anchor-type="paragraph" draw:z-index="66" draw:name="Text Frame 89" draw:style-name="gr2" draw:text-style-name="P165" svg:width="0.348cm" svg:height="0.384cm" svg:x="9.999cm" svg:y="0cm"><draw:text-box><text:p text:style-name="P164"><text:span text:style-name="T135">6</text:span></text:p></draw:text-box></draw:frame><text:span text:style-name="T144">c</text:span>aractères spéciaux</text:p>
        </text:list-item>
      </text:list>
      <text:p text:style-name="P156"><text:tab/><text:span text:style-name="T140">" # &amp; ' ( ) * + , - . / : ; &lt; = &gt; _ |</text:span></text:p>
      <text:p text:style-name="P134"/>
      <text:list text:continue-numbering="true" text:style-name="L1">
        <text:list-item>
          <text:p text:style-name="P122"><draw:frame text:anchor-type="paragraph" draw:z-index="67" draw:name="Text Frame 90" draw:style-name="gr2" draw:text-style-name="P165" svg:width="0.348cm" svg:height="0.384cm" svg:x="9.999cm" svg:y="0cm"><draw:text-box><text:p text:style-name="P164"><text:span text:style-name="T135">7</text:span></text:p></draw:text-box></draw:frame><text:span text:style-name="T130">l</text:span><text:span text:style-name="T112">e caractère espace</text:span></text:p>
        </text:list-item>
      </text:list>
      <text:p text:style-name="P125"><text:span text:style-name="T112"/></text:p>
      <text:p text:style-name="P126"><draw:frame text:anchor-type="paragraph" draw:z-index="68" draw:name="Text Frame 109" draw:style-name="gr2" draw:text-style-name="P165" svg:width="0.348cm" svg:height="0.384cm" svg:x="9.999cm" svg:y="0cm"><draw:text-box><text:p text:style-name="P164"><text:span text:style-name="T135">8</text:span></text:p></draw:text-box></draw:frame><text:span text:style-name="T112">Les </text:span><text:span text:style-name="T130">caractères</text:span><text:span text:style-name="T112"> de format</text:span><text:span text:style-name="T130">tage</text:span><text:span text:style-name="T112"> sont les caractères ISO (et ASCII) appelés tabulation </text:span><text:span text:style-name="T130">horizontale</text:span><text:span text:style-name="T112">, tabulation verticale, retour chariot, saut de ligne et saut de page.</text:span></text:p>
      <text:p text:style-name="P158"><draw:frame text:anchor-type="paragraph" draw:z-index="69" draw:name="Text Frame 110" draw:style-name="gr1" draw:text-style-name="P165" svg:width="0.348cm" svg:height="0.384cm" svg:x="-0.499cm" svg:y="0cm"><draw:text-box><text:p text:style-name="P164"><text:span text:style-name="T135">9</text:span></text:p></draw:text-box></draw:frame><text:span text:style-name="T112">Les caractères inclus dans chacune des catégories restantes de caractères graphiques les sont définis comme suit :</text:span></text:p>
      <text:p text:style-name="P125"><text:span text:style-name="T112"/></text:p>
      <text:list text:continue-numbering="true" text:style-name="L1">
        <text:list-item>
          <text:p text:style-name="P124"><draw:frame text:anchor-type="paragraph" draw:z-index="70" draw:name="Text Frame 107" draw:style-name="gr1" draw:text-style-name="P165" svg:width="0.348cm" svg:height="0.384cm" svg:x="-0.499cm" svg:y="0cm"><draw:text-box><text:p text:style-name="P164"><text:span text:style-name="T135">10</text:span></text:p></draw:text-box></draw:frame><text:span text:style-name="T112">lettres minuscules</text:span></text:p>
        </text:list-item>
      </text:list>
      <text:p text:style-name="P161"><text:span text:style-name="T112"><text:tab/>a b c d e f g h i j k l m n o p q r s t u v w x y z</text:span></text:p>
      <text:p text:style-name="P134"/>
      <text:list xml:id="list232041248043422" text:continue-numbering="true" text:style-name="L1">
        <text:list-item>
          <text:p text:style-name="P122"><draw:frame text:anchor-type="paragraph" draw:z-index="71" draw:name="Text Frame 6" draw:style-name="gr1" draw:text-style-name="P165" svg:width="0.348cm" svg:height="0.384cm" svg:x="-0.499cm" svg:y="0cm"><draw:text-box><text:p text:style-name="P164"><text:span text:style-name="T135">11</text:span></text:p></draw:text-box></draw:frame><text:span text:style-name="T112">autres caractères spéciaux</text:span></text:p>
        </text:list-item>
      </text:list>
      <text:p text:style-name="P125"><text:span text:style-name="T112"><text:tab/></text:span><text:span text:style-name="T141">! $% ? @ [ \ ] ^ ` { } ~</text:span></text:p>
      <text:p text:style-name="P134"><text:span text:style-name="T58"/></text:p>
      <text:p text:style-name="P134"><text:span text:style-name="T58"/></text:p>
      <text:p text:style-name="P135"><draw:frame text:anchor-type="paragraph" draw:z-index="72" draw:name="Text Frame 108" draw:style-name="gr1" draw:text-style-name="P165" svg:width="0.348cm" svg:height="0.384cm" svg:x="-0.499cm" svg:y="0cm"><draw:text-box><text:p text:style-name="P164"><text:span text:style-name="T135">12</text:span></text:p></draw:text-box></draw:frame><text:span text:style-name="T145">Les r</text:span>emplacements autorisés pour l<text:span text:style-name="T145">es caractères spéciaux</text:span> barre verticale des (|), <text:span text:style-name="T145">dièze</text:span> (#) et <text:span text:style-name="T145">guillemet</text:span> (") sont définis dans la section 2.10.</text:p>
      <text:p text:style-name="P40"/>
      <text:p text:style-name="P137"><text:span text:style-name="T16">Note</text:span><text:span text:style-name="T25">s</text:span><text:span text:style-name="T15">: </text:span><text:s text:c="2"/></text:p>
      <text:p text:style-name="P137"/>
      <text:p text:style-name="P138"><draw:frame text:anchor-type="paragraph" draw:z-index="73" draw:name="Text Frame 7" draw:style-name="gr1" draw:text-style-name="P165" svg:width="0.348cm" svg:height="0.384cm" svg:x="-0.499cm" svg:y="0cm"><draw:text-box><text:p text:style-name="P164"><text:span text:style-name="T135">13</text:span></text:p></draw:text-box></draw:frame>Le caractère ISO qui correspond au symbole graphique <text:span text:style-name="T146">dièze</text:span> dans <text:span text:style-name="T146">l</text:span>a représentation ASCII apparaît comme un symbole de la livre sterling <text:span text:style-name="T146">dans les représentations nationales standard</text:span> français<text:span text:style-name="T146">e</text:span>, <text:span text:style-name="T146">a</text:span>llema<text:span text:style-name="T146">nde</text:span> et <text:span text:style-name="T146">du</text:span> Royaume-Uni. Dans tous les cas, la conception de la police des symboles graphiques (par exemple, s'ils sont en italique ou gras) ne fait pas partie de la norme ISO.</text:p>
      <text:p text:style-name="P138"/>
      <text:p text:style-name="P138"><draw:frame text:anchor-type="paragraph" draw:z-index="74" draw:name="Text Frame 111" draw:style-name="gr1" draw:text-style-name="P165" svg:width="0.348cm" svg:height="0.384cm" svg:x="-0.499cm" svg:y="0cm"><draw:text-box><text:p text:style-name="P164"><text:span text:style-name="T135">14</text:span></text:p></draw:text-box></draw:frame>La signification des acronymes utilisés dans cette section est la suivante : ANSI signifie American National Standards Institute, ASCII signifie American <text:span text:style-name="T147">Standard </text:span>Code <text:span text:style-name="T147">for Information Interchange</text:span>, et ISO signifie International Organisation <text:span text:style-name="T147">for Standardization</text:span>.</text:p>
      <text:p text:style-name="P138"/>
      <text:p text:style-name="P138"><draw:frame text:anchor-type="paragraph" draw:z-index="75" draw:name="Text Frame 112" draw:style-name="gr1" draw:text-style-name="P165" svg:width="0.348cm" svg:height="0.384cm" svg:x="-0.499cm" svg:y="0cm"><draw:text-box><text:p text:style-name="P164"><text:span text:style-name="T135">15</text:span></text:p></draw:text-box></draw:frame>Les noms suivants sont utilisés pour faire référence <text:span text:style-name="T148">aux</text:span> caractères spéciaux et autres caractères spéciaux:</text:p>
      <text:p text:style-name="P138"/>
      <text:p text:style-name="P138"><text:tab/><text:span text:style-name="T26">symbole<text:tab/></text:span><text:span text:style-name="T15">nom<text:tab/><text:tab/></text:span><text:span text:style-name="T26">s</text:span><text:span text:style-name="T15">ymbole<text:tab/></text:span><text:span text:style-name="T26">nom</text:span></text:p>
      <text:p text:style-name="P138"/>
      <text:p text:style-name="P138"><text:tab/>"<text:tab/><text:span text:style-name="T149">guillemet<text:tab/><text:tab/></text:span>&gt;<text:tab/>supérieur à</text:p>
      <text:p text:style-name="P138"><text:tab/>#<text:tab/><text:span text:style-name="T149">dièze</text:span><text:tab/><text:tab/>_<text:tab/>souligné</text:p>
      <text:p text:style-name="P138"><text:tab/>&amp;<text:tab/>esperluette<text:tab/><text:tab/>|<text:tab/>barre verticale</text:p>
      <text:p text:style-name="P138"><text:tab/>'<text:tab/>apostrophe<text:tab/><text:tab/>!<text:tab/>point d'exclamation</text:p>
      <text:p text:style-name="P138"><text:tab/>( <text:tab/>parenthèse gauche<text:tab/>$<text:tab/>dollar</text:p>
      <text:p text:style-name="P138"><text:tab/><text:span text:style-name="T149">)</text:span> <text:tab/>parenthèse droite<text:tab/>%<text:tab/>pourcent</text:p>
      <text:p text:style-name="P138"><text:tab/>*<text:tab/>étoile, multiplier<text:tab/>?<text:tab/>point d'interrogation</text:p>
      <text:p text:style-name="P138"><text:tab/><text:span text:style-name="T149">+<text:tab/></text:span>plus<text:tab/><text:tab/>@<text:tab/>commercial à</text:p>
      <text:p text:style-name="P138"><text:tab/>,<text:tab/>virgule<text:tab/><text:tab/>[<text:tab/>crochet gauche</text:p>
      <text:p text:style-name="P138"><text:tab/>-<text:tab/>trait d'union, moins<text:tab/>\<text:tab/>barre oblique inverse</text:p>
      <text:p text:style-name="P138"><text:tab/>.<text:tab/>point<text:tab/><text:tab/>]<text:tab/>crochet droit</text:p>
      <text:p text:style-name="P138"><text:tab/>/<text:tab/>barre oblique, diviser<text:tab/>^<text:tab/>circonflexe</text:p>
      <text:p text:style-name="P138"><text:tab/>:<text:tab/>deux points<text:tab/><text:tab/>`<text:tab/>accent grave</text:p>
      <text:p text:style-name="P138"><text:tab/>;<text:tab/>point-virgule<text:tab/><text:tab/>{<text:tab/>accolade gauche</text:p>
      <text:p text:style-name="P138"><text:tab/>&lt;<text:tab/>inférieur à<text:tab/><text:tab/>}<text:tab/>accolade droite</text:p>
      <text:p text:style-name="P138"><text:tab/>=<text:tab/>égal<text:tab/><text:tab/>~<text:tab/>tilde</text:p>
      <text:p text:style-name="P138"/>
      <text:p text:style-name="P138"/>
      <text:list text:continue-list="list232040466495012" text:style-name="Numbering_20_123">
        <text:list-item>
          <text:list>
            <text:list-item>
              <text:h text:style-name="P105" text:outline-level="2">Éléments lexicaux, séparateurs et délimiteurs </text:h>
            </text:list-item>
          </text:list>
        </text:list-item>
      </text:list>
      <text:p text:style-name="P46"/>
      <text:p text:style-name="P46"/>
      <text:p text:style-name="P141"><draw:frame text:anchor-type="paragraph" draw:z-index="4" draw:name="Text Frame 36" draw:style-name="gr1" draw:text-style-name="P165" svg:width="0.348cm" svg:height="0.384cm" svg:x="-0.499cm" svg:y="0cm"><draw:text-box><text:p text:style-name="P164"><text:span text:style-name="T135">1</text:span></text:p></draw:text-box></draw:frame>Le texte d'un programme est constitué des textes d'une ou plusieurs compilations. Le texte de chaque compilation est une séquence d'éléments lexicaux distincts. Chaque élément lexical est soit un délimiteur, soit un identifiant (qui peut être un mot réservé), un littéral numérique, un littéral caractère, un littéra<text:span text:style-name="T150">l</text:span> chaîne, ou un commentaire. L'effet d'un programme dépend uniquement d<text:span text:style-name="T150">es</text:span> séquences particuli<text:span text:style-name="T150">ères</text:span> d'éléments lexicaux qui forment ses compilations, à l'exclusion des commentaires, <text:span text:style-name="T150">s’il y en a</text:span>. </text:p>
      <text:p text:style-name="P46"/>
      <text:p text:style-name="P140"/>
      <text:p text:style-name="P40"/>
      <text:p text:style-name="P142"><draw:frame text:anchor-type="paragraph" draw:z-index="76" draw:name="Text Frame 4" draw:style-name="gr2" draw:text-style-name="P165" svg:width="0.348cm" svg:height="0.384cm" svg:x="9.999cm" svg:y="0.019cm"><draw:text-box><text:p text:style-name="P164"><text:span text:style-name="T135">2</text:span></text:p></draw:text-box></draw:frame>Dans certains cas, un <text:span text:style-name="T15">séparateur</text:span> explicite est requis pour séparer les éléments lexicaux adjacents (à savoir, <text:span text:style-name="T151">lorsque </text:span>sans séparation, <text:span text:style-name="T151">l’</text:span>interprétation comme un seul élément lexical est possible). Un séparateur est n'importe lequel d'un espace <text:s/>caractère, un <text:span text:style-name="T151">caractère</text:span> de format<text:span text:style-name="T151">tage</text:span> ou la fin d'une ligne. Un caractère espace est un séparateur sauf dans un commentaire, un <text:span text:style-name="T151">littéral </text:span>chaîne ou un littéral <text:span text:style-name="T151">caractère espace</text:span>. Les <text:span text:style-name="T152">caractères</text:span> de format<text:span text:style-name="T152">tage</text:span> autres que la tabulation horizontale sont toujours séparateurs. La tabulation horizontale est un séparateur sauf à l'intérieur d'un commentaire.</text:p>
      <text:p text:style-name="P142"/>
      <text:p text:style-name="P143"><draw:frame text:anchor-type="paragraph" draw:z-index="77" draw:name="Text Frame 8" draw:style-name="gr2" draw:text-style-name="P165" svg:width="0.348cm" svg:height="0.384cm" svg:x="9.999cm" svg:y="0.019cm"><draw:text-box><text:p text:style-name="P164"><text:span text:style-name="T135">3</text:span></text:p></draw:text-box></draw:frame>La fin d'une ligne est toujours un séparateur. L<text:span text:style-name="T153">e</text:span> lang<text:span text:style-name="T153">age</text:span> ne définit pas ce qu<text:span text:style-name="T153">i</text:span> provoque la fin d'une ligne. Cependant si, pour une implémentation donnée, la fin d'une ligne est signifié par un ou plusieurs caractères, alors ces caractères doivent être des <text:span text:style-name="T153">caractères</text:span> de format<text:span text:style-name="T153">tage</text:span> autres que la tabulation horizontale. En tout cas, un<text:span text:style-name="T153">e</text:span> séquence d'un ou plusieurs <text:span text:style-name="T153">caractères</text:span> de format<text:span text:style-name="T153">tage</text:span> autres que la tabulation horizontale doit provoquer au moins une fin de ligne.</text:p>
      <text:p text:style-name="P143"/>
      <text:p text:style-name="P144"><draw:frame text:anchor-type="paragraph" draw:z-index="78" draw:name="Text Frame 9" draw:style-name="gr2" draw:text-style-name="P165" svg:width="0.348cm" svg:height="0.384cm" svg:x="9.999cm" svg:y="0.019cm"><draw:text-box><text:p text:style-name="P164"><text:span text:style-name="T135">4</text:span></text:p></draw:text-box></draw:frame>Un ou plusieurs séparateurs sont autorisés entre deux éléments lexicaux adjacents. éléments, avant le premier de chaque compilation, ou après l<text:span text:style-name="T154">e</text:span> derni<text:span text:style-name="T154">er</text:span>. À au moins un séparateur est <text:span text:style-name="T154">exigé</text:span> entre un identifiant ou un littéral numérique et un identifiant ou un littéral numérique adjacent.</text:p>
      <text:p text:style-name="P144"/>
      <text:p text:style-name="P145"><draw:frame text:anchor-type="paragraph" draw:z-index="79" draw:name="Text Frame 10" draw:style-name="gr2" draw:text-style-name="P165" svg:width="0.348cm" svg:height="0.384cm" svg:x="9.999cm" svg:y="0.019cm"><draw:text-box><text:p text:style-name="P164"><text:span text:style-name="T135">5</text:span></text:p></draw:text-box></draw:frame>Un <text:span text:style-name="T15">délimiteur</text:span> est l'un des caractères spéciaux suivants (dans le jeu de caractères de base)</text:p>
      <text:p text:style-name="P144"/>
      <text:p text:style-name="P162"><text:tab/>&amp; ' ( ) * + , - . / : ; &lt; = &gt; |</text:p>
      <text:p text:style-name="P144"/>
      <text:p text:style-name="P145"><draw:frame text:anchor-type="paragraph" draw:z-index="80" draw:name="Text Frame 11" draw:style-name="gr2" draw:text-style-name="P165" svg:width="0.348cm" svg:height="0.384cm" svg:x="9.999cm" svg:y="0.019cm"><draw:text-box><text:p text:style-name="P164"><text:span text:style-name="T135">6</text:span></text:p></draw:text-box></draw:frame>ou l'un des <text:span text:style-name="T15">délimiteurs composés</text:span> suivants, chacun composé de deux caractères spéciaux <text:s/>adjacents</text:p>
      <text:p text:style-name="P144"/>
      <text:p text:style-name="P162"><text:tab/>=&gt; .. ** := /= &gt;= &lt;= &lt;&lt; &gt;&gt; &lt;&gt;</text:p>
      <text:p text:style-name="P144"/>
      <text:p text:style-name="P144"><draw:frame text:anchor-type="paragraph" draw:z-index="81" draw:name="Text Frame 12" draw:style-name="gr2" draw:text-style-name="P165" svg:width="0.348cm" svg:height="0.384cm" svg:x="9.999cm" svg:y="0.019cm"><draw:text-box><text:p text:style-name="P164"><text:span text:style-name="T135">7</text:span></text:p></draw:text-box></draw:frame>Chacun des caractères spéciaux <text:span text:style-name="T155">mentionné comme</text:span> <text:span text:style-name="T155">caractère </text:span>délimiteur unique est un délimiteur unique sauf si ce caractère est utilisé comme caractère d'un délimiteur composé, ou comme caractère d'un commentaire, d'un <text:span text:style-name="T155">littéral</text:span> chaîne, <text:span text:style-name="T155">d’un littéral </text:span>caractère ou <text:span text:style-name="T155">d’un</text:span> littéral numérique.</text:p>
      <text:p text:style-name="P144"/>
      <text:p text:style-name="P144"><draw:frame text:anchor-type="paragraph" draw:z-index="82" draw:name="Text Frame 13" draw:style-name="gr2" draw:text-style-name="P165" svg:width="0.348cm" svg:height="0.384cm" svg:x="9.999cm" svg:y="0.019cm"><draw:text-box><text:p text:style-name="P164"><text:span text:style-name="T135">8</text:span></text:p></draw:text-box></draw:frame>Les autres formes d'élément lexical sont décrites dans d'autres sections de ce chapitre.</text:p>
      <text:p text:style-name="P144"/>
      <text:p text:style-name="P146"><text:span text:style-name="T16">Note</text:span><text:span text:style-name="T25">s</text:span><text:span text:style-name="T15">: </text:span><text:s text:c="2"/></text:p>
      <text:p text:style-name="P146"/>
      <text:p text:style-name="P146"><draw:frame text:anchor-type="paragraph" draw:z-index="83" draw:name="Text Frame 14" draw:style-name="gr2" draw:text-style-name="P165" svg:width="0.348cm" svg:height="0.384cm" svg:x="9.999cm" svg:y="0.019cm"><draw:text-box><text:p text:style-name="P164"><text:span text:style-name="T135">9</text:span></text:p></draw:text-box></draw:frame>Chaque élément lexical doit tenir sur une seule ligne, puisque la fin d'une ligne est un séparateur. Les caractères guillemet, <text:span text:style-name="T156">dièze</text:span> et soulignés, ainsi que deux les traits d'union adjacents ne sont pas des délimiteurs, mais peuvent faire partie d'autres éléments <text:span text:style-name="T156">l</text:span>exicaux.</text:p>
      <text:p text:style-name="P146"/>
      <text:p text:style-name="P146"><draw:frame text:anchor-type="paragraph" draw:z-index="84" draw:name="Text Frame 15" draw:style-name="gr2" draw:text-style-name="P165" svg:width="0.348cm" svg:height="0.384cm" svg:x="9.999cm" svg:y="0.019cm"><draw:text-box><text:p text:style-name="P164"><text:span text:style-name="T135">10</text:span></text:p></draw:text-box></draw:frame>Les noms suivants sont utilisés pour désigner les délimiteurs composés :</text:p>
      <text:p text:style-name="P146"/>
      <text:p text:style-name="P147"><text:tab/><text:span text:style-name="T15">délimiteur<text:tab/>nom</text:span></text:p>
      <text:p text:style-name="P146"/>
      <text:p text:style-name="P146"><text:tab/><text:span text:style-name="T140">=&gt;</text:span><text:tab/>flèche</text:p>
      <text:p text:style-name="P146"><text:tab/><text:span text:style-name="T140">..</text:span><text:tab/>double point</text:p>
      <text:p text:style-name="P146"><text:tab/><text:span text:style-name="T140">**</text:span><text:tab/>étoile double, exponentielle</text:p>
      <text:p text:style-name="P146"><text:tab/><text:span text:style-name="T140">:=</text:span><text:tab/>affectation (prononcé : "devient")</text:p>
      <text:p text:style-name="P146"><text:tab/><text:span text:style-name="T140">/=</text:span><text:tab/>inégalité (prononcé : "pas égal")</text:p>
      <text:p text:style-name="P146"><text:tab/><text:span text:style-name="T140">&gt;</text:span><text:span text:style-name="T143">=</text:span><text:tab/>supérieur ou égal </text:p>
      <text:p text:style-name="P146"><text:tab/><text:span text:style-name="T140">&lt;</text:span><text:span text:style-name="T143">=</text:span><text:tab/>inférieur ou égal</text:p>
      <text:p text:style-name="P146"><text:tab/><text:span text:style-name="T140">&lt;&lt;</text:span><text:tab/><text:span text:style-name="T157">marqueur d’</text:span>étiquette gauche</text:p>
      <text:p text:style-name="P146"><text:tab/><text:span text:style-name="T140">&gt;&gt;</text:span><text:tab/><text:span text:style-name="T157">marqueur d’</text:span>étiquette droit</text:p>
      <text:p text:style-name="P146"><text:tab/><text:span text:style-name="T140">&lt;&gt;</text:span><text:tab/><text:span text:style-name="T157">boîte</text:span></text:p>
      <text:p text:style-name="P146"/>
      <text:p text:style-name="P148"><draw:frame text:anchor-type="paragraph" draw:z-index="85" draw:name="Text Frame 17" draw:style-name="gr2" draw:text-style-name="P165" svg:width="0.348cm" svg:height="0.384cm" svg:x="9.999cm" svg:y="0.019cm"><draw:text-box><text:p text:style-name="P164"><text:span text:style-name="T135">11</text:span></text:p></draw:text-box></draw:frame><text:span text:style-name="T15">Références :</text:span> littéral caractère 2.5, commentaire 2.7, compilation 10.1, <text:span text:style-name="T157">caractère de </text:span>format<text:span text:style-name="T157">tage</text:span> 2.1, identifiant 2.3, littéral numérique 2.4, mot réservé 2.9, caractère espace 2.1, caractère spécial 2.1, littéral chaîne 2.6</text:p>
      <text:p text:style-name="P148"/>
      <text:p text:style-name="P136"/>
      <text:p text:style-name="P47"/>
      <text:list text:continue-numbering="true" text:style-name="Numbering_20_123">
        <text:list-item>
          <text:list>
            <text:list-item>
              <text:h text:style-name="P108" text:outline-level="2">Identifi<text:span text:style-name="T158">cateurs</text:span> </text:h>
            </text:list-item>
          </text:list>
        </text:list-item>
      </text:list>
      <text:p text:style-name="P47"/>
      <text:p text:style-name="P47"/>
      <text:p text:style-name="P149"><draw:frame text:anchor-type="paragraph" draw:z-index="86" draw:name="Text Frame 18" draw:style-name="gr1" draw:text-style-name="P165" svg:width="0.348cm" svg:height="0.384cm" svg:x="-0.499cm" svg:y="0cm"><draw:text-box><text:p text:style-name="P164"><text:span text:style-name="T135">1</text:span></text:p></draw:text-box></draw:frame>Les identifiants sont utilisés comme noms <text:span text:style-name="T158">ainsi que</text:span> comme mots réservés.</text:p>
      <text:p text:style-name="P149"/>
      <text:p text:style-name="P149"><draw:frame text:anchor-type="paragraph" draw:z-index="87" draw:name="Text Frame 19" draw:style-name="gr1" draw:text-style-name="P165" svg:width="0.348cm" svg:height="0.384cm" svg:x="-0.499cm" svg:y="0cm"><draw:text-box><text:p text:style-name="P164"><text:span text:style-name="T135">2</text:span></text:p></draw:text-box></draw:frame><text:tab/>identifi<text:span text:style-name="T158">cateur</text:span> ::=</text:p>
      <text:p text:style-name="P149"><text:tab/><text:tab/>lettre {[souligné]  letter_or_<text:span text:style-name="T158">chiffre</text:span>}</text:p>
      <text:p text:style-name="P149"/>
      <text:p text:style-name="P149"><text:tab/>letter_or_<text:span text:style-name="T158">chiffre</text:span> ::= lettre   |   chiffre</text:p>
      <text:p text:style-name="P149"/>
      <text:p text:style-name="P152"><text:tab/>lettre ::= lett<text:span text:style-name="T158">re_majuscule</text:span>   |   lettre minuscule</text:p>
      <text:p text:style-name="P152"/>
      <text:p text:style-name="P152"><draw:frame text:anchor-type="paragraph" draw:z-index="88" draw:name="Text Frame 29" draw:style-name="gr1" draw:text-style-name="P165" svg:width="0.348cm" svg:height="0.384cm" svg:x="-0.499cm" svg:y="0cm"><draw:text-box><text:p text:style-name="P164"><text:span text:style-name="T135">3</text:span></text:p></draw:text-box></draw:frame>Tous les caractères d'un identifi<text:span text:style-name="T158">cateur</text:span> sont significatifs, y compris tout <text:span text:style-name="T159">blanc </text:span>soulign<text:span text:style-name="T159">é</text:span> inséré entre une lettre ou un chiffre et une lettre ou un chiffre adjacen. <text:span text:style-name="T159">Les identifi</text:span><text:span text:style-name="T158">cateur</text:span><text:span text:style-name="T159">s</text:span> ne différant que par l'utilisation des lettres <text:span text:style-name="T159">majuscules</text:span> et <text:span text:style-name="T159">minuscules</text:span> correspondantes sont considérés comme identiques.</text:p>
      <text:p text:style-name="P149"/>
      <text:p text:style-name="P157"><draw:frame text:anchor-type="paragraph" draw:z-index="89" draw:name="Text Frame 55" draw:style-name="gr1" draw:text-style-name="P165" svg:width="0.348cm" svg:height="0.384cm" svg:x="-0.499cm" svg:y="0cm"><draw:text-box><text:p text:style-name="P164"><text:span text:style-name="T135">4</text:span></text:p></draw:text-box></draw:frame>Exemples:</text:p>
      <text:p text:style-name="P163"/>
      <text:p text:style-name="P163"><text:tab/>COUNT<text:tab/>X<text:tab/>get_symbol<text:tab/>Ethelyn<text:tab/>Marion</text:p>
      <text:p text:style-name="P163"/>
      <text:p text:style-name="P163"><text:tab/>SNOBOL<text:span text:style-name="T160">_4</text:span><text:tab/>X1<text:tab/>Nombre<text:span text:style-name="T160">D</text:span>e<text:span text:style-name="T160">P</text:span>ages<text:tab/>STORE_NEXT_ITEM</text:p>
      <text:p text:style-name="P163"/>
      <text:p text:style-name="P127"><text:span text:style-name="T132">Note:</text:span></text:p>
      <text:p text:style-name="P159"><text:span text:style-name="T112"/></text:p>
      <text:p text:style-name="P160"><draw:frame text:anchor-type="paragraph" draw:z-index="90" draw:name="Text Frame 20" draw:style-name="gr1" draw:text-style-name="P165" svg:width="0.348cm" svg:height="0.384cm" svg:x="-0.499cm" svg:y="0cm"><draw:text-box><text:p text:style-name="P164"><text:span text:style-name="T135">5</text:span></text:p></draw:text-box></draw:frame><text:span text:style-name="T112">Aucun espace n'est autorisé dans un identifi</text:span><text:span text:style-name="T131">cateur</text:span><text:span text:style-name="T112"> puisqu'un espace est un séparateur.</text:span></text:p>
      <text:p text:style-name="P159"><text:span text:style-name="T112"/></text:p>
      <text:p text:style-name="P127"><draw:frame text:anchor-type="paragraph" draw:z-index="91" draw:name="Text Frame 21" draw:style-name="gr1" draw:text-style-name="P165" svg:width="0.348cm" svg:height="0.384cm" svg:x="-0.499cm" svg:y="0cm"><draw:text-box><text:p text:style-name="P164"><text:span text:style-name="T135">6</text:span></text:p></draw:text-box></draw:frame><text:span text:style-name="T132">Références:</text:span><text:span text:style-name="T134"> chiffre 2.1, lettre minuscule 2.1, nom 4.1, mot réservé 2.9, séparateur 2.2, espace 2.1, lettre majuscule 2.1</text:span></text:p>
      <text:p text:style-name="P127"><text:span text:style-name="T132"/></text:p>
      <text:list xml:id="list232040761230677" text:continue-numbering="true" text:style-name="Numbering_20_123">
        <text:list-item>
          <text:list>
            <text:list-item>
              <text:h text:style-name="P105" text:outline-level="2">Littéraux numériques </text:h>
            </text:list-item>
          </text:list>
        </text:list-item>
      </text:list>
      <text:p text:style-name="P57"/>
      <text:p text:style-name="P153"><draw:frame text:anchor-type="paragraph" draw:z-index="11" draw:name="Text Frame 42" draw:style-name="gr1" draw:text-style-name="P165" svg:width="0.348cm" svg:height="0.384cm" svg:x="-0.499cm" svg:y="0cm"><draw:text-box><text:p text:style-name="P164"><text:span text:style-name="T135">1</text:span></text:p></draw:text-box></draw:frame><text:span text:style-name="T161">I</text:span>l existe deux classes de littéraux numériques : les littéraux réels et les littéraux entiers. Un vrai littéral est un littéral numérique qui inclut un point ; un un littéral entier est un littéral numérique sans point. Les vrais littéraux sont les littéraux de type universal_real. Les littéraux entiers sont les littéraux du type universal_integer.</text:p>
      <text:p text:style-name="P61"/>
      <text:p text:style-name="P62"><draw:frame text:anchor-type="paragraph" draw:z-index="12" draw:name="Text Frame 44" draw:style-name="gr1" draw:text-style-name="P165" svg:width="0.348cm" svg:height="0.384cm" svg:x="-0.499cm" svg:y="0cm"><draw:text-box><text:p text:style-name="P164"><text:span text:style-name="T135">2</text:span></text:p></draw:text-box></draw:frame><text:tab/><text:span text:style-name="T73">numeric_literal ::= </text:span><text:span text:style-name="T162">llittéral_</text:span><text:span text:style-name="T73">décimal   |   lit</text:span><text:span text:style-name="T162">té</text:span><text:span text:style-name="T73">ral</text:span><text:span text:style-name="T162">_basé</text:span></text:p>
      <text:p text:style-name="P63"/>
      <text:p text:style-name="P63"><draw:frame text:anchor-type="paragraph" draw:z-index="13" draw:name="Text Frame 45" draw:style-name="gr1" draw:text-style-name="P166" svg:width="0.348cm" svg:height="0.384cm" svg:x="-0.499cm" svg:y="0cm"><draw:text-box><text:p><text:span text:style-name="T163">3</text:span></text:p></draw:text-box></draw:frame>Pour chaque clause <text:span text:style-name="T74">use</text:span>, il existe une certaine <text:span text:style-name="T74">région</text:span> de texte appelée <text:span text:style-name="T15">portée</text:span> de la clause <text:span text:style-name="T74">use</text:span>. Cette région commence immédiatement après la clause <text:span text:style-name="T74">use</text:span>. Si u<text:span text:style-name="T75">ne </text:span>clause use est un élément déclaratif d'une région déclarative, la portée de la clause s'étend jusqu'à la fin de la région déclarative. Si une clause <text:span text:style-name="T75">use</text:span> se produit dans une clause de contexte d'une unité de compilation, la portée de la clause <text:span text:style-name="T75">use</text:span> s'étend jusqu'à la fin de la région déclarative associée a<text:span text:style-name="T75">vec</text:span> <text:span text:style-name="T75">l’</text:span>unité de compilation.</text:p>
      <text:p text:style-name="P61"/>
      <text:p text:style-name="P61"><draw:frame text:anchor-type="paragraph" draw:z-index="14" draw:name="Text Frame 43" draw:style-name="gr1" draw:text-style-name="P166" svg:width="0.348cm" svg:height="0.384cm" svg:x="-0.499cm" svg:y="0cm"><draw:text-box><text:p><text:span text:style-name="T163">4</text:span></text:p></draw:text-box></draw:frame>Afin de définir quelles déclarations sont rendues directement visibles à un <text:span text:style-name="T76">endroit</text:span> donné <text:span text:style-name="T76">par les </text:span>clauses <text:span text:style-name="T76">use</text:span>, <text:span text:style-name="T76">on </text:span>consid<text:span text:style-name="T76">è</text:span>re l'ensemble des packages nommés par toutes les clauses use dont les portées entourent cet endroit, en omettant de cet ensemble tous les packages qui <text:span text:style-name="T76">contiennent </text:span>ce<text:span text:style-name="T76">t</text:span> <text:span text:style-name="T76">endroit</text:span>. Une déclaration qui peut être rendue directement visible par un<text:span text:style-name="T77">e </text:span>clause use (une déclaration potentiellement visible) est toute déclaration qui se produit immédiatement dans la partie visible d'un <text:span text:style-name="T77">package</text:span> de l'ensemble. U<text:span text:style-name="T77">ne</text:span> déclaration potentiellement visible est e<text:span text:style-name="T77">ffectivement</text:span> rendue directement visible sauf dans les deux cas suivants :</text:p>
      <text:list xml:id="list2841160602" text:style-name="List_20_1">
        <text:list-item>
          <text:p text:style-name="P112"><draw:frame text:anchor-type="paragraph" draw:z-index="15" draw:name="Text Frame 51" draw:style-name="gr1" draw:text-style-name="P166" svg:width="0.348cm" svg:height="0.384cm" svg:x="-0.499cm" svg:y="0cm"><draw:text-box><text:p><text:span text:style-name="T163">5</text:span></text:p></draw:text-box></draw:frame><text:span text:style-name="T112">Une déclaration potentiellement visible n'est pas rendue directement visible si le le lieu considéré e</text:span><text:span text:style-name="T122">st dans la portée</text:span><text:span text:style-name="T112"> immédiat</text:span><text:span text:style-name="T122">e</text:span><text:span text:style-name="T112"> d'un homographe d</text:span><text:span text:style-name="T122">e</text:span><text:span text:style-name="T112"> </text:span><text:span text:style-name="T122">la</text:span><text:span text:style-name="T112"> <text:s/>déclaration.</text:span></text:p>
        </text:list-item>
        <text:list-item>
          <text:p text:style-name="P113"><draw:frame text:anchor-type="paragraph" draw:z-index="16" draw:name="Text Frame 46" draw:style-name="gr1" draw:text-style-name="P166" svg:width="0.348cm" svg:height="0.384cm" svg:x="-0.499cm" svg:y="0cm"><draw:text-box><text:p><text:span text:style-name="T163">6</text:span></text:p></draw:text-box></draw:frame><text:soft-page-break/><text:span text:style-name="T112">Les déclarations potentiellement visibles qui ont le même identifiant ne le sont pas rendu</text:span><text:span text:style-name="T123">e</text:span><text:span text:style-name="T112">s directement visibles </text:span><text:span text:style-name="T123">à moins que</text:span><text:span text:style-name="T112"> chacun</text:span><text:span text:style-name="T123">e</text:span><text:span text:style-name="T112"> d'e</text:span><text:span text:style-name="T123">ntre elles ne </text:span><text:span text:style-name="T112">soit une spécification </text:span><text:span text:style-name="T123">de littéral </text:span><text:span text:style-name="T112">énumér</text:span><text:span text:style-name="T123">é</text:span><text:span text:style-name="T112"> ou la déclaration d'un sous-programme (par un</text:span><text:span text:style-name="T123">e</text:span><text:span text:style-name="T112"> déclaration de sous-programme, une déclaration de renommage, une instan</text:span><text:span text:style-name="T123">t</text:span><text:span text:style-name="T112">iation </text:span><text:span text:style-name="T123">de</text:span><text:span text:style-name="T112"> génériqu</text:span><text:span text:style-name="T123">e</text:span><text:span text:style-name="T112">, ou une déclaration implicite).</text:span></text:p>
          <text:p text:style-name="P128"/>
        </text:list-item>
      </text:list>
      <text:p text:style-name="P42"><draw:frame text:anchor-type="paragraph" draw:z-index="17" draw:name="Text Frame 47" draw:style-name="gr1" draw:text-style-name="P166" svg:width="0.348cm" svg:height="0.384cm" svg:x="-0.499cm" svg:y="0cm"><draw:text-box><text:p><text:span text:style-name="T163">7</text:span></text:p></draw:text-box></draw:frame>L'élaboration d'une clause <text:span text:style-name="T78">use</text:span> n'a pas d'autre effet.</text:p>
      <text:p text:style-name="P61"/>
      <text:p text:style-name="P96">Note :</text:p>
      <text:p text:style-name="P90"/>
      <text:p text:style-name="P90"><draw:frame text:anchor-type="paragraph" draw:z-index="18" draw:name="Text Frame 48" draw:style-name="gr1" draw:text-style-name="P166" svg:width="0.348cm" svg:height="0.384cm" svg:x="-0.499cm" svg:y="0cm"><draw:text-box><text:p><text:span text:style-name="T163">8</text:span></text:p></draw:text-box></draw:frame>Les règles ci-dessus garantissent qu'une déclaration rendue directement visible par une clause use ne peut pas masquer une déclaration autrement directement visible. Les règles ci-dessus sont formulées en termes d'un ensemble de packages nommés par <text:span text:style-name="T79">des </text:span>clauses <text:span text:style-name="T79">use</text:span>.</text:p>
      <text:p text:style-name="P64"/>
      <text:p text:style-name="P65"><draw:frame text:anchor-type="paragraph" draw:z-index="5" draw:name="Text Frame 74" draw:style-name="gr2" draw:text-style-name="P166" svg:width="0.348cm" svg:height="0.384cm" svg:x="9.999cm" svg:y="0cm"><draw:text-box><text:p><text:span text:style-name="T163">9</text:span></text:p></draw:text-box></draw:frame>Par conséquent, les lignes de texte suivantes ont toutes le même effet (en supposant un seul paquet P).</text:p>
      <text:p text:style-name="P61"/>
      <text:p text:style-name="P14"><text:span text:style-name="T30"><text:s text:c="3"/>use</text:span> <text:span text:style-name="T49">P;</text:span></text:p>
      <text:p text:style-name="P14"><text:span text:style-name="T30"><text:s text:c="3"/>use</text:span> <text:span text:style-name="T49">P; </text:span><text:span text:style-name="T30">use</text:span><text:span text:style-name="T49"> P, </text:span><text:span text:style-name="T80">P</text:span><text:span text:style-name="T49">;</text:span></text:p>
      <text:p text:style-name="P66"/>
      <text:p text:style-name="P66"><draw:frame text:anchor-type="paragraph" draw:z-index="19" draw:name="Text Frame 49" draw:style-name="gr2" draw:text-style-name="P166" svg:width="0.348cm" svg:height="0.384cm" svg:x="9.999cm" svg:y="0cm"><draw:text-box><text:p><text:span text:style-name="T163">10</text:span></text:p></draw:text-box></draw:frame><text:span text:style-name="T17">Exemple </text:span><text:span text:style-name="T20">de noms en conflit dans deux packages</text:span><text:span text:style-name="T17"> </text:span><text:span text:style-name="T15">: </text:span></text:p>
      <text:p text:style-name="P66"/>
      <text:p text:style-name="P14"><text:span text:style-name="T28">procedure</text:span> <text:span text:style-name="T81">R</text:span> <text:span text:style-name="T28">is</text:span></text:p>
      <text:p text:style-name="P14"><text:span text:style-name="T28"><text:s text:c="2"/></text:span><text:span text:style-name="T31">package </text:span><text:span text:style-name="T4">TRAFFIC</text:span><text:span text:style-name="T31"> is</text:span></text:p>
      <text:p text:style-name="P14"><text:span text:style-name="T31"><text:s text:c="4"/>type </text:span><text:span text:style-name="T4">COLOR</text:span><text:span text:style-name="T31"> is</text:span><text:span text:style-name="T4"> (RED, AMBER, GREEN);</text:span></text:p>
      <text:p text:style-name="P33"><text:s text:c="4"/>...</text:p>
      <text:p text:style-name="P23"><text:span text:style-name="T31"><text:s text:c="2"/>end </text:span><text:span text:style-name="T4">TRAFFIC;</text:span></text:p>
      <text:p text:style-name="P23"><text:span text:style-name="T4"/></text:p>
      <text:p text:style-name="P15"><text:span text:style-name="T28"><text:s text:c="2"/></text:span><text:span text:style-name="T31">package </text:span><text:span text:style-name="T5">WATER_COLORS</text:span><text:span text:style-name="T31"> is</text:span></text:p>
      <text:p text:style-name="P15"><text:span text:style-name="T31"><text:s text:c="4"/>type </text:span><text:span text:style-name="T4">COLOR</text:span><text:span text:style-name="T31"> is</text:span><text:span text:style-name="T4"> (</text:span><text:span text:style-name="T5">WHITE, </text:span><text:span text:style-name="T4">RED, </text:span><text:span text:style-name="T5">YELLOW, </text:span><text:span text:style-name="T4">GREEN, </text:span><text:span text:style-name="T5">BLUE, BROWN, BLACK</text:span><text:span text:style-name="T4">);</text:span></text:p>
      <text:p text:style-name="P34"><text:s text:c="4"/>...</text:p>
      <text:p text:style-name="P24"><text:span text:style-name="T31"><text:s text:c="2"/>end </text:span><text:span text:style-name="T5">WATER_COLORS</text:span><text:span text:style-name="T4">;</text:span></text:p>
      <text:p text:style-name="P24"><text:span text:style-name="T4"/></text:p>
      <text:p text:style-name="P24"><text:span text:style-name="T4"><text:s text:c="2"/></text:span><text:span text:style-name="T32">use</text:span><text:span text:style-name="T6"> TRAFFIC;<text:tab/>-- COLOR, RED, AMBER et GREEN sont directement visibles</text:span></text:p>
      <text:p text:style-name="P25"><text:span text:style-name="T1"><text:s text:c="2"/></text:span><text:span text:style-name="T28">use</text:span><text:span text:style-name="T1"> WATER_COLORS;<text:tab/>-- deux homographes de GREEN sont directement visibles</text:span></text:p>
      <text:p text:style-name="P35"><text:tab/><text:tab/>-- mais COLOR n’est plus directement visibles</text:p>
      <text:p text:style-name="P25"><text:span text:style-name="T1"><text:s text:c="2"/></text:span><text:span text:style-name="T28">subtype</text:span><text:span text:style-name="T1"> LIGHT<text:tab/></text:span><text:span text:style-name="T28">is</text:span><text:span text:style-name="T1"> <text:s/></text:span><text:span text:style-name="T4">TRAFFIC.COLOR;<text:tab/><text:tab/>-- </text:span><text:span text:style-name="T1">sous-types utilisés en</text:span></text:p>
      <text:p text:style-name="P25"><text:span text:style-name="T28"><text:s text:c="2"/>subtype</text:span><text:span text:style-name="T1"> SHADE<text:tab/></text:span><text:span text:style-name="T28">is</text:span><text:span text:style-name="T1"> <text:s/></text:span><text:span text:style-name="T5">WATER_COLORS</text:span><text:span text:style-name="T4">.COLOR;</text:span><text:span text:style-name="T1"><text:tab/>-- résolution des noms de</text:span></text:p>
      <text:p text:style-name="P35"><text:tab/><text:tab/><text:tab/><text:tab/><text:tab/>-- type COLOR en conflit</text:p>
      <text:p text:style-name="P25"><text:span text:style-name="T1"><text:s text:c="2"/></text:span><text:span text:style-name="T7">SIGNAL : LIGHT;</text:span></text:p>
      <text:p text:style-name="P36"><text:s text:c="2"/>PAINT  : SHADE;</text:p>
      <text:p text:style-name="P9"><text:span text:style-name="T81">b</text:span>egin</text:p>
      <text:p text:style-name="P37"><text:s text:c="2"/>SIGNAL := GREEN;<text:tab/>-- celui de TRAFFIC;</text:p>
      <text:p text:style-name="P26"><text:span text:style-name="T1"><text:s text:c="2"/>PAINT <text:s/>:= GREEN;<text:tab/>-- celui de <text:s/></text:span><text:span text:style-name="T5">WATER_COLORS</text:span></text:p>
      <text:p text:style-name="P26"><text:span text:style-name="T28">end</text:span><text:span text:style-name="T1"> R;</text:span></text:p>
      <text:p text:style-name="P67"/>
      <text:p text:style-name="P67"><draw:frame text:anchor-type="paragraph" draw:z-index="20" draw:name="Text Frame 50" draw:style-name="gr2" draw:text-style-name="P166" svg:width="0.348cm" svg:height="0.384cm" svg:x="9.999cm" svg:y="0cm"><draw:text-box><text:p><text:span text:style-name="T163">11</text:span></text:p></draw:text-box></draw:frame><text:span text:style-name="T17">Exemple </text:span><text:span text:style-name="T20">d’</text:span><text:span text:style-name="T21">identification de nom avec une clause use </text:span><text:span text:style-name="T15">: </text:span></text:p>
      <text:p text:style-name="P67"/>
      <text:p text:style-name="P16"><text:span text:style-name="T31"><text:s text:c="2"/>package </text:span><text:span text:style-name="T8">D</text:span><text:span text:style-name="T31"> is</text:span></text:p>
      <text:p text:style-name="P21"><text:s text:c="4"/><text:span text:style-name="T82">T, U</text:span>, <text:span text:style-name="T82">V</text:span> : <text:span text:style-name="T49">BOOLEAN</text:span>;</text:p>
      <text:p text:style-name="P27"><text:s text:c="2"/><text:span text:style-name="T31">end</text:span><text:span text:style-name="T4"> </text:span><text:span text:style-name="T8">D</text:span><text:span text:style-name="T4">;</text:span></text:p>
      <text:p text:style-name="P27"><text:span text:style-name="T4"/></text:p>
      <text:p text:style-name="P27"><text:span text:style-name="T4"><text:s text:c="2"/></text:span><text:span text:style-name="T34">with</text:span><text:span text:style-name="T10"> D;</text:span></text:p>
      <text:p text:style-name="P21"><text:span text:style-name="T28"><text:s text:c="2"/>procedure</text:span> <text:span text:style-name="T83">P</text:span> <text:span text:style-name="T28">is</text:span></text:p>
      <text:p text:style-name="P17"><text:span text:style-name="T31"><text:s text:c="4"/>package </text:span><text:span text:style-name="T9">E</text:span><text:span text:style-name="T31"> is</text:span></text:p>
      <text:p text:style-name="P21"><text:s text:c="6"/><text:span text:style-name="T83">B, W, V</text:span> : <text:span text:style-name="T83">INTEGER</text:span>;</text:p>
      <text:p text:style-name="P28"><text:span text:style-name="T31"><text:s text:c="4"/>end</text:span><text:span text:style-name="T4"> </text:span><text:span text:style-name="T9">E</text:span><text:span text:style-name="T4">;</text:span></text:p>
      <text:p text:style-name="P28"><text:span text:style-name="T4"/></text:p>
      <text:p text:style-name="P28"><text:span text:style-name="T31"><text:s text:c="4"/>procedure</text:span><text:span text:style-name="T4"> </text:span><text:span text:style-name="T9">Q</text:span><text:span text:style-name="T4"> </text:span><text:span text:style-name="T31">is</text:span></text:p>
      <text:p text:style-name="P21"><text:s text:c="6"/><text:span text:style-name="T83">T, X</text:span> : <text:span text:style-name="T83">REAL</text:span>;</text:p>
      <text:p text:style-name="P21"><text:s text:c="6"/><text:span text:style-name="T33">use</text:span><text:span text:style-name="T83"> D, E;</text:span></text:p>
      <text:p text:style-name="P21"><text:s text:c="4"/><text:span text:style-name="T28">begin</text:span></text:p>
      <text:p text:style-name="P21"><text:span text:style-name="T28"><text:s text:c="6"/></text:span>-- <text:span text:style-name="T83">le nom T </text:span><text:span text:style-name="T49">signifie Q.</text:span><text:span text:style-name="T83">T et non pas D.T</text:span></text:p>
      <text:p text:style-name="P21"><text:s text:c="6"/>-- <text:span text:style-name="T83">le nom U signifie D.U</text:span></text:p>
      <text:p text:style-name="P28"><text:s text:c="6"/>-- <text:span text:style-name="T83">le nom B signifie E.B</text:span></text:p>
      <text:p text:style-name="P28"><text:s text:c="6"/>-- <text:span text:style-name="T83">le nom W signifie E.W</text:span></text:p>
      <text:p text:style-name="P28"><text:s text:c="6"/>-- <text:span text:style-name="T83">le nom X signifie Q.X</text:span></text:p>
      <text:p text:style-name="P28"><text:s text:c="6"/>-- <text:span text:style-name="T83">le nom V est illicite : D.V ou E.V doit être utilisé</text:span></text:p>
      <text:p text:style-name="P28"><text:s text:c="4"/><text:span text:style-name="T28">end</text:span><text:span text:style-name="T1"> </text:span><text:span text:style-name="T9">Q</text:span><text:span text:style-name="T28">;</text:span></text:p>
      <text:p text:style-name="P12">begin</text:p>
      <text:p text:style-name="P12"><text:s text:c="2"/>...</text:p>
      <text:p text:style-name="P21"><text:soft-page-break/><text:span text:style-name="T28">end</text:span><text:span text:style-name="T1"> </text:span><text:span text:style-name="T9">P</text:span>;</text:p>
      <text:p text:style-name="P22"/>
      <text:p text:style-name="P5"/>
      <text:p text:style-name="P68"><draw:frame text:anchor-type="paragraph" draw:z-index="21" draw:name="Text Frame 52" draw:style-name="gr1" draw:text-style-name="P166" svg:width="0.348cm" svg:height="0.384cm" svg:x="-0.499cm" svg:y="0cm"><draw:text-box><text:p><text:span text:style-name="T163">12</text:span></text:p></draw:text-box></draw:frame><text:span text:style-name="T15">Références :</text:span> unité de compilation 10.1, clause <text:span text:style-name="T84">de </text:span>context<text:span text:style-name="T84">e</text:span> 10.1, déclaration 3.1, élément déclaratif 3.9, région déclarative 8.1, visibilité directe 8.3, élaboration 3.1 3.9, l'élaboration n'a pas d'autre effet 3.1, spécification <text:span text:style-name="T84">de </text:span>littéral énumér<text:span text:style-name="T84">é</text:span> 3.5.1, étend 8.1, cache 8.3, homographe 8.3, identifiant 2.3, portée immédiate 8.2, nom 4.1, se produit immédiatement dans 8.1, package 7, portée 8.2, déclaration de sous-programme 6.1, partie visible 7.2 <text:s/></text:p>
      <text:p text:style-name="P61"/>
      <text:list text:continue-list="list232040761230677" text:style-name="Numbering_20_123">
        <text:list-item>
          <text:list>
            <text:list-item>
              <text:h text:style-name="P105" text:outline-level="2"><text:span text:style-name="T85">Déclarations de renommage</text:span> </text:h>
            </text:list-item>
          </text:list>
        </text:list-item>
      </text:list>
      <text:p text:style-name="P61"/>
      <text:p text:style-name="P69"><draw:frame text:anchor-type="paragraph" draw:z-index="22" draw:name="Text Frame 53" draw:style-name="gr1" draw:text-style-name="P166" svg:width="0.348cm" svg:height="0.384cm" svg:x="-0.499cm" svg:y="0cm"><draw:text-box><text:p><text:span text:style-name="T163">1</text:span></text:p></draw:text-box></draw:frame>Une déclaration de <text:span text:style-name="T86">renommage</text:span> déclare un autre nom pour une entité.</text:p>
      <text:p text:style-name="P70"/>
      <text:p text:style-name="P71"><draw:frame text:anchor-type="paragraph" draw:z-index="23" draw:name="Text Frame 54" draw:style-name="gr1" draw:text-style-name="P166" svg:width="0.348cm" svg:height="0.384cm" svg:x="-0.499cm" svg:y="0cm"><draw:text-box><text:p><text:span text:style-name="T163">2</text:span></text:p></draw:text-box></draw:frame><text:tab/><text:span text:style-name="T87">r</text:span>enaming_declaration ::=</text:p>
      <text:p text:style-name="P72"><text:tab/><text:tab/> <text:s/>identifi<text:span text:style-name="T87">er</text:span> : type_mark<text:tab/><text:span text:style-name="T35">renames</text:span> <text:span text:style-name="T15">object</text:span>_name;</text:p>
      <text:p text:style-name="P72"><text:tab/><text:tab/>| identifi<text:span text:style-name="T87">er</text:span> : <text:span text:style-name="T28">exception</text:span><text:tab/><text:span text:style-name="T35">renames</text:span> <text:span text:style-name="T15">exception</text:span>_name;</text:p>
      <text:p text:style-name="P72"><text:tab/><text:tab/>| <text:span text:style-name="T28">package</text:span> identifi<text:span text:style-name="T87">er<text:tab/></text:span><text:span text:style-name="T35">renames</text:span> <text:span text:style-name="T15">package</text:span>_name;</text:p>
      <text:p text:style-name="P72"><text:tab/><text:tab/><text:span text:style-name="T87">| </text:span>subprogram_sp<text:span text:style-name="T87">e</text:span>cification <text:span text:style-name="T35">renames</text:span> <text:span text:style-name="T15">subprogram_or_entry</text:span>_name;</text:p>
      <text:p text:style-name="P70"/>
      <text:p text:style-name="P70"/>
      <text:p text:style-name="P73"><draw:frame text:anchor-type="paragraph" draw:z-index="24" draw:name="Text Frame 57" draw:style-name="gr1" draw:text-style-name="P166" svg:width="0.348cm" svg:height="0.384cm" svg:x="-0.499cm" svg:y="0cm"><draw:text-box><text:p><text:span text:style-name="T163">3</text:span></text:p></draw:text-box></draw:frame>L'élaboration d'une déclaration de renommage évalue le nom qui suit le mot réservé «<text:span text:style-name="T28"> </text:span><text:span text:style-name="T35">renames </text:span><text:span text:style-name="T87">»</text:span> et détermine ainsi l'entité désignée par ce nom (l’entité renommée). À tout <text:span text:style-name="T87">endroit</text:span> où une déclaration de renommage est visible, l'identifiant, ou <text:span text:style-name="T87">le </text:span>symbole opérateur de cette déclaration désigne l’entité renommée.</text:p>
      <text:p text:style-name="P61"/>
      <text:p text:style-name="P74"><draw:frame text:anchor-type="paragraph" draw:z-index="25" draw:name="Text Frame 58" draw:style-name="gr1" draw:text-style-name="P166" svg:width="0.348cm" svg:height="0.384cm" svg:x="-0.499cm" svg:y="0cm"><draw:text-box><text:p><text:span text:style-name="T163">4</text:span></text:p></draw:text-box></draw:frame>La première forme de déclaration de renommage est utilisée pour renommer des objets. L'entité renommée doit être un objet <text:span text:style-name="T88">appartenant au</text:span> type de base de la marque de type. Les propriétés de l'objet renommé ne sont pas affectées par le <text:span text:style-name="T88">renommage</text:span>. En particulier, sa valeur et s<text:span text:style-name="T89">on caractère </text:span>constant ne sont pas <text:span text:style-name="T89">affect</text:span>és ; de même, les contraintes qui s'appliquent à un objet ne sont pas affecté<text:span text:style-name="T89">es</text:span> par le renommage (toute contrainte impliquée par la marque de type du la déclaration de changement de nom est ignorée). La déclaration de <text:span text:style-name="T89">renommage</text:span> est <text:span text:style-name="T89">licite </text:span>uniquement si exactement un objet <text:span text:style-name="T89">possède</text:span> ce type et peut être désigné par le nom de l'objet.</text:p>
      <text:p text:style-name="P74"/>
      <text:p text:style-name="P75"><draw:frame text:anchor-type="paragraph" draw:z-index="26" draw:name="Text Frame 59" draw:style-name="gr1" draw:text-style-name="P166" svg:width="0.348cm" svg:height="0.384cm" svg:x="-0.499cm" svg:y="0cm"><draw:text-box><text:p><text:span text:style-name="T163">5</text:span></text:p></draw:text-box></draw:frame>Les restrictions suivantes s'appliquent au <text:span text:style-name="T90">renommage</text:span> d'un<text:span text:style-name="T90">e</text:span> sous-composant<text:span text:style-name="T90">e</text:span> qui dépend de discriminants d’une variable. Le <text:span text:style-name="T90">renommage</text:span> n'est pas autorisé si le sous-type de la variable, tel que défini dans une déclaration d'objet correspondante, <text:span text:style-name="T90">une</text:span> déclaration de composant<text:span text:style-name="T90">e</text:span>, ou <text:span text:style-name="T90">une </text:span>indication de sous-type de composant<text:span text:style-name="T90">e</text:span>, est un <text:span text:style-name="T90">type non </text:span>contraint ; ou si la variable est un objet formel générique (de mode <text:span text:style-name="T28">in out</text:span>). De même si la variable est un paramètre formel, le <text:span text:style-name="T90">renommage</text:span> n'est pas autorisé si la marque de type donnée dans la spécification du paramètre indique un <text:span text:style-name="T90">t</text:span>ype n<text:span text:style-name="T90">on </text:span>contrain<text:span text:style-name="T90">t</text:span> dont les discriminants ont des expressions par défaut.</text:p>
      <text:p text:style-name="P75"/>
      <text:p text:style-name="P76"><draw:frame text:anchor-type="paragraph" draw:z-index="27" draw:name="Text Frame 60" draw:style-name="gr1" draw:text-style-name="P166" svg:width="0.348cm" svg:height="0.384cm" svg:x="-0.499cm" svg:y="0cm"><draw:text-box><text:p><text:span text:style-name="T163">6</text:span></text:p></draw:text-box></draw:frame>La deuxième forme de déclaration de <text:span text:style-name="T90">renommage</text:span> est utilisée pour renommer des exceptions ; la troisième forme, pour le renommage des packages.</text:p>
      <text:p text:style-name="P76"/>
      <text:p text:style-name="P77"><draw:frame text:anchor-type="paragraph" draw:z-index="28" draw:name="Text Frame 61" draw:style-name="gr1" draw:text-style-name="P166" svg:width="0.348cm" svg:height="0.384cm" svg:x="-0.499cm" svg:y="0cm"><draw:text-box><text:p><text:span text:style-name="T163">7</text:span></text:p></draw:text-box></draw:frame>La dernière forme de déclaration <text:span text:style-name="T90">renommage</text:span> est utilisée pour renommer <text:span text:style-name="T91">les </text:span>sous-programmes et <text:span text:style-name="T91">les </text:span>entrées. Le sous-programme ou l'entrée renommé<text:span text:style-name="T91">s</text:span> et le la spécification d<text:span text:style-name="T91">e</text:span> sous-programme donnée dans la déclaration de <text:span text:style-name="T91">renommage</text:span> doi<text:span text:style-name="T91">ven</text:span>t avoir le même profil de paramètre et de type de résultat (voir 6.6). La déclaration de <text:span text:style-name="T90">renommage</text:span> n'est <text:span text:style-name="T91">licite</text:span> que si exactement un sous-programme ou une entrée visible satisfait aux exigences ci-dessus et peut être désigné par nom <text:span text:style-name="T91">donné de</text:span> sous-programme ou <text:span text:style-name="T91">d</text:span>'entrée. De plus, les modes de paramètres doivent être identiques pour les paramètres formels qui sont à la même position de paramètre.</text:p>
      <text:p text:style-name="P77"/>
      <text:p text:style-name="P78"><draw:frame text:anchor-type="paragraph" draw:z-index="29" draw:name="Text Frame 62" draw:style-name="gr1" draw:text-style-name="P166" svg:width="0.348cm" svg:height="0.384cm" svg:x="-0.499cm" svg:y="0cm"><draw:text-box><text:p><text:span text:style-name="T163">8</text:span></text:p></draw:text-box></draw:frame>Les sous-types des paramètres et <text:span text:style-name="T92">du</text:span> résultat (le cas échéant) d'un sous-programme ou <text:span text:style-name="T92">d’une </text:span>entrée renommé<text:span text:style-name="T92">s</text:span> ne sont pas affectés par le <text:span text:style-name="T90">renommage</text:span>. Ces sous-types sont ceux donnés dans la déclaration de sous-programme d'origine, l'instan<text:span text:style-name="T93">t</text:span>iation générique ou l<text:span text:style-name="T93">a déclaration d</text:span>'entrée (pas celles de la déclaration de renommage) ; même pour les appels utilis<text:span text:style-name="T93">ant</text:span> le nouveau nom. En revanche, une déclaration de renommage peut introduire <text:span text:style-name="T94">des </text:span>noms de paramètres et <text:span text:style-name="T94">des </text:span>expressions par défaut qui diffèrent de ceux du sous-programme renommé ; <text:span text:style-name="T94">les </text:span>associations nommées d'appels avec le nouveau <text:span text:style-name="T94">nom de </text:span>sous-programme <text:soft-page-break/>doi<text:span text:style-name="T94">ven</text:span>t utiliser le nouveau nom du paramètre ; <text:span text:style-name="T94">les </text:span>appels avec l'ancien nom de sous-programme doi<text:span text:style-name="T94">ven</text:span>t utiliser les anciens noms de paramètres.</text:p>
      <text:p text:style-name="P3"><text:s text:c="6"/></text:p>
      <text:p text:style-name="P79"><draw:frame text:anchor-type="paragraph" draw:z-index="30" draw:name="Text Frame 63" draw:style-name="gr2" draw:text-style-name="P166" svg:width="0.348cm" svg:height="0.384cm" svg:x="9.999cm" svg:y="0cm"><draw:text-box><text:p><text:span text:style-name="T163">9</text:span></text:p></draw:text-box></draw:frame>Une procédure ne peut être renommée qu'en procédure. <text:span text:style-name="T95">U</text:span>ne fonction, <text:span text:style-name="T95">ou un </text:span>opérateur, peu<text:span text:style-name="T95">ven</text:span>t être renommé<text:span text:style-name="T95">s</text:span> en tant que <text:span text:style-name="T95">respectivement </text:span>fonction ou opérateur ; pour renommer en tant qu'opérateur, la spécification du sous-programme donnée dans le <text:span text:style-name="T95">renommage</text:span> est soumise aux règles indiquées à la section 6.7 pour l<text:span text:style-name="T95">es déclarations d’</text:span>opérateur<text:span text:style-name="T95">s</text:span>. Les littéraux énumér<text:span text:style-name="T96">és</text:span> peuvent être renommés en fonctions ; de même, les attributs définis comme fonctions (tels que SUCC et PRED) peuvent être renommé en fonctions. Une entrée ne peut être renommée qu<text:span text:style-name="T96">e comme une </text:span>procédure ; le nouveau nom ne peut apparaître que dans des contextes autorisant un nom de procédure. Une entrée d'une famille peut être renommée, mais une famille d'entrées ne peut pas être renommée dans son ensemble. <text:s text:c="41"/></text:p>
      <text:p text:style-name="P61"/>
      <text:p text:style-name="P80"><draw:frame text:anchor-type="paragraph" draw:z-index="31" draw:name="Text Frame 64" draw:style-name="gr2" draw:text-style-name="P166" svg:width="0.348cm" svg:height="0.384cm" svg:x="9.999cm" svg:y="0cm"><draw:text-box><text:p><text:span text:style-name="T163">10</text:span></text:p></draw:text-box></draw:frame><text:span text:style-name="T17">Exemple</text:span><text:span text:style-name="T22">s</text:span><text:span text:style-name="T21"> </text:span><text:span text:style-name="T15">: </text:span></text:p>
      <text:p text:style-name="P80"/>
      <text:p text:style-name="P18"><text:span text:style-name="T31"><text:s text:c="2"/></text:span><text:span text:style-name="T36">declare</text:span><text:span text:style-name="T31"> </text:span></text:p>
      <text:p text:style-name="P18"><text:span text:style-name="T31"><text:s text:c="4"/></text:span><text:span text:style-name="T11">L :PERSON </text:span><text:span text:style-name="T36">renames </text:span><text:span text:style-name="T11">LEFTMOST_PERSON;<text:tab/>-- see 3.8.1</text:span></text:p>
      <text:p text:style-name="P18"><text:span text:style-name="T31"><text:s text:c="2"/></text:span><text:span text:style-name="T36">begin</text:span></text:p>
      <text:p text:style-name="P29"><text:s text:c="4"/><text:span text:style-name="T97">L.AGE := L.AGE + 1;</text:span></text:p>
      <text:p text:style-name="P29"><text:s text:c="2"/><text:span text:style-name="T31">end</text:span><text:span text:style-name="T4">;</text:span></text:p>
      <text:p text:style-name="P29"><text:span text:style-name="T4"/></text:p>
      <text:p text:style-name="P29"><text:span text:style-name="T4"><text:s text:c="2"/></text:span><text:span text:style-name="T11">FULL : </text:span><text:span text:style-name="T36">exception renames</text:span><text:span text:style-name="T11"> TABLE.MANAGER.TABLE_FULL;<text:tab/>see 7.5</text:span></text:p>
      <text:p text:style-name="P29"><text:span text:style-name="T11"/></text:p>
      <text:p text:style-name="P18"><text:span text:style-name="T31"><text:s text:c="2"/>package </text:span><text:span text:style-name="T11">TM</text:span><text:span text:style-name="T31"> </text:span><text:span text:style-name="T36">renames </text:span><text:span text:style-name="T11">TABLE.MANAGER;</text:span></text:p>
      <text:p text:style-name="P18"><text:span text:style-name="T11"/></text:p>
      <text:p text:style-name="P29"><text:span text:style-name="T4"><text:s text:c="2"/></text:span><text:span text:style-name="T36">function</text:span><text:span text:style-name="T10"> </text:span><text:span text:style-name="T11">REAL_PLUS( LEFT, RIGHT :REAL )</text:span><text:span text:style-name="T34">  <text:s text:c="2"/></text:span><text:span text:style-name="T36">return</text:span><text:span text:style-name="T11"> REAL renames </text:span><text:span text:style-name="T98">"</text:span><text:span text:style-name="T11">+</text:span><text:span text:style-name="T98">"</text:span><text:span text:style-name="T10">;</text:span></text:p>
      <text:p text:style-name="P29"><text:span text:style-name="T4"><text:s text:c="2"/></text:span><text:span text:style-name="T36">function</text:span><text:span text:style-name="T10"> </text:span><text:span text:style-name="T11">INT_PLUS ( LEFT, RIGHT :INTEGER )</text:span><text:span text:style-name="T34"> </text:span><text:span text:style-name="T36">return</text:span><text:span text:style-name="T11"> INTEGER renames </text:span><text:span text:style-name="T98">"</text:span><text:span text:style-name="T11">+</text:span><text:span text:style-name="T98">"</text:span><text:span text:style-name="T10">;</text:span></text:p>
      <text:p text:style-name="P29"><text:span text:style-name="T27"/></text:p>
      <text:p text:style-name="P29"><text:span text:style-name="T4"><text:s text:c="2"/></text:span><text:span text:style-name="T36">function</text:span><text:span text:style-name="T10"> </text:span><text:span text:style-name="T11">ROUGE</text:span><text:span text:style-name="T34"> </text:span><text:span text:style-name="T36">return</text:span><text:span text:style-name="T11"> COLOR </text:span><text:span text:style-name="T36">renames</text:span><text:span text:style-name="T11"> </text:span><text:span text:style-name="T98">RED</text:span><text:span text:style-name="T10">;<text:tab/>--</text:span><text:span text:style-name="T11">see 3.5.1</text:span></text:p>
      <text:p text:style-name="P29"><text:span text:style-name="T4"><text:s text:c="2"/></text:span><text:span text:style-name="T36">function</text:span><text:span text:style-name="T10"> </text:span><text:span text:style-name="T11">ROT</text:span><text:span text:style-name="T34">  <text:s/></text:span><text:span text:style-name="T36">return</text:span><text:span text:style-name="T11"> COLOR </text:span><text:span text:style-name="T36">renames</text:span><text:span text:style-name="T11"> </text:span><text:span text:style-name="T98">RED</text:span><text:span text:style-name="T10">;<text:tab/>--</text:span><text:span text:style-name="T11">see 3.5.1</text:span></text:p>
      <text:p text:style-name="P29"><text:span text:style-name="T4"><text:s text:c="2"/></text:span><text:span text:style-name="T36">function</text:span><text:span text:style-name="T10"> </text:span><text:span text:style-name="T11">ROSSO</text:span><text:span text:style-name="T34"> </text:span><text:span text:style-name="T36">return</text:span><text:span text:style-name="T11"> COLOR </text:span><text:span text:style-name="T36">renames</text:span><text:span text:style-name="T11"> </text:span><text:span text:style-name="T98">ROUGE</text:span><text:span text:style-name="T10">;<text:tab/>--</text:span><text:span text:style-name="T11">see 3.5.1</text:span></text:p>
      <text:p text:style-name="P29"><text:span text:style-name="T27"/></text:p>
      <text:p text:style-name="P30"><text:span text:style-name="T4"><text:s text:c="2"/></text:span><text:span text:style-name="T36">function</text:span><text:span text:style-name="T10"> </text:span><text:span text:style-name="T12">NEXT( X :COLOR )</text:span><text:span text:style-name="T34"> </text:span><text:span text:style-name="T36">return</text:span><text:span text:style-name="T11"> COLOR </text:span><text:span text:style-name="T36">renames</text:span><text:span text:style-name="T11"> </text:span><text:span text:style-name="T99">COLOR’SUCC</text:span><text:span text:style-name="T10">; --</text:span><text:span text:style-name="T11">see 3.5.</text:span><text:span text:style-name="T12">5</text:span></text:p>
      <text:p text:style-name="P81"/>
      <text:p text:style-name="P81"><draw:frame text:anchor-type="paragraph" draw:z-index="32" draw:name="Text Frame 65" draw:style-name="gr2" draw:text-style-name="P166" svg:width="0.348cm" svg:height="0.384cm" svg:x="9.999cm" svg:y="0cm"><draw:text-box><text:p><text:span text:style-name="T163">11</text:span></text:p></draw:text-box></draw:frame><text:span text:style-name="T17">Exemple</text:span><text:span text:style-name="T22"> </text:span><text:span text:style-name="T23">d’un renommage avec nouveaux noms de paramètres</text:span><text:span text:style-name="T21"> </text:span><text:span text:style-name="T15">: </text:span></text:p>
      <text:p text:style-name="P81"/>
      <text:p text:style-name="P30"><text:span text:style-name="T4"><text:s text:c="2"/></text:span><text:span text:style-name="T36">function</text:span><text:span text:style-name="T10"> </text:span><text:span text:style-name="T98">"</text:span><text:span text:style-name="T99">*</text:span><text:span text:style-name="T98">" </text:span><text:span text:style-name="T12">( X,Y :VECTOR )</text:span><text:span text:style-name="T34"> </text:span><text:span text:style-name="T36">return</text:span><text:span text:style-name="T11"> </text:span><text:span text:style-name="T12">REAL</text:span><text:span text:style-name="T11"> </text:span><text:span text:style-name="T36">renames</text:span><text:span text:style-name="T11"> </text:span><text:span text:style-name="T99">DOT_PRODUCT</text:span><text:span text:style-name="T10">; --</text:span><text:span text:style-name="T11">see </text:span><text:span text:style-name="T12">6.1</text:span></text:p>
      <text:p text:style-name="P81"/>
      <text:p text:style-name="P81"><draw:frame text:anchor-type="paragraph" draw:z-index="33" draw:name="Text Frame 66" draw:style-name="gr2" draw:text-style-name="P166" svg:width="0.348cm" svg:height="0.384cm" svg:x="9.999cm" svg:y="0cm"><draw:text-box><text:p><text:span text:style-name="T163">12</text:span></text:p></draw:text-box></draw:frame><text:span text:style-name="T17">Exemple</text:span><text:span text:style-name="T22"> </text:span><text:span text:style-name="T23">d’un renommage avec nouvelle expression par défaut </text:span><text:span text:style-name="T15">: </text:span></text:p>
      <text:p text:style-name="P81"/>
      <text:p text:style-name="P30"><text:span text:style-name="T4"><text:s text:c="2"/></text:span><text:span text:style-name="T36">function</text:span><text:span text:style-name="T10"> </text:span><text:span text:style-name="T99">MINIMUM</text:span><text:span text:style-name="T12">(L :LINK := HEAD)</text:span><text:span text:style-name="T34"> </text:span><text:span text:style-name="T36">return</text:span><text:span text:style-name="T11"> </text:span><text:span text:style-name="T12">CELL</text:span><text:span text:style-name="T11"> </text:span><text:span text:style-name="T36">renames</text:span><text:span text:style-name="T11"> </text:span><text:span text:style-name="T99">MIN_CELL</text:span><text:span text:style-name="T10">;--</text:span><text:span text:style-name="T11">see </text:span><text:span text:style-name="T12">6.1</text:span></text:p>
      <text:p text:style-name="P81"/>
      <text:p text:style-name="P81"><text:span text:style-name="T23">Notes </text:span><text:span text:style-name="T15">: </text:span></text:p>
      <text:p text:style-name="P95"><text:span text:style-name="T28"/></text:p>
      <text:p text:style-name="P61"><draw:frame text:anchor-type="paragraph" draw:z-index="34" draw:name="Text Frame 67" draw:style-name="gr2" draw:text-style-name="P166" svg:width="0.348cm" svg:height="0.384cm" svg:x="9.999cm" svg:y="0cm"><draw:text-box><text:p><text:span text:style-name="T163">13</text:span></text:p></draw:text-box></draw:frame>Renommer peut être utilisé pour résoudre des conflits de noms et pour servir de raccourci. Renommer avec un identifiant ou un symbole d'opérateur différent ne masque pas l’ancien nom ; le nouveau et l'ancien nom ne doivent pas nécessairement être visibles <text:span text:style-name="T101">aux</text:span> même<text:span text:style-name="T101">s</text:span> <text:span text:style-name="T101">endroi</text:span>ts. Les attributs POS et VAL ne peuvent pas être renommés car <text:span text:style-name="T101">l</text:span>es spécifications correspondantes ne peuvent pas être écrites ; il en va de même pour l<text:span text:style-name="T101">es </text:span>opérateurs de multiplication prédéfinis avec un résultat <text:span text:style-name="T15">universal_fixed</text:span>. <text:s/></text:p>
      <text:p text:style-name="P61"/>
      <text:p text:style-name="P61"><draw:frame text:anchor-type="paragraph" draw:z-index="35" draw:name="Text Frame 68" draw:style-name="gr2" draw:text-style-name="P166" svg:width="0.348cm" svg:height="0.384cm" svg:x="9.999cm" svg:y="0cm"><draw:text-box><text:p><text:span text:style-name="T163">14</text:span></text:p></draw:text-box></draw:frame>Les appels avec le nouveau nom d'une entrée renommée sont des <text:span text:style-name="T102">instructions d’</text:span>appel de procédure et ne sont pas autorisés aux endroits où la syntaxe <text:span text:style-name="T102">exige</text:span> un<text:span text:style-name="T102">e instruction</text:span> <text:span text:style-name="T102">d’</text:span>appel d'entrée dans les appels d'entrée conditionnels et temporisés ; de même, l'attribut <text:span text:style-name="T102">COUNT </text:span>n'est pas disponible pour le nouveau nom. <text:s text:c="2"/></text:p>
      <text:p text:style-name="P61"/>
      <text:p text:style-name="P61"><draw:frame text:anchor-type="paragraph" draw:z-index="36" draw:name="Text Frame 69" draw:style-name="gr2" draw:text-style-name="P166" svg:width="0.348cm" svg:height="0.384cm" svg:x="9.999cm" svg:y="0cm"><draw:text-box><text:p><text:span text:style-name="T163">15</text:span></text:p></draw:text-box></draw:frame>Un objet tâche déclaré par une déclaration d'objet peut être renommé en un objet. Cependant, une <text:span text:style-name="T103">unique</text:span> tâche ne peut pas être renommée puisque le type de tâche correspondant est anonyme. Pour des raisons similaires, un objet d'un type tableau anonyme ne peut pas être renommé. Aucune forme syntaxique n'existe pour renommer une unité générique.</text:p>
      <text:p text:style-name="P61"/>
      <text:p text:style-name="P61"><draw:frame text:anchor-type="paragraph" draw:z-index="37" draw:name="Text Frame 70" draw:style-name="gr2" draw:text-style-name="P166" svg:width="0.348cm" svg:height="0.384cm" svg:x="9.999cm" svg:y="0cm"><draw:text-box><text:p><text:span text:style-name="T163">16</text:span></text:p></draw:text-box></draw:frame>Un sous-type peut être utilisé pour obtenir l'effet de renommer un type (y compris un type de tâche) comme dans</text:p>
      <text:p text:style-name="P31"><text:span text:style-name="T4"><text:s text:c="2"/></text:span><text:span text:style-name="T37">subtype</text:span><text:span text:style-name="T10"> </text:span><text:span text:style-name="T13">MODE</text:span><text:span text:style-name="T98"> </text:span><text:span text:style-name="T37">is</text:span><text:span text:style-name="T11"> </text:span><text:span text:style-name="T100">TEXT_IO.FILE_MODE</text:span><text:span text:style-name="T10">;</text:span></text:p>
      <text:p text:style-name="P32"><text:span text:style-name="T10"/></text:p>
      <text:p text:style-name="P31"><text:span text:style-name="T12"/></text:p>
      <text:p text:style-name="P82"><draw:frame text:anchor-type="paragraph" draw:z-index="6" draw:name="Text Frame 79" draw:style-name="gr1" draw:text-style-name="P166" svg:width="0.348cm" svg:height="0.384cm" svg:x="-0.499cm" svg:y="0cm"><draw:text-box><text:p><text:span text:style-name="T163">17</text:span></text:p></draw:text-box></draw:frame><text:span text:style-name="T15">Références :</text:span> <text:span text:style-name="T104">allow</text:span> 1.6, attribut 4.1.4, type de base 3.3, <text:span text:style-name="T104">appel d’</text:span>entrée conditionnel 9.7.2, constante 3.2.1, sous-type contraint 3.3, contrainte 3.3, déclaration 3.1, expression par défaut 6.1, dépend d'un discriminant 3.7.1, discriminant 3.7.1, élaboration 3.1 3.9, entrée 9.5, appel d'entrée 9.5, instruction appel <text:span text:style-name="T104">d’entrée</text:span> 9.5, déclaration d'entrée 9.5, famille d'entrée 9.5, littéral énumér<text:span text:style-name="T104">é</text:span> 3.5.1, évaluation d'un nom 4.1, exception 11, paramètre formel 6.1, fonction 6.5, identifiant 2.3, légal 1.6, mode 6.1, nom 4.1, objet 3.2, déclaration d'objet 3.2, opérateur 6.7, déclaration d'opérateur 6.7, symbole d'opérateur 6.1, <text:span text:style-name="T104">package</text:span> 7, paramètre 6.2, spécification de paramètre 6.1, procédure 6.1, instruction appel de procédure 6.4, mot réservé 2.9, sous-composant<text:span text:style-name="T104">e</text:span> 3.3, sous-programme 6, appel de sous-programme 6.4, déclaration de sous-programme 6.1, spécification de sous-programme 6.1, sous-type 3.3.2, objet tâche 9.2, appel d'entrée <text:span text:style-name="T104">temporisé</text:span> 9.7.3, type 3.3, marque de type 3.3.2, variable 3.2.1, visibilité 8.3 <text:s text:c="3"/></text:p>
      <text:p text:style-name="P61"/>
      <text:list text:continue-numbering="true" text:style-name="Numbering_20_123">
        <text:list-item>
          <text:list>
            <text:list-item>
              <text:h text:style-name="P105" text:outline-level="2"><text:span text:style-name="T104">Le package Standard</text:span> </text:h>
            </text:list-item>
          </text:list>
        </text:list-item>
      </text:list>
      <text:p text:style-name="P61"/>
      <text:p text:style-name="P83"><draw:frame text:anchor-type="paragraph" draw:z-index="10" draw:name="Text Frame 85" draw:style-name="gr1" draw:text-style-name="P166" svg:width="0.348cm" svg:height="0.384cm" svg:x="-0.499cm" svg:y="0cm"><draw:text-box><text:p><text:span text:style-name="T163">1</text:span></text:p></draw:text-box></draw:frame><text:span text:style-name="T38">Les types prédéfinis (par exemple les types BOOLEAN, CHARACTER et INTEGER) </text:span>sont les types déclarés dans un package prédéfini appelé STANDARD ; ce package comprend également les déclarations de leurs opérations prédéfinies. Le package STANDARD est décrit en Annexe C. Hormis les types numériques prédéfinis, la spécification du package STANDARD doit être la même pour toutes les implémentations du langage. <text:s/></text:p>
      <text:p text:style-name="P61"/>
      <text:p text:style-name="P84"><draw:frame text:anchor-type="paragraph" draw:z-index="9" draw:name="Text Frame 84" draw:style-name="gr1" draw:text-style-name="P166" svg:width="0.348cm" svg:height="0.384cm" svg:x="-0.499cm" svg:y="0cm"><draw:text-box><text:p><text:span text:style-name="T163">2</text:span></text:p></draw:text-box></draw:frame>Le package STANDARD forme une région déclarative qui englobe chaque unité de <text:span text:style-name="T105">librairie</text:span> et par conséquent le programme principal ; la déclaration de chaque l'unité de <text:span text:style-name="T105">librairie</text:span> est supposée se produire immédiatement dans ce package. Les déclarations implicites des unités de <text:span text:style-name="T105">librairie</text:span> sont supposées être ordonnées dans un ordre <text:span text:style-name="T105">tel que </text:span>la portée d'une unité de <text:span text:style-name="T105">librairie</text:span> donnée inclut toute unité de compilation qui mentionne l<text:span text:style-name="T105">a dite </text:span>unité de <text:span text:style-name="T105">librairie</text:span> dans une clause with. Cependant, le<text:span text:style-name="T106">s</text:span> seules unités de <text:span text:style-name="T105">librairie</text:span> visibles dans une unité de compilation donnée sont les suivantes : <text:span text:style-name="T106">ce sont</text:span> les unités de <text:span text:style-name="T105">librairie</text:span> nommées par tou<text:span text:style-name="T106">tes l</text:span>es clauses <text:span text:style-name="T106">with </text:span>qui s'applique à l'unité donnée, et de plus, si l'unité donnée est une unité secondaire d'une unité de bibliothèque, <text:span text:style-name="T106">est</text:span> inclu<text:span text:style-name="T106">se</text:span> cette unité de bibliothèque.</text:p>
      <text:p text:style-name="P61"/>
      <text:p text:style-name="P98">Note<text:span text:style-name="T107">s </text:span>:</text:p>
      <text:p text:style-name="P61"/>
      <text:p text:style-name="P61"><draw:frame text:anchor-type="paragraph" draw:z-index="8" draw:name="Text Frame 83" draw:style-name="gr1" draw:text-style-name="P166" svg:width="0.348cm" svg:height="0.384cm" svg:x="-0.499cm" svg:y="0cm"><draw:text-box><text:p><text:span text:style-name="T163">3</text:span></text:p></draw:text-box></draw:frame>S<text:span text:style-name="T108">i</text:span> toutes les instructions bloc d'un programme sont nommées, alors le nom de chacune unité de programme peut toujours être écrite sous la forme d'un nom étendu commençant par STANDARD (sauf si ce package est lui-même caché).</text:p>
      <text:p text:style-name="P61"/>
      <text:p text:style-name="P85"><draw:frame text:anchor-type="paragraph" draw:z-index="38" draw:name="Text Frame 71" draw:style-name="gr1" draw:text-style-name="P166" svg:width="0.348cm" svg:height="0.384cm" svg:x="-0.499cm" svg:y="0cm"><draw:text-box><text:p><text:span text:style-name="T163">4</text:span></text:p></draw:text-box></draw:frame>Si un type est déclaré dans la partie visible d'un package de <text:span text:style-name="T105">librairie</text:span>, alors il est une conséquence des règles de visibilité qu'une opération de base (telle que <text:span text:style-name="T108">l’</text:span>affectation) pour ce type est directement visible aux endroits où le type lui-même n'est pas visible (que ce soit par sélection ou directement). Cependant ce<text:span text:style-name="T108">tte </text:span>opération ne peut être appliquée qu’<text:span text:style-name="T108">à des</text:span> opérandes visibles et la déclaration de ces opérandes <text:span text:style-name="T108">exige</text:span> la visibilité soit du type, soit d’un de ses sous-types. </text:p>
      <text:p text:style-name="P61"/>
      <text:p text:style-name="P86"><draw:frame text:anchor-type="paragraph" draw:z-index="7" draw:name="Text Frame 82" draw:style-name="gr1" draw:text-style-name="P166" svg:width="0.348cm" svg:height="0.384cm" svg:x="-0.499cm" svg:y="0cm"><draw:text-box><text:p><text:span text:style-name="T163">5</text:span></text:p></draw:text-box></draw:frame><text:span text:style-name="T15">Références :</text:span><text:span text:style-name="T54"> clause </text:span><text:span text:style-name="T56">with applicable </text:span><text:span text:style-name="T54">10.1.1, nom de bloc 5.6, instruction bloc 5.6, déclaration 3.1, région déclarative 8.1, nom étendu 4.1.3, masquage 8.3, identifiant 2.3, déclaration implicite 3.1, unité de </text:span><text:span text:style-name="T57">librairie</text:span><text:span text:style-name="T54"> 10.1, instruction </text:span><text:span text:style-name="T56">boucle</text:span><text:span text:style-name="T54"> 5.5, programme principal 10.1, doit 1.6, nom 4.1, se produire immédiatement dans 8.1, opérateur 6.7, package 7, unité de programme 6, unité secondaire 10.1, sous-type 3.3, type 3.3, visibilité 8.3, clause </text:span><text:span text:style-name="T56">with</text:span><text:span text:style-name="T54"> 10.1.1</text:span></text:p>
      <text:p text:style-name="P87"/>
      <text:list text:continue-numbering="true" text:style-name="Numbering_20_123">
        <text:list-item>
          <text:list>
            <text:list-item>
              <text:h text:style-name="P106" text:outline-level="2"><text:span text:style-name="T104">Le </text:span><text:span text:style-name="T109">contexte de résolution de surcharge</text:span></text:h>
            </text:list-item>
          </text:list>
        </text:list-item>
      </text:list>
      <text:p text:style-name="P87"/>
      <text:p text:style-name="P87"><draw:frame text:anchor-type="paragraph" draw:z-index="39" draw:name="Text Frame 72" draw:style-name="gr1" draw:text-style-name="P166" svg:width="0.348cm" svg:height="0.384cm" svg:x="-0.499cm" svg:y="0cm"><draw:text-box><text:p><text:span text:style-name="T163">1</text:span></text:p></draw:text-box></draw:frame><text:span text:style-name="T58">La surcharge est définie pour les sous-programmes, les littéraux d'énumér</text:span><text:span text:style-name="T59">és</text:span><text:span text:style-name="T58">, les opérateurs, et les entrées uniques, ainsi que pour les opérations inhérentes à plusieurs opérations de base telles que l'affectation, les tests d'a</text:span><text:span text:style-name="T59">ppartenance</text:span><text:span text:style-name="T58">, les allocateurs, le littéral null, les agrégats et les littéraux chaîne. </text:span></text:p>
      <text:p text:style-name="P88"><draw:frame text:anchor-type="paragraph" draw:z-index="40" draw:name="Text Frame 73" draw:style-name="gr2" draw:text-style-name="P166" svg:width="0.348cm" svg:height="0.384cm" svg:x="9.999cm" svg:y="0cm"><draw:text-box><text:p><text:span text:style-name="T163">2</text:span></text:p></draw:text-box></draw:frame><text:span text:style-name="T58">Pour les entités surchargées, la résolution de surcharge détermine la signification réelle qu'a une occurrence d'un identifi</text:span><text:span text:style-name="T60">cateur</text:span><text:span text:style-name="T58">, chaque fois que les règles de visibilité ont déterminé que plus d'une signification est acceptable à l'endroit de ce</text:span><text:span text:style-name="T60">tte</text:span><text:span text:style-name="T58"> occurrence ; la résolution de la surcharge détermine également la signification réelle d’une occurrence d'un opérateur ou d'une opération de base.</text:span></text:p>
      <text:p text:style-name="P87"><text:span text:style-name="T58"/></text:p>
      <text:p text:style-name="P87"><draw:frame text:anchor-type="paragraph" draw:z-index="41" draw:name="Text Frame 75" draw:style-name="gr2" draw:text-style-name="P166" svg:width="0.348cm" svg:height="0.384cm" svg:x="9.999cm" svg:y="0cm"><draw:text-box><text:p><text:span text:style-name="T163">3</text:span></text:p></draw:text-box></draw:frame><text:span text:style-name="T58">A un tel endroit, toutes les déclarations visibles sont prises en compte. </text:span><text:span text:style-name="T61">l’occurrence</text:span><text:span text:style-name="T58"> est </text:span><text:span text:style-name="T61">licite seulement </text:span><text:span text:style-name="T58">s’il existe exactement une interprétation de chaque constituant d</text:span><text:span text:style-name="T61">ans</text:span><text:span text:style-name="T58"> le contexte complet le plus intérieur ; un </text:span><text:span text:style-name="T24">contexte complet</text:span><text:span text:style-name="T58"> est l'un des suivant:</text:span></text:p>
      <text:p text:style-name="P43"/>
      <text:list text:continue-list="list2841160602" text:style-name="List_20_1">
        <text:list-item>
          <text:p text:style-name="P129"><draw:frame text:anchor-type="paragraph" draw:z-index="42" draw:name="Text Frame 92" draw:style-name="gr2" draw:text-style-name="P166" svg:width="0.348cm" svg:height="0.384cm" svg:x="9.999cm" svg:y="0cm"><draw:text-box><text:p><text:span text:style-name="T163">4</text:span></text:p></draw:text-box></draw:frame>Une déclaration.</text:p>
        </text:list-item>
        <text:list-item>
          <text:p text:style-name="P114"><draw:frame text:anchor-type="paragraph" draw:z-index="43" draw:name="Text Frame 93" draw:style-name="gr2" draw:text-style-name="P166" svg:width="0.348cm" svg:height="0.384cm" svg:x="9.999cm" svg:y="0cm"><draw:text-box><text:p><text:span text:style-name="T163">5</text:span></text:p></draw:text-box></draw:frame><text:span text:style-name="T112">Une </text:span><text:span text:style-name="T124">instruction</text:span><text:span text:style-name="T112">.</text:span></text:p>
        </text:list-item>
        <text:list-item>
          <text:p text:style-name="P114"><draw:frame text:anchor-type="paragraph" draw:z-index="44" draw:name="Text Frame 94" draw:style-name="gr2" draw:text-style-name="P166" svg:width="0.348cm" svg:height="0.384cm" svg:x="9.999cm" svg:y="0cm"><draw:text-box><text:p><text:span text:style-name="T163">6</text:span></text:p></draw:text-box></draw:frame><text:span text:style-name="T112">Une </text:span><text:span text:style-name="T124">clause de représentation</text:span><text:span text:style-name="T112">.</text:span></text:p>
        </text:list-item>
      </text:list>
      <text:p text:style-name="P102"><text:span text:style-name="T112"/></text:p>
      <text:p text:style-name="P44"><draw:frame text:anchor-type="paragraph" draw:z-index="45" draw:name="Text Frame 95" draw:style-name="gr2" draw:text-style-name="P166" svg:width="0.348cm" svg:height="0.384cm" svg:x="9.999cm" svg:y="0cm"><draw:text-box><text:p><text:span text:style-name="T163">7</text:span></text:p></draw:text-box></draw:frame>Lorsqu’on considère les interprétations possibles d’un contexte complet, les seule<text:span text:style-name="T110">s</text:span> règles considérées sont les règles de syntaxe, les règles de portée et de visibilité, et les règles d<text:span text:style-name="T110">e la forme</text:span> décrit<text:span text:style-name="T110">e</text:span> ci-dessous.</text:p>
      <text:p text:style-name="P43"/>
      <text:list text:continue-list="list232041248043422" text:style-name="L1">
        <text:list-item text:start-value="1">
          <text:p text:style-name="P119"><draw:frame text:anchor-type="paragraph" draw:z-index="46" draw:name="Text Frame 96" draw:style-name="gr2" draw:text-style-name="P166" svg:width="0.348cm" svg:height="0.384cm" svg:x="9.999cm" svg:y="0cm"><draw:text-box><text:p><text:span text:style-name="T163">8</text:span></text:p></draw:text-box></draw:frame><text:span text:style-name="T112">Toute règle qui exige qu'un nom ou une expression ait un certain type, o</text:span><text:span text:style-name="T125">u ai</text:span><text:span text:style-name="T126">t</text:span><text:span text:style-name="T112"> le même type qu'un autre nom ou une autre expression.</text:span></text:p>
        </text:list-item>
      </text:list>
      <text:p text:style-name="P45"/>
      <text:list text:continue-numbering="true" text:style-name="L1">
        <text:list-item>
          <text:p text:style-name="P119"><draw:frame text:anchor-type="paragraph" draw:z-index="47" draw:name="Text Frame 97" draw:style-name="gr2" draw:text-style-name="P166" svg:width="0.348cm" svg:height="0.384cm" svg:x="9.999cm" svg:y="0cm"><draw:text-box><text:p><text:span text:style-name="T163">9</text:span></text:p></draw:text-box></draw:frame><text:span text:style-name="T112">Toute règle qui exige que le type d'un nom ou d'une expression soit un type d'une certaine classe ; de même, toute règle qui nécessite </text:span><text:span text:style-name="T126">qu’</text:span><text:span text:style-name="T112">un certain type </text:span><text:span text:style-name="T126">soit</text:span><text:span text:style-name="T112"> un </text:span><text:span text:style-name="T126">type</text:span><text:span text:style-name="T112"> discret, entier, réel, universel, caractère, booléen ou non limité.</text:span></text:p>
        </text:list-item>
      </text:list>
      <text:p text:style-name="P45"/>
      <text:list text:continue-numbering="true" text:style-name="L1">
        <text:list-item>
          <text:p text:style-name="P154"><draw:frame text:anchor-type="paragraph" draw:z-index="48" draw:name="Text Frame 98" draw:style-name="gr2" draw:text-style-name="P166" svg:width="0.348cm" svg:height="0.384cm" svg:x="9.999cm" svg:y="0cm"><draw:text-box><text:p><text:span text:style-name="T163">10</text:span></text:p></draw:text-box></draw:frame>Toute règle qui exige qu'un préfixe soit approprié pour un certain type.</text:p>
        </text:list-item>
      </text:list>
      <text:p text:style-name="P45"/>
      <text:list text:continue-numbering="true" text:style-name="L1">
        <text:list-item>
          <text:p text:style-name="P119"><draw:frame text:anchor-type="paragraph" draw:z-index="49" draw:name="Text Frame 99" draw:style-name="gr2" draw:text-style-name="P166" svg:width="0.348cm" svg:height="0.384cm" svg:x="9.999cm" svg:y="0cm"><draw:text-box><text:p><text:span text:style-name="T163">11</text:span></text:p></draw:text-box></draw:frame><text:span text:style-name="T112">Toute règle qui spécifie un certain type comme type de résultat d'un</text:span><text:span text:style-name="T127">e </text:span><text:span text:style-name="T112">opération </text:span><text:span text:style-name="T127">de base</text:span><text:span text:style-name="T112">, et toute règle qui spécifie que ce type est d'un</text:span><text:span text:style-name="T127">e</text:span><text:span text:style-name="T112"> certain</text:span><text:span text:style-name="T127">e</text:span><text:span text:style-name="T112"> classe.</text:span></text:p>
          <text:p text:style-name="P120"><text:span text:style-name="T112"/></text:p>
        </text:list-item>
        <text:list-item>
          <text:p text:style-name="P120"><draw:frame text:anchor-type="paragraph" draw:z-index="50" draw:name="Text Frame 100" draw:style-name="gr2" draw:text-style-name="P166" svg:width="0.348cm" svg:height="0.384cm" svg:x="9.999cm" svg:y="0cm"><draw:text-box><text:p><text:span text:style-name="T163">12</text:span></text:p></draw:text-box></draw:frame><text:span text:style-name="T112">Les règles qui exigent que le type d'un agrégat ou d'un littéra</text:span><text:span text:style-name="T128">l</text:span><text:span text:style-name="T112"> chaîne soit déterminable uniquement à partir du contexte complet englobant (voir 4.3 <text:s text:c="3"/>et 4.2). De même, les règles qui exigent </text:span><text:span text:style-name="T128">que </text:span><text:span text:style-name="T112">le type du préfixe d’un attribut, le type de l'expression d'une instruction case, ou le <text:s text:c="3"/>type de l'opérande d'une conversion de type, </text:span><text:span text:style-name="T128">soit</text:span><text:span text:style-name="T112"> détermin</text:span><text:span text:style-name="T128">able</text:span><text:span text:style-name="T112"> indépendamment du contexte (voir 4.1.4, 5.4, 4.6 et 6.4.1).</text:span></text:p>
        </text:list-item>
      </text:list>
      <text:p text:style-name="P45"/>
      <text:list text:continue-numbering="true" text:style-name="L1">
        <text:list-item>
          <text:p text:style-name="P121"><draw:frame text:anchor-type="paragraph" draw:z-index="51" draw:name="Text Frame 101" draw:style-name="gr2" draw:text-style-name="P166" svg:width="0.348cm" svg:height="0.384cm" svg:x="9.999cm" svg:y="0cm"><draw:text-box><text:p><text:span text:style-name="T163">13</text:span></text:p></draw:text-box></draw:frame><text:span text:style-name="T112">Les règles données à la section 6.6, pour la résolution des appels de sous-programmes surcharg</text:span><text:span text:style-name="T129">és </text:span><text:span text:style-name="T112">; dans la section 4.6, pour les conversions implicites d’expressions universelles ; à la section 3.6.1, pour l’interprétation de</text:span><text:span text:style-name="T129">s </text:span><text:span text:style-name="T112">plages discrètes avec des limites de type universel ; et dans la section 4.1.3, pour l'interprétation d'un nom développé dont le préfixe désigne un sous-programme ou une instruction accept.</text:span></text:p>
        </text:list-item>
      </text:list>
      <text:p text:style-name="P45"><text:span text:style-name="T58"/></text:p>
      <text:p text:style-name="P45"><draw:frame text:anchor-type="paragraph" draw:z-index="52" draw:name="Text Frame 76" draw:style-name="gr2" draw:text-style-name="P166" svg:width="0.348cm" svg:height="0.384cm" svg:x="9.999cm" svg:y="0cm"><draw:text-box><text:p><text:span text:style-name="T163">14</text:span></text:p></draw:text-box></draw:frame><text:span text:style-name="T58">Les noms de sous-programmes utilisés comme arguments </text:span><text:span text:style-name="T62">de </text:span><text:span text:style-name="T58">pragma suivent une règle différente : le pragma peut s'appliquer à plusieurs sous-programmes surchargés, comme expliqué dans la section 6.3.2 pour le pragma INLINE, à la section 11.7 pour le pragma SUPPRESS, et dans la section 13.9 pour le pragma INTERFACE.</text:span></text:p>
      <text:p text:style-name="P45"><text:span text:style-name="T58"/></text:p>
      <text:p text:style-name="P45"><draw:frame text:anchor-type="paragraph" draw:z-index="53" draw:name="Text Frame 77" draw:style-name="gr2" draw:text-style-name="P166" svg:width="0.348cm" svg:height="0.384cm" svg:x="9.999cm" svg:y="0cm"><draw:text-box><text:p><text:span text:style-name="T163">15</text:span></text:p></draw:text-box></draw:frame><text:span text:style-name="T58">De même, les noms simples donnés dans les clauses </text:span><text:span text:style-name="T63">de </text:span><text:span text:style-name="T58">context</text:span><text:span text:style-name="T63">e</text:span><text:span text:style-name="T58"> (voir 10.1.1) et dans les clauses d'adresse (voir 13.5) suivent des règles différentes.</text:span></text:p>
      <text:p text:style-name="P6"/>
      <text:p text:style-name="P97">Note<text:span text:style-name="T111">s</text:span> :</text:p>
      <text:p text:style-name="P91"/>
      <text:p text:style-name="P91"><draw:frame text:anchor-type="paragraph" draw:z-index="54" draw:name="Text Frame 78" draw:style-name="gr1" draw:text-style-name="P166" svg:width="0.348cm" svg:height="0.384cm" svg:x="-0.499cm" svg:y="0cm"><draw:text-box><text:p><text:span text:style-name="T163">16</text:span></text:p></draw:text-box></draw:frame><text:span text:style-name="T58">S'il n'y a qu'une seule interprétation possible, l'identif</text:span><text:span text:style-name="T64">icateur</text:span><text:span text:style-name="T58"> désigne l’entité correspondante. Toutefois, cela ne signifie pas que </text:span><text:span text:style-name="T64">l’occurrence</text:span><text:span text:style-name="T58"> </text:span><text:span text:style-name="T64">soit</text:span><text:span text:style-name="T58"> nécessairement </text:span><text:span text:style-name="T64">licite</text:span><text:span text:style-name="T58"> puisqu'il existe d'autres exigences qui ne sont pas prises en compte pour la résolution de surcharge ; par exemple, le fait qu'une expression soit statique, les modes de</text:span><text:span text:style-name="T65">s</text:span><text:span text:style-name="T58"> paramètres, si un objet est constant, l</text:span><text:span text:style-name="T65">es règles de</text:span><text:span text:style-name="T58"> conformité, </text:span><text:span text:style-name="T65">le </text:span><text:span text:style-name="T58">forçage des occurrences pour une clause de représentation, </text:span><text:span text:style-name="T65">l’</text:span><text:span text:style-name="T58">ordre d’élaboration, etc.</text:span></text:p>
      <text:p text:style-name="P91"><text:span text:style-name="T58"/></text:p>
      <text:p text:style-name="P91"><draw:frame text:anchor-type="paragraph" draw:z-index="55" draw:name="Text Frame 80" draw:style-name="gr1" draw:text-style-name="P166" svg:width="0.348cm" svg:height="0.384cm" svg:x="-0.499cm" svg:y="0cm"><draw:text-box><text:p><text:span text:style-name="T163">17</text:span></text:p></draw:text-box></draw:frame><text:span text:style-name="T58">De même, les sous-types ne sont pas pris en compte pour la résolution des surcharges (le la violation d'une contrainte ne rend pas un programme </text:span><text:span text:style-name="T66">illicite</text:span><text:span text:style-name="T58"> mais soulève une exception lors de l'exécution du programme).</text:span></text:p>
      <text:p text:style-name="P91"><text:span text:style-name="T58"/></text:p>
      <text:p text:style-name="P99"><draw:frame text:anchor-type="paragraph" draw:z-index="56" draw:name="Text Frame 81" draw:style-name="gr1" draw:text-style-name="P166" svg:width="0.348cm" svg:height="0.384cm" svg:x="-0.499cm" svg:y="0cm"><draw:text-box><text:p><text:span text:style-name="T163">18</text:span></text:p></draw:text-box></draw:frame>Une spécification de paramètre de boucle est une déclaration, et donc un contexte complet.</text:p>
      <text:p text:style-name="P91"><text:span text:style-name="T58"/></text:p>
      <text:p text:style-name="P91"><draw:frame text:anchor-type="paragraph" draw:z-index="57" draw:name="Text Frame 91" draw:style-name="gr1" draw:text-style-name="P166" svg:width="0.348cm" svg:height="0.384cm" svg:x="-0.499cm" svg:y="0cm"><draw:text-box><text:p><text:span text:style-name="T163">19</text:span></text:p></draw:text-box></draw:frame><text:span text:style-name="T66">Les r</text:span><text:span text:style-name="T58">ègles qui exigent que certaines constructions aient le même </text:span><text:span text:style-name="T66">profil de </text:span><text:span text:style-name="T58">paramètre</text:span><text:span text:style-name="T66">s</text:span><text:span text:style-name="T58"> et </text:span><text:span text:style-name="T66">de </text:span><text:span text:style-name="T58">résultat relève</text:span><text:span text:style-name="T66">nt</text:span><text:span text:style-name="T58"> de la catégorie (a) ; il en va de même pour les règles qui exige</text:span><text:span text:style-name="T66">nt</text:span><text:span text:style-name="T58"> la conformité de deux constructions puisque la conformité exige que les noms correspondants </text:span><text:span text:style-name="T66">aient</text:span><text:span text:style-name="T58"> la même signification </text:span><text:span text:style-name="T66">d’après les règles de</text:span><text:span text:style-name="T58"> visibilité et de surcharge.</text:span></text:p>
      <text:p text:style-name="P91"/>
      <text:p text:style-name="P91"><draw:frame text:anchor-type="paragraph" draw:z-index="58" draw:name="Text Frame 102" draw:style-name="gr1" draw:text-style-name="P166" svg:width="0.348cm" svg:height="0.384cm" svg:x="-0.499cm" svg:y="0cm"><draw:text-box><text:p><text:span text:style-name="T163">20</text:span></text:p></draw:text-box></draw:frame><text:span text:style-name="T24">Références :</text:span><text:span text:style-name="T58"> agrégat 4.3, allocateur 4.8, affectation 5.2, opération de base 3.3.3, instruction </text:span><text:span text:style-name="T67">c</text:span><text:span text:style-name="T58">as</text:span><text:span text:style-name="T67">e</text:span><text:span text:style-name="T58"> 5.4, classe de type 3.3, déclaration 3.1, entrée 9.5, littéral énumér</text:span><text:span text:style-name="T67">é</text:span><text:span text:style-name="T58"> 3.5.1, exception 11, expression 4.4, partie formelle 6.1, identifiant 2.3, </text:span><text:span text:style-name="T67">licite</text:span><text:span text:style-name="T58"> 1.6, littéral 4.2, spécification des paramètres de boucle 5.5, test d'appartenance 4.5.2, nom 4.1, littéral nul</text:span><text:span text:style-name="T67">l</text:span><text:span text:style-name="T58"> 3.8, opération 3.3.3, opérateur 4.5, surcharge 6.6, pragma 2.8, clause de représentation 13.1, instruction 5, expression statique 4.9, sous-type statique 4.9, sous-programme 6, sous-type 3.3, conversion de type 4.6, visibilité 8.3</text:span></text:p>
      <text:p text:style-name="P91"/>
      <text:p text:style-name="P92"><draw:frame text:anchor-type="paragraph" draw:z-index="59" draw:name="Text Frame 103" draw:style-name="gr1" draw:text-style-name="P166" svg:width="0.348cm" svg:height="0.384cm" svg:x="-0.499cm" svg:y="0cm"><draw:text-box><text:p><text:span text:style-name="T163">21</text:span></text:p></draw:text-box></draw:frame><text:span text:style-name="T24">Règles de la forme (a) :</text:span><text:span text:style-name="T58"> clause d'adresse 13.5, affectation 5.2, choix 3.7.3 4.3.2 5.4, association de composants 4.3.1 4.3.2, règles de conformité 9.5, expression par défaut 3.7 3.7.1 6.1 12.1.1, instruction </text:span><text:span text:style-name="T68">delay</text:span><text:span text:style-name="T58"> 9.6, plage discrète 3.6.1 5.5 9.5, contrainte </text:span><text:span text:style-name="T68">de </text:span><text:span text:style-name="T58">discriminant 3.7.2, clause de représentation </text:span><text:span text:style-name="T68">d’énuméré</text:span><text:span text:style-name="T58"> 13.3, association de paramètres génériques 12.3.1, contrainte </text:span><text:span text:style-name="T68">d’indice</text:span><text:span text:style-name="T58"> 3.6.1, expression d'ind</text:span><text:span text:style-name="T68">ice</text:span><text:span text:style-name="T58"> 4.1.1 4.1.2 9.5, valeur initiale 3.2.1, test d'appartenance 4.5.2, association de paramètres 6.4.1, profil de type paramètre</text:span><text:span text:style-name="T68">s</text:span><text:span text:style-name="T58"> et résultat 8.5 12.3.6, expression qualifiée 4.7, contrainte de p</text:span><text:span text:style-name="T68">lage</text:span><text:span text:style-name="T58"> 3.5, renomm</text:span><text:span text:style-name="T68">age</text:span><text:span text:style-name="T58"> </text:span><text:span text:style-name="T68">d’un </text:span><text:span text:style-name="T58">objet 8.5, expression résultat 5.8</text:span></text:p>
      <text:p text:style-name="P92"><text:span text:style-name="T58"/></text:p>
      <text:p text:style-name="P93"><draw:frame text:anchor-type="paragraph" draw:z-index="60" draw:name="Text Frame 104" draw:style-name="gr1" draw:text-style-name="P166" svg:width="0.348cm" svg:height="0.384cm" svg:x="-0.499cm" svg:y="0cm"><draw:text-box><text:p><text:span text:style-name="T163">22</text:span></text:p></draw:text-box></draw:frame><text:span text:style-name="T24">Règles de la forme (b) :</text:span><text:span text:style-name="T58"> instruction </text:span><text:span text:style-name="T69">abort</text:span><text:span text:style-name="T58"> 9.10, affectation 5.2, expression </text:span><text:span text:style-name="T69">de case</text:span><text:span text:style-name="T58"> 5.4, condition 5.3 5.5 5.7 9.7.1, plage discrète 3.6.1 5.5 9.5, déclaration de type virgule fixe 3.5.9, déclaration de type virgule flottante 3.5.7, déclaration de type entier 3.5.4, clause de longueur 13.2, test d'appartenance 4.4, déclaration de n</text:span><text:span text:style-name="T69">ombre</text:span><text:span text:style-name="T58"> 3.2.2, clause de représentation d'enregistrement 13.4, composant</text:span><text:span text:style-name="T69">e </text:span><text:span text:style-name="T58">sélectionnée 4.1.3, forme de contrôle </text:span><text:span text:style-name="T69">en</text:span><text:span text:style-name="T58"> court-circuit 4.4, attribut val 3.5.5</text:span></text:p>
      <text:p text:style-name="P93"><text:span text:style-name="T58"/></text:p>
      <text:p text:style-name="P93"><draw:frame text:anchor-type="paragraph" draw:z-index="61" draw:name="Text Frame 105" draw:style-name="gr1" draw:text-style-name="P166" svg:width="0.348cm" svg:height="0.384cm" svg:x="-0.499cm" svg:y="0cm"><draw:text-box><text:p><text:span text:style-name="T163">23</text:span></text:p></draw:text-box></draw:frame><text:span text:style-name="T24">Règles de la forme (c) :</text:span><text:span text:style-name="T58"> composante indexée 4.1.1, composante sélectionnée 4.1.3, tranche 4.1.2</text:span></text:p>
      <text:p text:style-name="P93"><text:span text:style-name="T58"/></text:p>
      <text:p text:style-name="P94"><draw:frame text:anchor-type="paragraph" draw:z-index="62" draw:name="Text Frame 106" draw:style-name="gr1" draw:text-style-name="P166" svg:width="0.348cm" svg:height="0.384cm" svg:x="-0.499cm" svg:y="0cm"><draw:text-box><text:p><text:span text:style-name="T163">24</text:span></text:p></draw:text-box></draw:frame><text:span text:style-name="T24">Règles de la forme (d) :</text:span><text:span text:style-name="T58"> agrégat 4.3, allocateur 4.8, test d'appartenance 4.4, littéral nul</text:span><text:span text:style-name="T70">l</text:span><text:span text:style-name="T58"> 4.2, littéral numérique 2.4, form</text:span><text:span text:style-name="T70">e</text:span><text:span text:style-name="T58"> de contrôle </text:span><text:span text:style-name="T70">en</text:span><text:span text:style-name="T58"> court-circuit 4.4, littéral chaîne 4.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face style:name="Noto Sans Mono CJK SC" svg:font-family="'Noto Sans Mono CJK SC'" style:font-family-generic="modern" style:font-pitch="fixed"/>
    <style:font-face style:name="Noto Sans Mono1" svg:font-family="'Noto Sans Mono'" style:font-family-generic="swiss" style:font-pitch="variable"/>
    <style:font-face style:name="Noto Sans Mono2"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family-generic="swiss" style:font-pitch="variable"/>
    <style:font-face style:name="Source Sans Pro1" svg:font-family="'Source Sans Pro'" style:font-adornments="Regular" style:font-family-generic="swiss"/>
    <style:font-face style:name="Source Sans Pro2" svg:font-family="'Source Sans Pro'" style:font-adornments="Regular" style:font-family-generic="swiss" style:font-pitch="variable"/>
    <style:font-face style:name="Ubuntu" svg:font-family="Ubuntu" style:font-pitch="variable"/>
    <style:font-face style:name="Ubuntu Mono" svg:font-family="'Ubuntu Mono'" style:font-pitch="fixed"/>
    <style:font-face style:name="Ubuntu1" svg:font-family="Ubuntu"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75cm" style:type="center"/>
          <style:tab-stop style:position="9.5cm" style:type="right"/>
        </style:tab-stops>
      </style:paragraph-properties>
    </style:style>
    <style:style style:name="Footer" style:family="paragraph" style:parent-style-name="Header_20_and_20_Footer" style:class="extra">
      <style:paragraph-properties text:number-lines="false" text:line-number="0">
        <style:tab-stops>
          <style:tab-stop style:position="4.75cm" style:type="center"/>
          <style:tab-stop style:position="9.5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Noto Sans Mono2" fo:font-family="'Noto Sans Mono'" style:font-style-name="Bold" style:font-family-generic="swiss" style:font-pitch="variable" fo:font-size="7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oto Sans Mono2" fo:font-family="'Noto Sans Mono'" style:font-style-name="Bold" style:font-family-generic="swiss" style:font-pitch="variable" fo:font-size="7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Noto Sans Mono2" fo:font-family="'Noto Sans Mono'" style:font-style-name="Bold" style:font-family-generic="swiss" style:font-pitch="variable" fo:font-size="7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style:text-properties style:font-name="Ubuntu1" fo:font-family="Ubuntu" style:font-style-name="Regular" style:font-pitch="variable" fo:font-size="8pt"/>
    </style:style>
    <style:style style:name="List_20_Contents" style:display-name="List Contents" style:family="paragraph" style:parent-style-name="Standard" style:class="html">
      <style:paragraph-properties fo:margin-left="1cm"/>
    </style:style>
    <style:style style:name="Header" style:family="paragraph" style:parent-style-name="Header_20_and_20_Footer" style:class="extra">
      <style:paragraph-properties text:number-lines="false" text:line-number="0">
        <style:tab-stops>
          <style:tab-stop style:position="4.75cm" style:type="center"/>
          <style:tab-stop style:position="9.5cm" style:type="right"/>
        </style:tab-stops>
      </style:paragraph-properties>
    </style:style>
    <style:style style:name="Numbering_20_Symbols" style:display-name="Numbering Symbols" style:family="text">
      <style:text-properties style:font-name="Source Sans Pro2" fo:font-family="'Source Sans Pro'" style:font-style-name="Regular" style:font-family-generic="swiss" style:font-pitch="variable" fo:font-size="8pt" style:font-size-asian="5.3000001907348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Source Sans Pro2" fo:font-family="'Source Sans Pro'" style:font-style-name="Regular" style:font-family-generic="swiss" style:font-pitch="variable" fo:font-size="6pt"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text:start-value="2">
        <style:list-level-properties text:list-level-position-and-space-mode="label-alignment" fo:text-align="center">
          <style:list-level-label-alignment text:label-followed-by="space" fo:text-indent="1.0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Source Sans Pro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MT1" style:family="text">
      <style:text-properties fo:font-weight="normal" officeooo:rsid="009e587e" style:font-weight-asian="normal" style:font-weight-complex="normal"/>
    </style:style>
    <style:style style:name="MT2" style:family="text">
      <style:text-properties fo:font-weight="normal" officeooo:rsid="002e3f11" style:font-weight-asian="normal"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style:font-style-asian="italic" style:font-weight-asian="normal" style:font-style-complex="italic" style:font-weight-complex="normal"/>
    </style:style>
    <style:page-layout style:name="Mpm1" style:page-usage="mirrored">
      <style:page-layout-properties fo:page-width="12cm" fo:page-height="19.001cm" style:num-format="1" style:print-orientation="portrait" fo:margin-top="1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chapter text:display="plain-number" text:outline-level="1">2</text:chapter></text:span><text:span text:style-name="MT2">-</text:span><text:span text:style-name="MT2"><text:page-number text:select-page="current">13</text:page-number></text:span><text:span text:style-name="MT3"><text:tab/></text:span><text:span text:style-name="MT4"><text:chapter text:display="name" text:outline-level="3">Le contexte de résolution de surcharge</text:chapter></text:span><text:span text:style-name="MT4"><text:chapter text:display="number" text:outline-level="3"> 2.7 </text:chapter></text:span></text:p>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5T16:03:53.974907203</meta:creation-date>
    <dc:date>2024-08-03T23:20:38.988452768</dc:date>
    <meta:editing-duration>P10DT2H20M37S</meta:editing-duration>
    <meta:editing-cycles>309</meta:editing-cycles>
    <meta:generator>LibreOffice/24.2.4.2$Linux_X86_64 LibreOffice_project/51a6219feb6075d9a4c46691dcfe0cd9c4fff3c2</meta:generator>
    <meta:document-statistic meta:table-count="0" meta:image-count="0" meta:object-count="0" meta:page-count="13" meta:paragraph-count="221" meta:word-count="4358" meta:character-count="28315" meta:non-whitespace-character-count="23797"/>
  </office:meta>
</office:document-meta>
</file>